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99" draw:textarea-horizontal-align="justify" draw:textarea-vertical-align="middle" draw:auto-grow-height="false" fo:min-height="0.456cm" fo:min-width="0.402cm"/>
    </style:style>
    <style:style style:name="gr2" style:family="graphic" style:parent-style-name="objectwithoutfill">
      <style:graphic-properties draw:marker-start="Circle" draw:marker-end="Arrow" draw:marker-end-width="0.3cm" draw:fill="none" draw:textarea-vertical-align="middle"/>
    </style:style>
    <style:style style:name="gr3" style:family="graphic" style:parent-style-name="standard">
      <style:graphic-properties draw:fill-color="#ff3333" draw:textarea-horizontal-align="justify" draw:textarea-vertical-align="middle" draw:auto-grow-height="false" fo:min-height="0.464cm" fo:min-width="0.214cm"/>
    </style:style>
    <style:style style:name="gr4" style:family="graphic" style:parent-style-name="standard">
      <style:graphic-properties draw:textarea-horizontal-align="justify" draw:textarea-vertical-align="middle" draw:auto-grow-height="false" fo:min-height="1.75cm" fo:min-width="2.5cm"/>
    </style:style>
    <style:style style:name="gr5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 fo:min-height="0.751cm" fo:min-width="1.796cm"/>
    </style:style>
    <style:style style:name="gr7" style:family="graphic" style:parent-style-name="默认_5f_1">
      <style:graphic-properties draw:textarea-horizontal-align="justify" draw:textarea-vertical-align="middle" draw:auto-grow-height="false" fo:min-height="1.337cm" fo:min-width="2.5cm"/>
    </style:style>
    <style:style style:name="gr8" style:family="graphic" style:parent-style-name="默认_5f_1">
      <style:graphic-properties draw:stroke="none" svg:stroke-color="#000000" draw:fill="none" draw:fill-color="#ffffff" draw:textarea-horizontal-align="left" draw:auto-grow-height="true" draw:auto-grow-width="false" fo:min-height="1.11cm" fo:min-width="0cm"/>
    </style:style>
    <style:style style:name="gr9" style:family="graphic" style:parent-style-name="默认_5f_1">
      <style:graphic-properties draw:textarea-horizontal-align="justify" draw:textarea-vertical-align="middle" draw:auto-grow-height="false" fo:min-height="0.15cm" fo:min-width="19.2cm"/>
    </style:style>
    <style:style style:name="gr10" style:family="graphic" style:parent-style-name="默认_5f_1">
      <style:graphic-properties draw:fill-color="#ccff00" draw:textarea-horizontal-align="justify" draw:textarea-vertical-align="middle" draw:auto-grow-height="false" fo:min-height="0.15cm" fo:min-width="19.2cm"/>
    </style:style>
    <style:style style:name="gr11" style:family="graphic" style:parent-style-name="默认_5f_1">
      <style:graphic-properties draw:fill-color="#b2b2b2" draw:textarea-horizontal-align="justify" draw:textarea-vertical-align="middle" draw:auto-grow-height="false" fo:min-height="0.751cm" fo:min-width="1.796cm"/>
    </style:style>
    <style:style style:name="gr12" style:family="graphic" style:parent-style-name="默认_5f_1">
      <style:graphic-properties draw:textarea-horizontal-align="justify" draw:textarea-vertical-align="middle" draw:auto-grow-height="false" fo:min-height="1.751cm" fo:min-width="1.03cm"/>
    </style:style>
    <style:style style:name="gr13" style:family="graphic" style:parent-style-name="无填充的对象_5f_1">
      <style:graphic-properties svg:stroke-width="0.1cm" svg:stroke-color="#000000" draw:fill="solid" draw:fill-color="#66ccff" draw:textarea-horizontal-align="center" draw:textarea-vertical-align="middle" fo:padding-top="0.175cm" fo:padding-bottom="0.175cm" fo:padding-left="0.3cm" fo:padding-right="0.3cm"/>
    </style:style>
    <style:style style:name="gr14" style:family="graphic" style:parent-style-name="objectwithoutfill">
      <style:graphic-properties draw:marker-end="Arrow" draw:marker-end-width="0.3cm" draw:fill="none" draw:textarea-vertical-align="middle"/>
    </style:style>
    <style:style style:name="gr15" style:family="graphic" style:parent-style-name="standard">
      <style:graphic-properties draw:textarea-horizontal-align="justify" draw:textarea-vertical-align="middle" draw:auto-grow-height="false" fo:min-height="0.15cm" fo:min-width="1.9cm"/>
    </style:style>
    <style:style style:name="gr16" style:family="graphic" style:parent-style-name="standard">
      <style:graphic-properties draw:fill-color="#ccff00" draw:textarea-horizontal-align="justify" draw:textarea-vertical-align="middle" draw:auto-grow-height="false" fo:min-height="0cm" fo:min-width="1.182cm"/>
    </style:style>
    <style:style style:name="gr17" style:family="graphic" style:parent-style-name="standard">
      <style:graphic-properties draw:textarea-horizontal-align="justify" draw:textarea-vertical-align="middle" draw:auto-grow-height="false" fo:min-height="0cm" fo:min-width="1.424cm"/>
    </style:style>
    <style:style style:name="gr18" style:family="graphic" style:parent-style-name="standard">
      <style:graphic-properties draw:fill-color="#ccff00" draw:textarea-horizontal-align="justify" draw:textarea-vertical-align="middle" draw:auto-grow-height="false" fo:min-height="0cm" fo:min-width="6.938cm"/>
    </style:style>
    <style:style style:name="gr19" style:family="graphic" style:parent-style-name="objectwithoutfill">
      <style:graphic-properties draw:stroke="dash" draw:stroke-dash="Ultrafine_20_Dashed"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20" style:family="graphic" style:parent-style-name="standard">
      <style:graphic-properties draw:textarea-horizontal-align="justify" draw:textarea-vertical-align="middle" draw:auto-grow-height="false" fo:min-height="1.051cm" fo:min-width="0.994cm"/>
    </style:style>
    <style:style style:name="gr21" style:family="graphic" style:parent-style-name="默认_5f_1">
      <style:graphic-properties draw:textarea-horizontal-align="justify" draw:textarea-vertical-align="middle" draw:auto-grow-height="false" fo:min-height="0.751cm" fo:min-width="1.796cm"/>
    </style:style>
    <style:style style:name="gr22" style:family="graphic" style:parent-style-name="standard">
      <style:graphic-properties draw:textarea-horizontal-align="justify" draw:textarea-vertical-align="middle" draw:auto-grow-height="false" fo:min-height="0cm" fo:min-width="1.584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234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606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432cm"/>
    </style:style>
    <style:style style:name="gr26" style:family="graphic" style:parent-style-name="standard">
      <style:graphic-properties draw:textarea-horizontal-align="justify" draw:textarea-vertical-align="middle" draw:auto-grow-height="false" fo:min-height="0.75cm" fo:min-width="2.5cm"/>
    </style:style>
    <style:style style:name="gr27" style:family="graphic" style:parent-style-name="standard">
      <style:graphic-properties draw:fill="none" draw:textarea-horizontal-align="justify" draw:textarea-vertical-align="middle" draw:auto-grow-height="false" fo:min-height="4.75cm" fo:min-width="11.5cm"/>
    </style:style>
    <style:style style:name="gr28" style:family="graphic" style:parent-style-name="standard">
      <style:graphic-properties draw:textarea-horizontal-align="justify" draw:textarea-vertical-align="middle" draw:auto-grow-height="false" fo:min-height="0.25cm" fo:min-width="3cm"/>
    </style:style>
    <style:style style:name="gr29" style:family="graphic" style:parent-style-name="objectwithoutfill">
      <style:graphic-properties draw:marker-end="Arrow" draw:marker-end-width="0.3cm" draw:fill="none" draw:textarea-vertical-align="middle"/>
    </style:style>
    <style:style style:name="gr30" style:family="graphic" style:parent-style-name="standard">
      <style:graphic-properties draw:textarea-horizontal-align="justify" draw:textarea-vertical-align="middle" draw:auto-grow-height="false" fo:min-height="0.544cm" fo:min-width="0.501cm"/>
    </style:style>
    <style:style style:name="gr31" style:family="graphic" style:parent-style-name="standard">
      <style:graphic-properties draw:textarea-horizontal-align="justify" draw:textarea-vertical-align="middle" draw:auto-grow-height="false" fo:min-height="0.544cm" fo:min-width="0.501cm"/>
    </style:style>
    <style:style style:name="gr32" style:family="graphic" style:parent-style-name="standard">
      <style:graphic-properties draw:textarea-horizontal-align="justify" draw:textarea-vertical-align="middle" draw:auto-grow-height="false" fo:min-height="0.751cm" fo:min-width="0.168cm"/>
    </style:style>
    <style:style style:name="gr33" style:family="graphic" style:parent-style-name="standard">
      <style:graphic-properties draw:textarea-horizontal-align="justify" draw:textarea-vertical-align="middle" draw:auto-grow-height="false" fo:min-height="0.034cm" fo:min-width="0cm"/>
    </style:style>
    <style:style style:name="gr34" style:family="graphic" style:parent-style-name="standard">
      <style:graphic-properties draw:textarea-vertical-align="middle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6cm" fo:min-width="0cm"/>
    </style:style>
    <style:style style:name="gr36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37" style:family="graphic" style:parent-style-name="standard">
      <style:graphic-properties draw:fill="none" draw:textarea-horizontal-align="justify" draw:textarea-vertical-align="middle" draw:auto-grow-height="false" fo:min-height="12.55cm" fo:min-width="17.5cm"/>
    </style:style>
    <style:style style:name="gr38" style:family="graphic" style:parent-style-name="standard">
      <style:graphic-properties draw:textarea-horizontal-align="justify" draw:textarea-vertical-align="middle" draw:auto-grow-height="false" fo:min-height="0.8cm" fo:min-width="3.15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1" style:family="graphic" style:parent-style-name="standard">
      <style:graphic-properties draw:fill="none" draw:textarea-horizontal-align="justify" draw:textarea-vertical-align="middle" draw:auto-grow-height="false" fo:min-height="2.528cm" fo:min-width="1.352cm"/>
    </style:style>
    <style:style style:name="gr42" style:family="graphic" style:parent-style-name="standard">
      <style:graphic-properties draw:textarea-horizontal-align="justify" draw:textarea-vertical-align="middle" draw:auto-grow-height="false" fo:min-height="0cm" fo:min-width="0.201cm"/>
    </style:style>
    <style:style style:name="gr43" style:family="graphic" style:parent-style-name="standard">
      <style:graphic-properties draw:textarea-horizontal-align="justify" draw:textarea-vertical-align="middle" draw:auto-grow-height="false" fo:min-height="0cm" fo:min-width="0.2cm"/>
    </style:style>
    <style:style style:name="gr44" style:family="graphic" style:parent-style-name="standard">
      <style:graphic-properties draw:textarea-horizontal-align="justify" draw:textarea-vertical-align="middle" draw:auto-grow-height="false" fo:min-height="0.276cm" fo:min-width="0cm"/>
    </style:style>
    <style:style style:name="gr45" style:family="graphic" style:parent-style-name="standard">
      <style:graphic-properties draw:textarea-horizontal-align="justify" draw:textarea-vertical-align="middle" draw:auto-grow-height="false" fo:min-height="0.275cm" fo:min-width="0cm"/>
    </style:style>
    <style:style style:name="gr46" style:family="graphic" style:parent-style-name="standard">
      <style:graphic-properties draw:textarea-horizontal-align="justify" draw:textarea-vertical-align="middle" draw:auto-grow-height="false" fo:min-height="0.65cm" fo:min-width="0.9cm"/>
    </style:style>
    <style:style style:name="gr47" style:family="graphic" style:parent-style-name="standard">
      <style:graphic-properties draw:fill="none" draw:textarea-horizontal-align="justify" draw:textarea-vertical-align="middle" draw:auto-grow-height="false" fo:min-height="2.528cm" fo:min-width="1.352cm"/>
    </style:style>
    <style:style style:name="gr48" style:family="graphic" style:parent-style-name="standard">
      <style:graphic-properties draw:stroke="none" svg:stroke-color="#000000" draw:fill="none" draw:fill-color="#ffffff" fo:min-height="0.712cm"/>
    </style:style>
    <style:style style:name="gr49" style:family="graphic" style:parent-style-name="无填充的对象_5f_1">
      <style:graphic-properties draw:marker-end="Arrow" draw:marker-end-width="0.3cm" draw:fill="none" draw:textarea-vertical-align="middle"/>
    </style:style>
    <style:style style:name="gr50" style:family="graphic" style:parent-style-name="默认_5f_1">
      <style:graphic-properties draw:fill-color="#b2b2b2" draw:textarea-horizontal-align="justify" draw:textarea-vertical-align="middle" draw:auto-grow-height="false" fo:min-height="0.751cm" fo:min-width="1.03cm"/>
    </style:style>
    <style:style style:name="gr51" style:family="graphic" style:parent-style-name="默认_5f_1">
      <style:graphic-properties draw:fill-color="#ccff00" draw:textarea-horizontal-align="justify" draw:textarea-vertical-align="middle" draw:auto-grow-height="false" fo:min-height="0.15cm" fo:min-width="26.5cm"/>
    </style:style>
    <style:style style:name="gr52" style:family="graphic" style:parent-style-name="默认_5f_1">
      <style:graphic-properties draw:fill-color="#ccff00" draw:textarea-horizontal-align="justify" draw:textarea-vertical-align="middle" draw:auto-grow-height="false" fo:min-height="1.55cm" fo:min-width="0cm"/>
    </style:style>
    <style:style style:name="gr53" style:family="graphic" style:parent-style-name="默认_5f_1">
      <style:graphic-properties draw:textarea-horizontal-align="justify" draw:textarea-vertical-align="middle" draw:auto-grow-height="false" fo:min-height="0.15cm" fo:min-width="25.2cm"/>
    </style:style>
    <style:style style:name="gr54" style:family="graphic" style:parent-style-name="默认_5f_1">
      <style:graphic-properties draw:textarea-horizontal-align="justify" draw:textarea-vertical-align="middle" draw:auto-grow-height="false" fo:min-height="0.751cm" fo:min-width="1.03cm"/>
    </style:style>
    <style:style style:name="gr55" style:family="graphic" style:parent-style-name="默认_5f_1">
      <style:graphic-properties draw:textarea-horizontal-align="justify" draw:textarea-vertical-align="middle" draw:auto-grow-height="false" fo:min-height="0.751cm" fo:min-width="1.029cm"/>
    </style:style>
    <style:style style:name="gr56" style:family="graphic" style:parent-style-name="默认_5f_1">
      <style:graphic-properties draw:textarea-horizontal-align="justify" draw:textarea-vertical-align="middle" draw:auto-grow-height="false" fo:min-height="0.232cm" fo:min-width="0cm"/>
    </style:style>
    <style:style style:name="gr57" style:family="graphic" style:parent-style-name="默认_5f_1">
      <style:graphic-properties draw:textarea-horizontal-align="justify" draw:textarea-vertical-align="middle" draw:auto-grow-height="false" fo:min-height="0.35cm" fo:min-width="0.5cm"/>
    </style:style>
    <style:style style:name="gr58" style:family="graphic" style:parent-style-name="默认_5f_1">
      <style:graphic-properties draw:textarea-horizontal-align="justify" draw:textarea-vertical-align="middle" draw:auto-grow-height="false" fo:min-height="0.456cm" fo:min-width="0.206cm"/>
    </style:style>
    <style:style style:name="gr59" style:family="graphic" style:parent-style-name="默认_5f_1">
      <style:graphic-properties draw:textarea-horizontal-align="justify" draw:textarea-vertical-align="middle" draw:auto-grow-height="false" fo:min-height="1.751cm" fo:min-width="1.796cm"/>
    </style:style>
    <style:style style:name="gr60" style:family="graphic" style:parent-style-name="默认_5f_1">
      <style:graphic-properties draw:fill-color="#ccff00" draw:textarea-horizontal-align="justify" draw:textarea-vertical-align="middle" draw:auto-grow-height="false" fo:min-height="1.325cm" fo:min-width="0cm"/>
    </style:style>
    <style:style style:name="gr61" style:family="graphic" style:parent-style-name="默认_5f_1">
      <style:graphic-properties draw:textarea-horizontal-align="justify" draw:textarea-vertical-align="middle" draw:auto-grow-height="false" fo:min-height="2.201cm" fo:min-width="0cm"/>
    </style:style>
    <style:style style:name="gr62" style:family="graphic" style:parent-style-name="默认_5f_1">
      <style:graphic-properties draw:fill-color="#ccff00" draw:textarea-horizontal-align="justify" draw:textarea-vertical-align="middle" draw:auto-grow-height="false" fo:min-height="3.075cm" fo:min-width="0cm"/>
    </style:style>
    <style:style style:name="gr63" style:family="graphic" style:parent-style-name="默认_5f_1">
      <style:graphic-properties draw:textarea-horizontal-align="justify" draw:textarea-vertical-align="middle" draw:auto-grow-height="false" fo:min-height="1.994cm" fo:min-width="0cm"/>
    </style:style>
    <style:style style:name="gr64" style:family="graphic" style:parent-style-name="默认_5f_1">
      <style:graphic-properties draw:fill-color="#ccff00" draw:textarea-horizontal-align="justify" draw:textarea-vertical-align="middle" draw:auto-grow-height="false" fo:min-height="2.113cm" fo:min-width="0cm"/>
    </style:style>
    <style:style style:name="gr65" style:family="graphic" style:parent-style-name="默认_5f_1">
      <style:graphic-properties draw:textarea-horizontal-align="justify" draw:textarea-vertical-align="middle" draw:auto-grow-height="false" fo:min-height="1.032cm" fo:min-width="0cm"/>
    </style:style>
    <style:style style:name="gr66" style:family="graphic" style:parent-style-name="默认_5f_1">
      <style:graphic-properties draw:textarea-horizontal-align="justify" draw:textarea-vertical-align="middle" draw:auto-grow-height="false" fo:min-height="1.338cm" fo:min-width="2.501cm"/>
    </style:style>
    <style:style style:name="gr67" style:family="graphic" style:parent-style-name="默认_5f_1">
      <style:graphic-properties draw:stroke="none" svg:stroke-color="#000000" draw:fill="none" draw:fill-color="#ffffff" draw:textarea-horizontal-align="left" draw:auto-grow-height="true" draw:auto-grow-width="false" fo:min-height="1.111cm" fo:min-width="0cm"/>
    </style:style>
    <style:style style:name="gr68" style:family="graphic" style:parent-style-name="默认_5f_1">
      <style:graphic-properties draw:fill-color="#ccff00" draw:textarea-horizontal-align="justify" draw:textarea-vertical-align="middle" draw:auto-grow-height="false" fo:min-height="1.238cm" fo:min-width="0cm"/>
    </style:style>
    <style:style style:name="gr69" style:family="graphic" style:parent-style-name="默认_5f_1">
      <style:graphic-properties draw:textarea-horizontal-align="justify" draw:textarea-vertical-align="middle" draw:auto-grow-height="false" fo:min-height="1.914cm" fo:min-width="0cm"/>
    </style:style>
    <style:style style:name="gr70" style:family="graphic" style:parent-style-name="默认_5f_1">
      <style:graphic-properties draw:fill-color="#00ccff" draw:textarea-horizontal-align="justify" draw:textarea-vertical-align="middle" draw:auto-grow-height="false" fo:min-height="8.75cm" fo:min-width="0cm"/>
    </style:style>
    <style:style style:name="gr71" style:family="graphic" style:parent-style-name="默认_5f_1">
      <style:graphic-properties draw:fill-color="#00ccff" draw:textarea-horizontal-align="justify" draw:textarea-vertical-align="middle" draw:auto-grow-height="false" fo:min-height="0.05cm" fo:min-width="1.426cm"/>
    </style:style>
    <style:style style:name="gr72" style:family="graphic" style:parent-style-name="默认_5f_1">
      <style:graphic-properties draw:stroke="none" svg:stroke-color="#000000" draw:fill="none" draw:fill-color="#ffffff" draw:textarea-horizontal-align="left" draw:auto-grow-height="true" draw:auto-grow-width="true" fo:min-height="0.556cm" fo:min-width="1.822cm"/>
    </style:style>
    <style:style style:name="gr73" style:family="graphic" style:parent-style-name="默认_5f_1">
      <style:graphic-properties draw:stroke="none" svg:stroke-color="#000000" draw:fill="none" draw:fill-color="#ffffff" draw:textarea-horizontal-align="left" draw:auto-grow-height="true" draw:auto-grow-width="true" fo:min-height="0.556cm" fo:min-width="1.052cm"/>
    </style:style>
    <style:style style:name="gr74" style:family="graphic" style:parent-style-name="默认_5f_1">
      <style:graphic-properties draw:stroke="none" svg:stroke-color="#000000" draw:fill="none" draw:fill-color="#ffffff" draw:textarea-horizontal-align="left" draw:auto-grow-height="true" draw:auto-grow-width="true" fo:min-height="1.111cm" fo:min-width="1.767cm"/>
    </style:style>
    <style:style style:name="gr75" style:family="graphic" style:parent-style-name="默认_5f_1">
      <style:graphic-properties draw:textarea-horizontal-align="justify" draw:textarea-vertical-align="middle" draw:auto-grow-height="false" fo:min-height="1.15cm" fo:min-width="0cm"/>
    </style:style>
    <style:style style:name="gr76" style:family="graphic" style:parent-style-name="默认_5f_1">
      <style:graphic-properties draw:textarea-horizontal-align="justify" draw:textarea-vertical-align="middle" draw:auto-grow-height="false" fo:min-height="0.75cm" fo:min-width="2.5cm"/>
    </style:style>
    <style:style style:name="gr77" style:family="graphic" style:parent-style-name="默认_5f_1">
      <style:graphic-properties draw:stroke="none" svg:stroke-color="#000000" draw:fill="none" draw:fill-color="#ffffff" draw:textarea-horizontal-align="left" draw:auto-grow-height="true" draw:auto-grow-width="true" fo:min-height="0.556cm" fo:min-width="2.542cm"/>
    </style:style>
    <style:style style:name="gr78" style:family="graphic" style:parent-style-name="默认_5f_1">
      <style:graphic-properties draw:stroke="none" svg:stroke-color="#000000" draw:fill="none" draw:fill-color="#ffffff" draw:textarea-horizontal-align="left" draw:auto-grow-height="true" draw:auto-grow-width="false" fo:min-height="1.666cm" fo:min-width="0cm"/>
    </style:style>
    <style:style style:name="gr79" style:family="graphic" style:parent-style-name="默认_5f_1">
      <style:graphic-properties draw:textarea-horizontal-align="justify" draw:textarea-vertical-align="middle" draw:auto-grow-height="false" fo:min-height="0.15cm" fo:min-width="14.7cm"/>
    </style:style>
    <style:style style:name="gr80" style:family="graphic" style:parent-style-name="默认_5f_1">
      <style:graphic-properties draw:fill-color="#ccff00" draw:textarea-horizontal-align="justify" draw:textarea-vertical-align="middle" draw:auto-grow-height="false" fo:min-height="0.15cm" fo:min-width="13.9cm"/>
    </style:style>
    <style:style style:name="gr81" style:family="graphic" style:parent-style-name="standard">
      <style:graphic-properties draw:fill-color="#ccff00" draw:textarea-horizontal-align="justify" draw:textarea-vertical-align="middle" draw:auto-grow-height="false" fo:min-height="0.05cm" fo:min-width="0.813cm"/>
    </style:style>
    <style:style style:name="gr82" style:family="graphic" style:parent-style-name="standard">
      <style:graphic-properties draw:textarea-horizontal-align="justify" draw:textarea-vertical-align="middle" draw:auto-grow-height="false" fo:min-height="0.05cm" fo:min-width="17.7cm"/>
    </style:style>
    <style:style style:name="gr83" style:family="graphic" style:parent-style-name="standard">
      <style:graphic-properties draw:textarea-horizontal-align="justify" draw:textarea-vertical-align="middle" draw:auto-grow-height="false" fo:min-height="0.392cm" fo:min-width="0cm"/>
    </style:style>
    <style:style style:name="gr84" style:family="graphic" style:parent-style-name="默认_5f_1">
      <style:graphic-properties draw:fill-color="#ccff00" draw:textarea-horizontal-align="justify" draw:textarea-vertical-align="middle" draw:auto-grow-height="false" fo:min-height="16.35cm" fo:min-width="0cm"/>
    </style:style>
    <style:style style:name="gr85" style:family="graphic" style:parent-style-name="standard">
      <style:graphic-properties draw:fill-color="#ccff00" draw:textarea-horizontal-align="justify" draw:textarea-vertical-align="middle" draw:auto-grow-height="false" fo:min-height="1.032cm" fo:min-width="0cm"/>
    </style:style>
    <style:style style:name="gr86" style:family="graphic" style:parent-style-name="standard">
      <style:graphic-properties draw:fill="none" draw:textarea-horizontal-align="justify" draw:textarea-vertical-align="middle" draw:auto-grow-height="false" fo:min-height="7.45cm" fo:min-width="8.5cm"/>
    </style:style>
    <style:style style:name="gr87" style:family="graphic" style:parent-style-name="standard">
      <style:graphic-properties draw:fill="none" draw:textarea-horizontal-align="justify" draw:textarea-vertical-align="middle" draw:auto-grow-height="false" fo:min-height="4.85cm" fo:min-width="10.5cm"/>
    </style:style>
    <style:style style:name="gr88" style:family="graphic" style:parent-style-name="standard">
      <style:graphic-properties draw:fill-color="#ccff00" draw:textarea-horizontal-align="justify" draw:textarea-vertical-align="middle" draw:auto-grow-height="false" fo:min-height="0cm" fo:min-width="0.463cm"/>
    </style:style>
    <style:style style:name="gr89" style:family="graphic" style:parent-style-name="standard">
      <style:graphic-properties draw:textarea-horizontal-align="justify" draw:textarea-vertical-align="middle" draw:auto-grow-height="false" fo:min-height="0cm" fo:min-width="1.163cm"/>
    </style:style>
    <style:style style:name="gr90" style:family="graphic" style:parent-style-name="standard">
      <style:graphic-properties draw:textarea-horizontal-align="justify" draw:textarea-vertical-align="middle" draw:auto-grow-height="false" fo:min-height="0cm" fo:min-width="2.038cm"/>
    </style:style>
    <style:style style:name="gr9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23cm"/>
    </style:style>
    <style:style style:name="gr92" style:family="graphic" style:parent-style-name="standard">
      <style:graphic-properties draw:textarea-horizontal-align="justify" draw:textarea-vertical-align="middle" draw:auto-grow-height="false" fo:min-height="0.751cm" fo:min-width="1.292cm"/>
    </style:style>
    <style:style style:name="gr93" style:family="graphic" style:parent-style-name="standard">
      <style:graphic-properties draw:fill="none" draw:textarea-horizontal-align="justify" draw:textarea-vertical-align="middle" draw:auto-grow-height="false" fo:min-height="0.25cm" fo:min-width="2cm"/>
    </style:style>
    <style:style style:name="gr94" style:family="graphic" style:parent-style-name="standard">
      <style:graphic-properties draw:fill-color="#ffff99" draw:textarea-horizontal-align="justify" draw:textarea-vertical-align="middle" draw:auto-grow-height="false" fo:min-height="0.456cm" fo:min-width="0.402cm"/>
    </style:style>
    <style:style style:name="gr95" style:family="graphic" style:parent-style-name="standard">
      <style:graphic-properties draw:textarea-horizontal-align="justify" draw:textarea-vertical-align="middle" draw:auto-grow-height="false" fo:min-height="1.024cm" fo:min-width="1.34cm"/>
    </style:style>
    <style:style style:name="gr96" style:family="graphic" style:parent-style-name="standard">
      <style:graphic-properties draw:textarea-horizontal-align="justify" draw:textarea-vertical-align="middle" draw:auto-grow-height="false" fo:min-height="1.751cm" fo:min-width="1.292cm"/>
    </style:style>
    <style:style style:name="gr97" style:family="graphic" style:parent-style-name="standard">
      <style:graphic-properties draw:textarea-horizontal-align="justify" draw:textarea-vertical-align="middle" draw:auto-grow-height="false" fo:min-height="0.6cm" fo:min-width="0.5cm"/>
    </style:style>
    <style:style style:name="gr98" style:family="graphic" style:parent-style-name="standard">
      <style:graphic-properties draw:fill="none" draw:textarea-horizontal-align="justify" draw:textarea-vertical-align="middle" draw:auto-grow-height="false" fo:min-height="0.6cm" fo:min-width="0.5cm"/>
    </style:style>
    <style:style style:name="gr99" style:family="graphic" style:parent-style-name="standard">
      <style:graphic-properties draw:textarea-horizontal-align="justify" draw:textarea-vertical-align="middle" draw:auto-grow-height="false" fo:min-height="0.85cm" fo:min-width="3.5cm"/>
    </style:style>
    <style:style style:name="gr10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8.833cm"/>
    </style:style>
    <style:style style:name="gr10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56cm" fo:min-width="11.576cm"/>
    </style:style>
    <style:style style:name="gr102" style:family="graphic" style:parent-style-name="standard">
      <style:graphic-properties draw:textarea-horizontal-align="justify" draw:textarea-vertical-align="middle" draw:auto-grow-height="false" fo:min-height="0.751cm" fo:min-width="0.696cm"/>
    </style:style>
    <style:style style:name="gr103" style:family="graphic" style:parent-style-name="standard">
      <style:graphic-properties draw:fill="none" draw:textarea-horizontal-align="justify" draw:textarea-vertical-align="middle" draw:auto-grow-height="false" fo:min-height="0.252cm" fo:min-width="2.001cm"/>
    </style:style>
    <style:style style:name="gr104" style:family="graphic" style:parent-style-name="standard">
      <style:graphic-properties draw:textarea-horizontal-align="justify" draw:textarea-vertical-align="middle" draw:auto-grow-height="false" fo:min-height="0.75cm" fo:min-width="3.5cm"/>
    </style:style>
    <style:style style:name="gr105" style:family="graphic" style:parent-style-name="objectwithoutfill">
      <style:graphic-properties draw:marker-end-width="0.3cm" draw:fill="none" draw:textarea-vertical-align="middle"/>
    </style:style>
    <style:style style:name="gr106" style:family="graphic" style:parent-style-name="standard">
      <style:graphic-properties draw:textarea-horizontal-align="justify" draw:textarea-vertical-align="middle" draw:auto-grow-height="false" fo:min-height="0.75cm" fo:min-width="4.5cm"/>
    </style:style>
    <style:style style:name="gr107" style:family="graphic" style:parent-style-name="standard">
      <style:graphic-properties draw:textarea-horizontal-align="justify" draw:textarea-vertical-align="middle" draw:auto-grow-height="false" fo:min-height="1.75cm" fo:min-width="4.5cm"/>
    </style:style>
    <style:style style:name="gr108" style:family="graphic" style:parent-style-name="standard">
      <style:graphic-properties draw:textarea-horizontal-align="justify" draw:textarea-vertical-align="middle" draw:auto-grow-height="false" fo:min-height="0.456cm" fo:min-width="2.206cm"/>
    </style:style>
    <style:style style:name="gr109" style:family="graphic" style:parent-style-name="standard">
      <style:graphic-properties draw:textarea-horizontal-align="justify" draw:textarea-vertical-align="middle" draw:auto-grow-height="false" fo:min-height="1.751cm" fo:min-width="1.934cm"/>
    </style:style>
    <style:style style:name="gr110" style:family="graphic" style:parent-style-name="standard">
      <style:graphic-properties draw:textarea-horizontal-align="justify" draw:textarea-vertical-align="middle" draw:auto-grow-height="false" fo:min-height="0.751cm" fo:min-width="1.326cm"/>
    </style:style>
    <style:style style:name="gr111" style:family="graphic" style:parent-style-name="standard">
      <style:graphic-properties draw:fill="none" draw:textarea-horizontal-align="justify" draw:textarea-vertical-align="middle" draw:auto-grow-height="false" fo:min-height="0.251cm" fo:min-width="1.501cm"/>
    </style:style>
    <style:style style:name="gr112" style:family="graphic" style:parent-style-name="standard">
      <style:graphic-properties draw:textarea-horizontal-align="justify" draw:textarea-vertical-align="middle" draw:auto-grow-height="false" fo:min-height="0.456cm" fo:min-width="3.108cm"/>
    </style:style>
    <style:style style:name="gr113" style:family="graphic" style:parent-style-name="standard">
      <style:graphic-properties draw:textarea-horizontal-align="justify" draw:textarea-vertical-align="middle" draw:auto-grow-height="false" fo:min-height="0.75cm" fo:min-width="1.5cm"/>
    </style:style>
    <style:style style:name="gr114" style:family="graphic" style:parent-style-name="standard">
      <style:graphic-properties draw:textarea-horizontal-align="justify" draw:textarea-vertical-align="middle" draw:auto-grow-height="false" fo:min-height="0.458cm" fo:min-width="2.33cm"/>
    </style:style>
    <style:style style:name="gr115" style:family="graphic" style:parent-style-name="standard">
      <style:graphic-properties draw:fill-color="#ccff00" draw:textarea-horizontal-align="justify" draw:textarea-vertical-align="middle" draw:auto-grow-height="false" fo:min-height="0.544cm" fo:min-width="0.501cm"/>
    </style:style>
    <style:style style:name="gr116" style:family="graphic" style:parent-style-name="standard">
      <style:graphic-properties draw:fill="none" draw:textarea-horizontal-align="justify" draw:textarea-vertical-align="middle" draw:auto-grow-height="false" fo:min-height="0.251cm" fo:min-width="2.001cm"/>
    </style:style>
    <style:style style:name="gr1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1.543cm"/>
    </style:style>
    <style:style style:name="gr118" style:family="graphic" style:parent-style-name="standard">
      <style:graphic-properties draw:fill="none" draw:textarea-horizontal-align="justify" draw:textarea-vertical-align="middle" draw:auto-grow-height="false" fo:min-height="0.25cm" fo:min-width="1.5cm"/>
    </style:style>
    <style:style style:name="gr119" style:family="graphic" style:parent-style-name="standard">
      <style:graphic-properties draw:textarea-horizontal-align="justify" draw:textarea-vertical-align="middle" draw:auto-grow-height="false" fo:min-height="0.458cm" fo:min-width="1.622cm"/>
    </style:style>
    <style:style style:name="gr120" style:family="graphic" style:parent-style-name="standard">
      <style:graphic-properties draw:textarea-horizontal-align="justify" draw:textarea-vertical-align="middle" draw:auto-grow-height="false" fo:min-height="0.032cm" fo:min-width="0cm"/>
    </style:style>
    <style:style style:name="gr121" style:family="graphic" style:parent-style-name="standard">
      <style:graphic-properties draw:stroke="none" svg:stroke-color="#000000" draw:fill="none" draw:fill-color="#729fcf" draw:textarea-horizontal-align="left" draw:auto-grow-height="true" draw:auto-grow-width="true" fo:min-height="0.712cm" fo:min-width="3.071cm"/>
    </style:style>
    <style:style style:name="gr122" style:family="graphic" style:parent-style-name="standard">
      <style:graphic-properties draw:textarea-horizontal-align="justify" draw:textarea-vertical-align="middle" draw:auto-grow-height="false" fo:min-height="3.084cm" fo:min-width="4.038cm" fo:wrap-option="no-wrap"/>
    </style:style>
    <style:style style:name="gr123" style:family="graphic" style:parent-style-name="standard">
      <style:graphic-properties draw:textarea-horizontal-align="justify" draw:textarea-vertical-align="middle" draw:auto-grow-height="false" fo:min-height="0.38cm" fo:min-width="0.758cm"/>
    </style:style>
    <style:style style:name="gr124" style:family="graphic" style:parent-style-name="standard">
      <style:graphic-properties draw:textarea-horizontal-align="justify" draw:textarea-vertical-align="middle" draw:auto-grow-height="false" fo:min-height="1.75cm" fo:min-width="3.462cm"/>
    </style:style>
    <style:style style:name="gr1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9.806cm"/>
    </style:style>
    <style:style style:name="gr126" style:family="graphic" style:parent-style-name="standard">
      <style:graphic-properties draw:fill="none" draw:textarea-horizontal-align="justify" draw:textarea-vertical-align="middle" draw:auto-grow-height="false" fo:min-height="0.301cm" fo:min-width="0.5cm"/>
    </style:style>
    <style:style style:name="gr127" style:family="graphic" style:parent-style-name="standard">
      <style:graphic-properties draw:textarea-horizontal-align="justify" draw:textarea-vertical-align="middle" draw:auto-grow-height="false" fo:min-height="0.85cm" fo:min-width="4.5cm"/>
    </style:style>
    <style:style style:name="gr1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7.346cm"/>
    </style:style>
    <style:style style:name="gr129" style:family="graphic" style:parent-style-name="standard">
      <style:graphic-properties draw:textarea-horizontal-align="justify" draw:textarea-vertical-align="middle" draw:auto-grow-height="false" fo:min-height="0.75cm" fo:min-width="5.5cm"/>
    </style:style>
    <style:style style:name="gr1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0.115cm"/>
    </style:style>
    <style:style style:name="gr131" style:family="graphic" style:parent-style-name="standard">
      <style:graphic-properties draw:textarea-horizontal-align="justify" draw:textarea-vertical-align="middle" draw:auto-grow-height="false" fo:min-height="1.75cm" fo:min-width="7.5cm"/>
    </style:style>
    <style:style style:name="P1" style:family="paragraph">
      <loext:graphic-properties draw:fill-color="#ffff99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3333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loext:graphic-properties draw:fill-color="#ccff00"/>
      <style:paragraph-properties fo:text-align="center"/>
    </style:style>
    <style:style style:name="P7" style:family="paragraph">
      <loext:graphic-properties draw:fill-color="#b2b2b2"/>
      <style:paragraph-properties fo:text-align="center"/>
      <style:text-properties fo:font-size="14pt"/>
    </style:style>
    <style:style style:name="P8" style:family="paragraph">
      <style:paragraph-properties fo:text-align="center"/>
      <style:text-properties fo:font-size="14pt"/>
    </style:style>
    <style:style style:name="P9" style:family="paragraph">
      <loext:graphic-properties draw:fill="solid" draw:fill-color="#66ccff"/>
      <style:paragraph-properties fo:text-align="center"/>
    </style:style>
    <style:style style:name="P10" style:family="paragraph">
      <style:paragraph-properties fo:text-align="center"/>
      <style:text-properties fo:font-size="14pt" style:font-size-asian="14pt" style:font-size-complex="14pt"/>
    </style:style>
    <style:style style:name="P11" style:family="paragraph">
      <style:text-properties fo:font-size="14pt" style:font-size-asian="14pt" style:font-size-complex="14pt"/>
    </style:style>
    <style:style style:name="P12" style:family="paragraph">
      <loext:graphic-properties draw:fill="none" draw:fill-color="#ffffff"/>
      <style:text-properties fo:font-size="14pt" style:font-size-asian="14pt" style:font-size-complex="14pt"/>
    </style:style>
    <style:style style:name="P13" style:family="paragraph">
      <style:paragraph-properties fo:text-align="center"/>
      <style:text-properties fo:font-weight="bold" style:font-weight-asian="bold" style:font-weight-complex="bold"/>
    </style:style>
    <style:style style:name="P14" style:family="paragraph">
      <loext:graphic-properties draw:fill-color="#ccff00"/>
      <style:paragraph-properties fo:text-align="center"/>
      <style:text-properties fo:font-size="14pt"/>
    </style:style>
    <style:style style:name="P15" style:family="paragraph">
      <loext:graphic-properties draw:fill-color="#00ccff"/>
      <style:paragraph-properties fo:text-align="center"/>
    </style:style>
    <style:style style:name="P16" style:family="paragraph">
      <loext:graphic-properties draw:fill="none" draw:fill-color="#ffffff"/>
      <style:text-properties fo:color="#669900" fo:font-size="14pt" fo:background-color="transparent"/>
    </style:style>
    <style:style style:name="P17" style:family="paragraph">
      <loext:graphic-properties draw:fill="none" draw:fill-color="#ffffff"/>
      <style:text-properties fo:color="#0066ff" fo:font-size="14pt" fo:background-color="transparent"/>
    </style:style>
    <style:style style:name="P18" style:family="paragraph">
      <loext:graphic-properties draw:fill="none" draw:fill-color="#ffffff"/>
      <style:text-properties fo:color="#006699" fo:font-size="14pt"/>
    </style:style>
    <style:style style:name="P19" style:family="paragraph">
      <loext:graphic-properties draw:fill="none" draw:fill-color="#ffffff"/>
      <style:text-properties fo:font-size="14pt"/>
    </style:style>
    <style:style style:name="P20" style:family="paragraph">
      <style:paragraph-properties fo:text-align="center"/>
      <style:text-properties fo:font-size="18pt"/>
    </style:style>
    <style:style style:name="P21" style:family="paragraph">
      <style:text-properties fo:font-size="18pt"/>
    </style:style>
    <style:style style:name="P22" style:family="paragraph">
      <loext:graphic-properties draw:fill="none" draw:fill-color="#ffffff"/>
      <style:text-properties fo:font-size="18pt"/>
    </style:style>
    <style:style style:name="P23" style:family="paragraph">
      <loext:graphic-properties draw:fill="none" draw:fill-color="#ffffff"/>
      <style:text-properties fo:font-size="36pt"/>
    </style:style>
    <style:style style:name="P24" style:family="paragraph">
      <style:paragraph-properties fo:text-align="start"/>
    </style:style>
    <style:style style:name="P25" style:family="paragraph">
      <loext:graphic-properties draw:fill="none"/>
      <style:paragraph-properties fo:text-align="start"/>
      <style:text-properties fo:font-size="14pt" style:font-size-asian="14pt" style:font-size-complex="14pt"/>
    </style:style>
    <style:style style:name="P26" style:family="paragraph">
      <loext:graphic-properties draw:fill="none"/>
      <style:paragraph-properties fo:text-align="start"/>
      <style:text-properties fo:font-size="14pt"/>
    </style:style>
    <style:style style:name="P27" style:family="paragraph">
      <loext:graphic-properties draw:fill="none" draw:fill-color="#ffffff"/>
      <style:text-properties fo:font-size="42pt" style:font-size-asian="36pt" style:font-size-complex="36pt"/>
    </style:style>
    <style:style style:name="P28" style:family="paragraph">
      <style:paragraph-properties fo:text-align="center"/>
      <style:text-properties fo:font-size="14pt" style:language-asian="zh" style:country-asian="CN"/>
    </style:style>
    <style:style style:name="P29" style:family="paragraph">
      <loext:graphic-properties draw:fill="none"/>
      <style:paragraph-properties fo:text-align="center"/>
      <style:text-properties fo:font-size="14pt" style:font-size-asian="18pt" style:language-asian="zh" style:country-asian="CN"/>
    </style:style>
    <style:style style:name="P30" style:family="paragraph">
      <loext:graphic-properties draw:fill="none" draw:fill-color="#ffffff"/>
      <style:text-properties fo:font-size="36pt" style:font-size-asian="36pt" style:font-size-complex="36pt"/>
    </style:style>
    <style:style style:name="P31" style:family="paragraph">
      <loext:graphic-properties draw:fill="none" draw:fill-color="#729fcf"/>
      <style:text-properties fo:font-size="18pt"/>
    </style:style>
    <style:style style:name="T1" style:family="text">
      <style:text-properties fo:font-size="14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669900" fo:font-size="14pt" fo:background-color="transparent"/>
    </style:style>
    <style:style style:name="T5" style:family="text">
      <style:text-properties fo:color="#0066ff" fo:font-size="14pt" fo:background-color="transparent"/>
    </style:style>
    <style:style style:name="T6" style:family="text">
      <style:text-properties fo:color="#006699" fo:font-size="14pt"/>
    </style:style>
    <style:style style:name="T7" style:family="text">
      <style:text-properties fo:font-size="36pt"/>
    </style:style>
    <style:style style:name="T8" style:family="text">
      <style:text-properties fo:font-size="42pt" style:font-size-asian="36pt" style:font-size-complex="36pt"/>
    </style:style>
    <style:style style:name="T9" style:family="text">
      <style:text-properties fo:font-size="14pt" style:language-asian="zh" style:country-asian="CN"/>
    </style:style>
    <style:style style:name="T10" style:family="text">
      <style:text-properties fo:font-size="14pt" style:font-size-asian="18pt" style:language-asian="zh" style:country-asian="CN"/>
    </style:style>
    <style:style style:name="T11" style:family="text">
      <style:text-properties fo:font-size="18pt"/>
    </style:style>
    <style:style style:name="T12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custom-shape draw:style-name="gr1" draw:text-style-name="P1" draw:layer="layout" svg:width="1cm" svg:height="1cm" svg:x="25.992cm" svg:y="2.002cm">
          <text:p text:style-name="P4"/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2" draw:text-style-name="P2" draw:layer="layout" svg:x1="27.289cm" svg:y1="3.975cm" svg:x2="24.6cm" svg:y2="6.3cm" svg:d="M27289 3975h-1344v2325h-1345" svg:viewBox="0 0 2690 2326">
          <text:p/>
        </draw:connector>
        <draw:custom-shape draw:style-name="gr3" draw:text-style-name="P3" draw:layer="layout" svg:width="1cm" svg:height="1cm" svg:x="28cm" svg:y="2cm">
          <text:p/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</draw:page>
      <draw:page draw:name="page2" draw:style-name="dp1" draw:master-page-name="默认">
        <draw:custom-shape draw:style-name="gr4" draw:text-style-name="P4" xml:id="id1" draw:id="id1" draw:layer="layout" svg:width="3cm" svg:height="2cm" svg:x="7cm" svg:y="3cm">
          <text:p text:style-name="P4">state</text:p>
          <draw:enhanced-geometry svg:viewBox="0 0 21600 21600" draw:type="rectangle" draw:enhanced-path="M 0 0 L 21600 0 21600 21600 0 21600 0 0 Z N"/>
        </draw:custom-shape>
        <draw:custom-shape draw:style-name="gr4" draw:text-style-name="P4" xml:id="id3" draw:id="id3" draw:layer="layout" svg:width="3cm" svg:height="2cm" svg:x="12cm" svg:y="3cm">
          <text:p text:style-name="P4">compute</text:p>
          <draw:enhanced-geometry svg:viewBox="0 0 21600 21600" draw:type="rectangle" draw:enhanced-path="M 0 0 L 21600 0 21600 21600 0 21600 0 0 Z N"/>
        </draw:custom-shape>
        <draw:custom-shape draw:style-name="gr4" draw:text-style-name="P4" xml:id="id2" draw:id="id2" draw:layer="layout" svg:width="3cm" svg:height="2cm" svg:x="2cm" svg:y="3cm">
          <text:p text:style-name="P4">IO</text:p>
          <draw:enhanced-geometry svg:viewBox="0 0 21600 21600" draw:type="rectangle" draw:enhanced-path="M 0 0 L 21600 0 21600 21600 0 21600 0 0 Z N"/>
        </draw:custom-shape>
        <draw:connector draw:style-name="gr5" draw:text-style-name="P2" draw:layer="layout" draw:type="line" svg:x1="7cm" svg:y1="4cm" svg:x2="5cm" svg:y2="4cm" draw:start-shape="id1" draw:start-glue-point="3" draw:end-shape="id2" draw:end-glue-point="1" svg:d="M7000 4000h-2000" svg:viewBox="0 0 2001 1">
          <text:p/>
        </draw:connector>
        <draw:connector draw:style-name="gr5" draw:text-style-name="P2" draw:layer="layout" draw:type="line" svg:x1="10cm" svg:y1="4cm" svg:x2="12cm" svg:y2="4cm" draw:start-shape="id1" draw:start-glue-point="1" draw:end-shape="id3" draw:end-glue-point="3" svg:d="M10000 4000h2000" svg:viewBox="0 0 2001 1">
          <text:p/>
        </draw:connector>
        <draw:custom-shape draw:style-name="gr6" draw:text-style-name="P4" draw:layer="layout" svg:width="3cm" svg:height="1cm" svg:x="12.8cm" svg:y="22.7cm">
          <text:p text:style-name="P4">PA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6" draw:text-style-name="P4" xml:id="id4" draw:id="id4" draw:layer="layout" svg:width="3cm" svg:height="1cm" svg:x="10.5cm" svg:y="24.7cm">
          <text:p text:style-name="P4">PD0</text:p>
          <text:p text:style-name="P4">(interrupt)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g>
          <draw:custom-shape draw:style-name="gr7" draw:text-style-name="P4" draw:layer="layout" svg:width="2.999cm" svg:height="1.999cm" svg:x="15.501cm" svg:y="26.701cm">
            <text:p/>
            <draw:enhanced-geometry svg:viewBox="0 0 21600 21600" draw:mirror-horizontal="false" draw:mirror-vertical="false" draw:glue-points="10800 0 0 10800 10800 21600 21600 10800" draw:text-areas="0 0 21600 17150" draw:type="flowchart-off-page-connector" draw:enhanced-path="M 0 0 L 21600 0 21600 17150 10800 21600 0 17150 0 0 Z N"/>
          </draw:custom-shape>
          <draw:frame draw:style-name="gr8" draw:text-style-name="P5" draw:layer="layout" svg:width="2.299cm" svg:height="1.36cm" svg:x="15.501cm" svg:y="26.801cm">
            <draw:text-box>
              <text:p>driver</text:p>
            </draw:text-box>
          </draw:frame>
        </draw:g>
        <draw:custom-shape draw:style-name="gr6" draw:text-style-name="P4" draw:layer="layout" svg:width="3cm" svg:height="1cm" svg:x="15.5cm" svg:y="24.7cm">
          <text:p text:style-name="P4">PD1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g>
          <draw:custom-shape draw:style-name="gr7" draw:text-style-name="P4" draw:layer="layout" svg:width="2.999cm" svg:height="1.999cm" svg:x="10.5cm" svg:y="26.701cm">
            <text:p/>
            <draw:enhanced-geometry svg:viewBox="0 0 21600 21600" draw:mirror-horizontal="false" draw:mirror-vertical="false" draw:glue-points="10800 0 0 10800 10800 21600 21600 10800" draw:text-areas="0 0 21600 17150" draw:type="flowchart-off-page-connector" draw:enhanced-path="M 0 0 L 21600 0 21600 17150 10800 21600 0 17150 0 0 Z N"/>
          </draw:custom-shape>
          <draw:frame draw:style-name="gr8" draw:text-style-name="P5" draw:layer="layout" svg:width="2.299cm" svg:height="1.36cm" svg:x="10.5cm" svg:y="26.801cm">
            <draw:text-box>
              <text:p>driver</text:p>
            </draw:text-box>
          </draw:frame>
        </draw:g>
        <draw:custom-shape draw:style-name="gr9" draw:text-style-name="P4" draw:layer="layout" svg:width="19.7cm" svg:height="0.4cm" draw:transform="rotate (1.5707963267949) translate (7cm 28.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6" draw:layer="layout" svg:width="19.7cm" svg:height="0.4cm" draw:transform="rotate (1.5707963267949) translate (24.8cm 28.7cm)">
          <text:p/>
          <draw:enhanced-geometry svg:viewBox="0 0 21600 21600" draw:type="rectangle" draw:enhanced-path="M 0 0 L 21600 0 21600 21600 0 21600 0 0 Z N"/>
        </draw:custom-shape>
        <draw:custom-shape draw:style-name="gr11" draw:text-style-name="P7" xml:id="id5" draw:id="id5" draw:layer="layout" svg:width="3cm" svg:height="1cm" svg:x="13cm" svg:y="19cm">
          <text:p text:style-name="P4"><text:span text:style-name="T1">decoder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12" draw:text-style-name="P8" xml:id="id6" draw:id="id6" draw:layer="layout" svg:width="2cm" svg:height="2cm" svg:x="17cm" svg:y="17cm">
          <text:p text:style-name="P4"><text:span text:style-name="T1">ROM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polygon draw:style-name="gr13" draw:text-style-name="P9" draw:layer="layout" svg:width="1.999cm" svg:height="3.999cm" draw:transform="rotate (-1.5707963267949) translate (13.7cm 12cm)" svg:viewBox="0 0 2000 4000" draw:points="0,3200 0,4000 0,4000 2000,3200 2000,3200 2000,800 2000,800 0,0 0,0 0,800 1100,1200 1100,2720 1100,2720">
          <draw:glue-point draw:id="4" svg:x="-4cm" svg:y="-5cm"/>
          <draw:glue-point draw:id="5" svg:x="4cm" svg:y="-5cm"/>
          <text:p/>
        </draw:polygon>
        <draw:line draw:style-name="gr14" draw:text-style-name="P2" draw:layer="layout" svg:x1="10.1cm" svg:y1="10.9cm" svg:x2="10.1cm" svg:y2="12cm">
          <text:p/>
        </draw:line>
        <draw:line draw:style-name="gr14" draw:text-style-name="P2" draw:layer="layout" svg:x1="13.3cm" svg:y1="10.9cm" svg:x2="13.3cm" svg:y2="12cm">
          <text:p/>
        </draw:line>
        <draw:line draw:style-name="gr14" draw:text-style-name="P2" draw:layer="layout" svg:x1="11.7cm" svg:y1="12cm" svg:x2="11.7cm" svg:y2="13.1cm">
          <text:p/>
        </draw:line>
        <draw:line draw:style-name="gr14" draw:text-style-name="P2" draw:layer="layout" svg:x1="11.1cm" svg:y1="14cm" svg:x2="11.1cm" svg:y2="15.1cm">
          <text:p/>
        </draw:line>
        <draw:line draw:style-name="gr14" draw:text-style-name="P2" draw:layer="layout" svg:x1="12.3cm" svg:y1="14cm" svg:x2="12.3cm" svg:y2="15.1cm">
          <text:p/>
        </draw:line>
        <draw:custom-shape draw:style-name="gr12" draw:text-style-name="P8" draw:layer="layout" svg:width="2cm" svg:height="2cm" svg:x="15cm" svg:y="12cm">
          <text:p text:style-name="P4"><text:span text:style-name="T1">RAM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12" draw:text-style-name="P8" draw:layer="layout" svg:width="2cm" svg:height="2cm" svg:x="18cm" svg:y="12cm">
          <text:p text:style-name="P4"><text:span text:style-name="T1">Common</text:span></text:p>
          <text:p text:style-name="P4"><text:span text:style-name="T1">Registers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14" draw:text-style-name="P2" draw:layer="layout" svg:x1="12cm" svg:y1="24.7cm" svg:x2="14.5cm" svg:y2="20cm" draw:start-shape="id4" draw:start-glue-point="0" draw:end-shape="id5" svg:d="M12000 24700v-2388h2500v-2312" svg:viewBox="0 0 2501 4701">
          <text:p/>
        </draw:connector>
        <draw:connector draw:style-name="gr14" draw:text-style-name="P2" draw:layer="layout" svg:x1="18cm" svg:y1="17cm" svg:x2="14.5cm" svg:y2="19cm" draw:start-shape="id6" draw:start-glue-point="0" draw:end-shape="id5" draw:end-glue-point="0" svg:d="M18000 17000v-501h-3500v2501" svg:viewBox="0 0 3501 2502">
          <text:p/>
        </draw:connector>
        <draw:custom-shape draw:style-name="gr15" draw:text-style-name="P4" draw:layer="layout" svg:width="2.4cm" svg:height="0.4cm" svg:x="7.6cm" svg:y="23.8cm">
          <text:p/>
          <draw:enhanced-geometry svg:viewBox="0 0 21600 21600" draw:mirror-vertical="false" draw:mirror-horizontal="false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6" draw:text-style-name="P6" draw:layer="layout" svg:width="2.1cm" svg:height="0.5cm" svg:x="22.3cm" svg:y="23.6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7" draw:text-style-name="P4" draw:layer="layout" svg:width="2.4cm" svg:height="0.4cm" svg:x="7.4cm" svg:y="13.3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6" draw:text-style-name="P6" draw:layer="layout" svg:width="2.1cm" svg:height="0.5cm" svg:x="22.1cm" svg:y="13.1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8" draw:text-style-name="P6" draw:layer="layout" svg:width="8.5cm" svg:height="0.3cm" svg:x="16cm" svg:y="19.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19" draw:text-style-name="P2" draw:layer="layout" svg:x1="4cm" svg:y1="16cm" svg:x2="28cm" svg:y2="16cm">
          <text:p/>
        </draw:line>
        <draw:line draw:style-name="gr19" draw:text-style-name="P2" draw:layer="layout" svg:x1="4cm" svg:y1="21cm" svg:x2="28cm" svg:y2="21cm">
          <text:p/>
        </draw:line>
        <draw:custom-shape draw:style-name="gr20" draw:text-style-name="P4" draw:layer="layout" svg:width="2.5cm" svg:height="1.3cm" svg:x="24.4cm" svg:y="7.7cm">
          <text:p text:style-name="P4">ADDR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21" draw:text-style-name="P8" draw:layer="layout" svg:width="3cm" svg:height="1cm" svg:x="10cm" svg:y="17cm">
          <text:p text:style-name="P4"><text:span text:style-name="T1">PC+counter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22" draw:text-style-name="P4" draw:layer="layout" svg:width="2.6cm" svg:height="0.4cm" svg:x="7.4cm" svg:y="17.3cm">
          <text:p/>
          <draw:enhanced-geometry svg:viewBox="0 0 21600 21600" draw:mirror-vertical="false" draw:mirror-horizontal="false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23" draw:text-style-name="P5" draw:layer="layout" svg:width="1.734cm" svg:height="0.962cm" svg:x="4cm" svg:y="14.8cm">
          <draw:text-box>
            <text:p>core</text:p>
          </draw:text-box>
        </draw:frame>
        <draw:frame draw:style-name="gr24" draw:text-style-name="P5" draw:layer="layout" svg:width="3.106cm" svg:height="0.962cm" svg:x="3.966cm" svg:y="19.7cm">
          <draw:text-box>
            <text:p>controller</text:p>
          </draw:text-box>
        </draw:frame>
        <draw:frame draw:style-name="gr25" draw:text-style-name="P5" draw:layer="layout" svg:width="2.932cm" svg:height="0.962cm" svg:x="3.8cm" svg:y="26cm">
          <draw:text-box>
            <text:p>interface</text:p>
          </draw:text-box>
        </draw:frame>
        <draw:custom-shape draw:style-name="gr26" draw:text-style-name="P4" draw:layer="layout" svg:width="3cm" svg:height="1cm" svg:x="5cm" svg:y="8cm">
          <text:p text:style-name="P4">Data bus</text:p>
          <draw:enhanced-geometry svg:viewBox="0 0 21600 21600" draw:type="rectangle" draw:enhanced-path="M 0 0 L 21600 0 21600 21600 0 21600 0 0 Z N"/>
        </draw:custom-shape>
        <draw:custom-shape draw:style-name="gr26" draw:text-style-name="P4" draw:layer="layout" svg:width="3cm" svg:height="1cm" svg:x="10cm" svg:y="9cm">
          <text:p text:style-name="P4">counter</text:p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默认">
        <draw:custom-shape draw:style-name="gr27" draw:text-style-name="P2" draw:layer="layout" svg:width="12cm" svg:height="5cm" svg:x="4cm" svg:y="3cm">
          <text:p text:style-name="P4">Controller:</text:p>
          <text:p text:style-name="P4">Clock, reset</text:p>
          <draw:enhanced-geometry svg:viewBox="0 0 21600 21600" draw:type="rectangle" draw:enhanced-path="M 0 0 L 21600 0 21600 21600 0 21600 0 0 Z N"/>
        </draw:custom-shape>
        <draw:custom-shape draw:style-name="gr28" draw:text-style-name="P4" draw:layer="layout" svg:width="4cm" svg:height="1cm" svg:x="4cm" svg:y="4cm">
          <text:p text:style-name="P4">chip_rst_n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8" draw:text-style-name="P4" draw:layer="layout" svg:width="4cm" svg:height="1cm" svg:x="4cm" svg:y="6cm">
          <text:p text:style-name="P4">ref_clk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8" draw:text-style-name="P4" xml:id="id7" draw:id="id7" draw:layer="layout" svg:width="4cm" svg:height="1cm" svg:x="12cm" svg:y="4cm">
          <text:p text:style-name="P4">core_rst_n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8" draw:text-style-name="P4" xml:id="id8" draw:id="id8" draw:layer="layout" svg:width="4cm" svg:height="1cm" svg:x="12cm" svg:y="6cm">
          <text:p text:style-name="P4">core_clk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onnector draw:style-name="gr29" draw:text-style-name="P2" draw:layer="layout" svg:x1="16cm" svg:y1="4.5cm" svg:x2="21.407cm" svg:y2="4.498cm" draw:start-shape="id7" draw:start-glue-point="1" svg:d="M16000 4500h2955v-2h2452" svg:viewBox="0 0 5408 3">
          <text:p text:style-name="P4">clk</text:p>
        </draw:connector>
        <draw:connector draw:style-name="gr29" draw:text-style-name="P2" draw:layer="layout" svg:x1="16cm" svg:y1="6.5cm" svg:x2="21.359cm" svg:y2="6.518cm" draw:start-shape="id8" draw:start-glue-point="1" svg:d="M16000 6500h2931v18h2428" svg:viewBox="0 0 5360 19">
          <text:p text:style-name="P4">rst_n</text:p>
        </draw:connector>
        <draw:custom-shape draw:style-name="gr30" draw:text-style-name="P4" draw:layer="layout" svg:width="1cm" svg:height="1cm" svg:x="1cm" svg:y="2cm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</draw:page>
      <draw:page draw:name="page4" draw:style-name="dp1" draw:master-page-name="默认">
        <draw:g>
          <draw:custom-shape draw:style-name="gr31" draw:text-style-name="P10" xml:id="id15" draw:id="id15" draw:layer="layout" svg:width="1cm" svg:height="1cm" svg:x="10.001cm" svg:y="2cm">
            <text:p text:style-name="P10"><text:span text:style-name="T2">data_in</text:span></text:p>
  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  </draw:custom-shape>
          <draw:connector draw:style-name="gr14" draw:text-style-name="P2" draw:layer="layout" svg:x1="10.5cm" svg:y1="4.2cm" svg:x2="12.1cm" svg:y2="7.206cm" draw:start-shape="id9" draw:start-glue-point="8" draw:end-shape="id10" draw:end-glue-point="9" svg:d="M10500 4200v3006h1600" svg:viewBox="0 0 1601 3007">
            <text:p/>
          </draw:connector>
          <draw:custom-shape draw:style-name="gr32" draw:text-style-name="P4" xml:id="id10" draw:id="id10" draw:layer="layout" svg:width="1cm" svg:height="1cm" draw:transform="rotate (-3.14159265358979) translate (13cm 8.006cm)">
            <draw:glue-point draw:id="8" svg:x="-4cm" svg:y="3cm"/>
            <draw:glue-point draw:id="9" svg:x="-4cm" svg:y="-3cm"/>
            <text:p/>
            <draw:enhanced-geometry svg:viewBox="0 0 21600 21600" draw:glue-points="10800 0 0 10800 10800 21600 18000 10800" draw:text-areas="3600 0 18000 21600" draw:extrusion="false" draw:type="flowchart-stored-data" draw:enhanced-path="M 3600 21600 X 0 10800 3600 0 L 21600 0 X 18000 10800 21600 21600 Z N"/>
          </draw:custom-shape>
          <draw:connector draw:style-name="gr14" draw:text-style-name="P2" draw:layer="layout" svg:x1="5cm" svg:y1="7.503cm" svg:x2="12.1cm" svg:y2="7.806cm" draw:start-shape="id11" draw:start-glue-point="1" draw:end-shape="id10" draw:end-glue-point="8" svg:d="M5000 7503h3499v303h3601" svg:viewBox="0 0 7101 304">
            <text:p/>
          </draw:connector>
          <draw:connector draw:style-name="gr14" draw:text-style-name="P2" draw:layer="layout" svg:x1="14.1cm" svg:y1="7.506cm" svg:x2="15.5cm" svg:y2="7.506cm" draw:start-shape="id12" draw:start-glue-point="10" draw:end-shape="id13" svg:d="M14100 7506h1400" svg:viewBox="0 0 1401 1">
            <text:p/>
          </draw:connector>
          <draw:connector draw:style-name="gr14" draw:text-style-name="P2" draw:layer="layout" svg:x1="10.3cm" svg:y1="4cm" svg:x2="8.898cm" svg:y2="5.804cm" draw:start-shape="id9" draw:start-glue-point="6" draw:end-shape="id14" draw:end-glue-point="9" svg:d="M10300 4000h-649v1804h-753" svg:viewBox="0 0 1403 1805">
            <text:p/>
          </draw:connector>
          <draw:custom-shape draw:style-name="gr32" draw:text-style-name="P4" xml:id="id14" draw:id="id14" draw:layer="layout" svg:width="1cm" svg:height="1cm" svg:x="8cm" svg:y="5.006cm">
            <draw:glue-point draw:id="8" svg:x="4cm" svg:y="-3cm"/>
            <draw:glue-point draw:id="9" svg:x="3.98cm" svg:y="2.98cm"/>
            <text:p/>
            <draw:enhanced-geometry svg:viewBox="0 0 21600 21600" draw:glue-points="10800 0 0 10800 10800 21600 18000 10800" draw:text-areas="3600 0 18000 21600" draw:extrusion="false" draw:type="flowchart-stored-data" draw:enhanced-path="M 3600 21600 X 0 10800 3600 0 L 21600 0 X 18000 10800 21600 21600 Z N"/>
          </draw:custom-shape>
          <draw:custom-shape draw:style-name="gr31" draw:text-style-name="P10" xml:id="id19" draw:id="id19" draw:layer="layout" svg:width="1cm" svg:height="1cm" svg:x="9cm" svg:y="12cm">
            <text:p text:style-name="P10"><text:span text:style-name="T2">data_out</text:span></text:p>
  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  </draw:custom-shape>
          <draw:custom-shape draw:style-name="gr33" draw:text-style-name="P4" xml:id="id9" draw:id="id9" draw:layer="layout" svg:width="0.4cm" svg:height="0.4cm" svg:x="10.3cm" svg:y="3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34" draw:text-style-name="P4" draw:layer="layout" svg:x1="10.501cm" svg:y1="3cm" svg:x2="10.5cm" svg:y2="3.8cm" draw:start-shape="id15" draw:start-glue-point="6" draw:end-shape="id9" draw:end-glue-point="4" svg:d="M10501 3000v401h-1v399" svg:viewBox="0 0 2 801">
            <text:p/>
          </draw:connector>
          <draw:frame draw:style-name="gr35" draw:text-style-name="P12" xml:id="id11" draw:id="id11" draw:layer="layout" svg:width="3.472cm" svg:height="1.006cm" svg:x="1.528cm" svg:y="7cm">
            <draw:text-box>
              <text:p text:style-name="P11"><text:span text:style-name="T2">right_in[7:0]</text:span></text:p>
            </draw:text-box>
          </draw:frame>
          <draw:custom-shape draw:style-name="gr36" draw:text-style-name="P4" xml:id="id12" draw:id="id12" draw:layer="layout" svg:width="0.2cm" svg:height="0.2cm" svg:x="13.9cm" svg:y="7.4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34" draw:text-style-name="P4" draw:layer="layout" svg:x1="13cm" svg:y1="7.506cm" svg:x2="13.9cm" svg:y2="7.506cm" draw:start-shape="id10" draw:start-glue-point="5" draw:end-shape="id12" draw:end-glue-point="6" svg:d="M13000 7506h900" svg:viewBox="0 0 901 1">
            <text:p/>
          </draw:connector>
          <draw:connector draw:style-name="gr14" draw:text-style-name="P2" draw:layer="layout" draw:line-skew="0.197cm" svg:x1="14cm" svg:y1="7.606cm" svg:x2="9.795cm" svg:y2="10.103cm" draw:start-shape="id12" draw:start-glue-point="8" draw:end-shape="id16" draw:end-glue-point="9" svg:d="M14000 7606v1394h-4205v1103" svg:viewBox="0 0 4206 2498">
            <text:p/>
          </draw:connector>
          <draw:custom-shape draw:style-name="gr32" draw:text-style-name="P4" xml:id="id16" draw:id="id16" draw:layer="layout" svg:width="1cm" svg:height="1cm" draw:transform="rotate (1.5707963267949) translate (9cm 11cm)">
            <draw:glue-point draw:id="8" svg:x="-2.97cm" svg:y="-3.96cm"/>
            <draw:glue-point draw:id="9" svg:x="2.95cm" svg:y="-3.97cm"/>
            <text:p/>
            <draw:enhanced-geometry svg:viewBox="0 0 21600 21600" draw:glue-points="10800 0 0 10800 10800 21600 18000 10800" draw:text-areas="3600 0 18000 21600" draw:extrusion="false" draw:type="flowchart-stored-data" draw:enhanced-path="M 3600 21600 X 0 10800 3600 0 L 21600 0 X 18000 10800 21600 21600 Z N"/>
          </draw:custom-shape>
          <draw:connector draw:style-name="gr14" draw:text-style-name="P2" draw:layer="layout" svg:x1="6.901cm" svg:y1="5.506cm" svg:x2="4.424cm" svg:y2="5.503cm" draw:start-shape="id17" draw:start-glue-point="6" draw:end-shape="id18" draw:end-glue-point="1" svg:d="M6901 5506h-1239v-3h-1238" svg:viewBox="0 0 2478 4">
            <text:p/>
          </draw:connector>
          <draw:custom-shape draw:style-name="gr36" draw:text-style-name="P4" xml:id="id17" draw:id="id17" draw:layer="layout" svg:width="0.2cm" svg:height="0.2cm" svg:x="6.901cm" svg:y="5.4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34" draw:text-style-name="P4" draw:layer="layout" svg:x1="8cm" svg:y1="5.506cm" svg:x2="7.101cm" svg:y2="5.506cm" draw:start-shape="id14" draw:start-glue-point="5" draw:end-shape="id17" draw:end-glue-point="10" svg:d="M8000 5506h-899" svg:viewBox="0 0 900 1">
            <text:p/>
          </draw:connector>
          <draw:connector draw:style-name="gr14" draw:text-style-name="P2" draw:layer="layout" draw:line-skew="1.197cm" svg:x1="7.001cm" svg:y1="5.606cm" svg:x2="9.203cm" svg:y2="10.104cm" draw:start-shape="id17" draw:start-glue-point="8" draw:end-shape="id16" draw:end-glue-point="8" svg:d="M7001 5606v3394h2202v1104" svg:viewBox="0 0 2203 4499">
            <text:p/>
          </draw:connector>
          <draw:connector draw:style-name="gr14" draw:text-style-name="P2" draw:layer="layout" svg:x1="9.5cm" svg:y1="11cm" svg:x2="9.5cm" svg:y2="12cm" draw:start-shape="id16" draw:start-glue-point="5" draw:end-shape="id19" draw:end-glue-point="4" svg:d="M9500 11000v1000" svg:viewBox="0 0 1 1001">
            <text:p/>
          </draw:connector>
          <draw:connector draw:style-name="gr14" draw:text-style-name="P2" draw:layer="layout" svg:x1="15cm" svg:y1="5.503cm" svg:x2="8.9cm" svg:y2="5.206cm" draw:start-shape="id20" draw:end-shape="id14" draw:end-glue-point="8" svg:d="M15000 5503h-2999v-297h-3101" svg:viewBox="0 0 6101 298">
            <text:p/>
          </draw:connector>
          <draw:custom-shape draw:style-name="gr37" draw:text-style-name="P2" draw:layer="layout" svg:width="18cm" svg:height="12.8cm" svg:x="1cm" svg:y="1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13" draw:layer="layout" svg:width="4cm" svg:height="1.4cm" svg:x="1cm" svg:y="1.1cm">
            <text:p text:style-name="P13"><text:span text:style-name="T3">Data bus</text:span></text:p>
            <draw:enhanced-geometry svg:viewBox="0 0 21600 21600" draw:path-stretchpoint-x="10800" draw:path-stretchpoint-y="11000" draw:text-areas="?f0 ?f0 ?f3 ?f12" draw:type="horizontal-scroll" draw:modifiers="2700" draw:enhanced-path="M 0 ?f4 Y ?f1 ?f0 L ?f3 ?f0 ?f3 ?f1 Y ?f2 0 21600 ?f1 L 21600 ?f13 Y ?f2 ?f12 L ?f0 ?f12 ?f0 ?f11 Y ?f1 21600 0 ?f11 Z N M ?f1 ?f4 Y ?f9 ?f8 ?f0 ?f4 ?f1 ?f6 Z N M ?f2 ?f1 Y ?f3 ?f9 ?f3 ?f1 ?f2 0 X 21600 ?f1 ?f2 ?f0 Z N M ?f1 ?f6 X 0 ?f4 N M ?f2 ?f0 L ?f3 ?f0 N M ?f0 ?f4 L ?f0 ?f11 N">
              <draw:equation draw:name="f0" draw:formula="$0 "/>
              <draw:equation draw:name="f1" draw:formula="?f0 /2"/>
              <draw:equation draw:name="f2" draw:formula="right-?f1 "/>
              <draw:equation draw:name="f3" draw:formula="right-?f0 "/>
              <draw:equation draw:name="f4" draw:formula="?f0 +?f1 "/>
              <draw:equation draw:name="f5" draw:formula="right-?f4 "/>
              <draw:equation draw:name="f6" draw:formula="?f0 *2"/>
              <draw:equation draw:name="f7" draw:formula="?f1 /2"/>
              <draw:equation draw:name="f8" draw:formula="?f0 +?f7 "/>
              <draw:equation draw:name="f9" draw:formula="?f1 +?f7 "/>
              <draw:equation draw:name="f10" draw:formula="bottom-?f9 "/>
              <draw:equation draw:name="f11" draw:formula="bottom-?f1 "/>
              <draw:equation draw:name="f12" draw:formula="bottom-?f0 "/>
              <draw:equation draw:name="f13" draw:formula="bottom-?f4 "/>
              <draw:handle draw:handle-position="$0 top" draw:handle-range-x-minimum="0" draw:handle-range-x-maximum="5400"/>
            </draw:enhanced-geometry>
          </draw:custom-shape>
          <draw:frame draw:style-name="gr39" draw:text-style-name="P12" xml:id="id13" draw:id="id13" draw:layer="layout" svg:width="3.5cm" svg:height="1cm" svg:x="15.5cm" svg:y="7.006cm">
            <draw:text-box>
              <text:p text:style-name="P11"><text:span text:style-name="T2">right_out[7:0]</text:span></text:p>
            </draw:text-box>
          </draw:frame>
          <draw:frame draw:style-name="gr35" draw:text-style-name="P12" xml:id="id20" draw:id="id20" draw:layer="layout" svg:width="3.4cm" svg:height="1.006cm" svg:x="15cm" svg:y="5cm">
            <draw:text-box>
              <text:p text:style-name="P11"><text:span text:style-name="T2">left_in[15:8]</text:span></text:p>
            </draw:text-box>
          </draw:frame>
          <draw:frame draw:style-name="gr40" draw:text-style-name="P12" xml:id="id18" draw:id="id18" draw:layer="layout" svg:width="3.376cm" svg:height="0.806cm" svg:x="1.048cm" svg:y="5.1cm">
            <draw:text-box>
              <text:p text:style-name="P11"><text:span text:style-name="T2">left_out[15:8]</text:span></text:p>
            </draw:text-box>
          </draw:frame>
        </draw:g>
        <draw:custom-shape draw:style-name="gr41" draw:text-style-name="P2" draw:layer="layout" svg:width="2cm" svg:height="3cm" svg:x="24cm" svg:y="4.001cm">
          <text:p text:style-name="P4">Data</text:p>
          <text:p text:style-name="P4">Bus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2" draw:text-style-name="P4" draw:layer="layout" svg:width="0.8cm" svg:height="0.4cm" svg:x="23.2cm" svg:y="4.801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2" draw:text-style-name="P4" draw:layer="layout" svg:width="0.8cm" svg:height="0.4cm" svg:x="26cm" svg:y="4.801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3" draw:text-style-name="P4" draw:layer="layout" svg:width="0.8cm" svg:height="0.4cm" svg:x="26cm" svg:y="5.80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3" draw:text-style-name="P4" draw:layer="layout" svg:width="0.8cm" svg:height="0.4cm" svg:x="23.2cm" svg:y="5.80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4" draw:text-style-name="P4" draw:layer="layout" svg:width="0.2cm" svg:height="0.6cm" svg:x="24.8cm" svg:y="3.401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5" draw:text-style-name="P4" draw:layer="layout" svg:width="0.2cm" svg:height="0.6cm" svg:x="25cm" svg:y="3.40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6" draw:text-style-name="P4" draw:layer="layout" svg:width="1.4cm" svg:height="0.9cm" svg:x="24.3cm" svg:y="2.101cm">
          <text:p text:style-name="P4">controller</text:p>
          <draw:enhanced-geometry svg:viewBox="0 0 21600 21600" draw:type="rectangle" draw:enhanced-path="M 0 0 L 21600 0 21600 21600 0 21600 0 0 Z N"/>
        </draw:custom-shape>
        <draw:custom-shape draw:style-name="gr47" draw:text-style-name="P2" draw:layer="layout" svg:width="2cm" svg:height="3cm" svg:x="29cm" svg:y="4.001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2" draw:text-style-name="P4" draw:layer="layout" svg:width="0.8cm" svg:height="0.4cm" svg:x="28.2cm" svg:y="4.801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2" draw:text-style-name="P4" draw:layer="layout" svg:width="0.8cm" svg:height="0.4cm" svg:x="31cm" svg:y="4.801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3" draw:text-style-name="P4" draw:layer="layout" svg:width="0.8cm" svg:height="0.4cm" svg:x="31cm" svg:y="5.80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3" draw:text-style-name="P4" draw:layer="layout" svg:width="0.8cm" svg:height="0.4cm" svg:x="28.2cm" svg:y="5.80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4" draw:text-style-name="P4" draw:layer="layout" svg:width="0.2cm" svg:height="0.6cm" svg:x="29.8cm" svg:y="3.401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5" draw:text-style-name="P4" draw:layer="layout" svg:width="0.2cm" svg:height="0.6cm" svg:x="30cm" svg:y="3.40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6" draw:text-style-name="P4" draw:layer="layout" svg:width="1.4cm" svg:height="0.9cm" svg:x="29.3cm" svg:y="2.101cm">
          <text:p text:style-name="P4">core</text:p>
          <draw:enhanced-geometry svg:viewBox="0 0 21600 21600" draw:type="rectangle" draw:enhanced-path="M 0 0 L 21600 0 21600 21600 0 21600 0 0 Z N"/>
        </draw:custom-shape>
        <draw:custom-shape draw:style-name="gr47" draw:text-style-name="P2" draw:layer="layout" svg:width="2cm" svg:height="3cm" svg:x="34cm" svg:y="3.901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2" draw:text-style-name="P4" draw:layer="layout" svg:width="0.8cm" svg:height="0.4cm" svg:x="33.2cm" svg:y="4.801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2" draw:text-style-name="P4" draw:layer="layout" svg:width="0.8cm" svg:height="0.4cm" svg:x="36cm" svg:y="4.801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3" draw:text-style-name="P4" draw:layer="layout" svg:width="0.8cm" svg:height="0.4cm" svg:x="36cm" svg:y="5.80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3" draw:text-style-name="P4" draw:layer="layout" svg:width="0.8cm" svg:height="0.4cm" svg:x="33.2cm" svg:y="5.80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4" draw:text-style-name="P4" draw:layer="layout" svg:width="0.2cm" svg:height="0.6cm" svg:x="34.8cm" svg:y="3.301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5" draw:text-style-name="P4" draw:layer="layout" svg:width="0.2cm" svg:height="0.6cm" svg:x="35cm" svg:y="3.30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6" draw:text-style-name="P4" draw:layer="layout" svg:width="1.4cm" svg:height="0.9cm" svg:x="34.3cm" svg:y="2.101cm">
          <text:p text:style-name="P4">interface</text:p>
          <draw:enhanced-geometry svg:viewBox="0 0 21600 21600" draw:type="rectangle" draw:enhanced-path="M 0 0 L 21600 0 21600 21600 0 21600 0 0 Z N"/>
        </draw:custom-shape>
        <draw:frame draw:style-name="gr48" draw:text-style-name="P5" draw:layer="layout" svg:width="0.9cm" svg:height="0.962cm" svg:x="22.1cm" svg:y="4.401cm">
          <draw:text-box>
            <text:p>0</text:p>
          </draw:text-box>
        </draw:frame>
        <draw:frame draw:style-name="gr48" draw:text-style-name="P5" draw:layer="layout" svg:width="0.9cm" svg:height="0.962cm" svg:x="22.1cm" svg:y="5.401cm">
          <draw:text-box>
            <text:p>0</text:p>
          </draw:text-box>
        </draw:frame>
        <draw:frame draw:style-name="gr48" draw:text-style-name="P5" draw:layer="layout" svg:width="0.9cm" svg:height="0.962cm" svg:x="27.1cm" svg:y="4.401cm">
          <draw:text-box>
            <text:p>1</text:p>
          </draw:text-box>
        </draw:frame>
        <draw:frame draw:style-name="gr48" draw:text-style-name="P5" draw:layer="layout" svg:width="0.9cm" svg:height="0.962cm" svg:x="27.1cm" svg:y="5.401cm">
          <draw:text-box>
            <text:p>1</text:p>
          </draw:text-box>
        </draw:frame>
        <draw:frame draw:style-name="gr48" draw:text-style-name="P5" draw:layer="layout" svg:width="0.9cm" svg:height="0.962cm" svg:x="32cm" svg:y="4.401cm">
          <draw:text-box>
            <text:p>2</text:p>
          </draw:text-box>
        </draw:frame>
        <draw:frame draw:style-name="gr48" draw:text-style-name="P5" draw:layer="layout" svg:width="0.9cm" svg:height="0.962cm" svg:x="32cm" svg:y="5.401cm">
          <draw:text-box>
            <text:p>2</text:p>
          </draw:text-box>
        </draw:frame>
        <draw:frame draw:style-name="gr48" draw:text-style-name="P5" draw:layer="layout" svg:width="0.9cm" svg:height="0.962cm" svg:x="37cm" svg:y="4.401cm">
          <draw:text-box>
            <text:p>3</text:p>
          </draw:text-box>
        </draw:frame>
        <draw:frame draw:style-name="gr48" draw:text-style-name="P5" draw:layer="layout" svg:width="0.9cm" svg:height="0.962cm" svg:x="37cm" svg:y="5.401cm">
          <draw:text-box>
            <text:p>3</text:p>
          </draw:text-box>
        </draw:frame>
      </draw:page>
      <draw:page draw:name="page5" draw:style-name="dp1" draw:master-page-name="默认">
        <draw:custom-shape draw:style-name="gr12" draw:text-style-name="P8" xml:id="id21" draw:id="id21" draw:layer="layout" svg:width="2cm" svg:height="2cm" svg:x="9.5cm" svg:y="7cm">
          <text:p text:style-name="P4"><text:span text:style-name="T1">ROM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49" draw:text-style-name="P2" draw:layer="layout" svg:x1="11.5cm" svg:y1="8cm" svg:x2="14cm" svg:y2="10cm" draw:start-shape="id21" draw:start-glue-point="1" draw:end-shape="id22" draw:end-glue-point="0" svg:d="M11500 8000h2500v2000" svg:viewBox="0 0 2501 2001">
          <text:p/>
        </draw:connector>
        <draw:custom-shape draw:style-name="gr50" draw:text-style-name="P7" xml:id="id22" draw:id="id22" draw:layer="layout" svg:width="2cm" svg:height="1cm" svg:x="13cm" svg:y="10cm">
          <text:p text:style-name="P4"><text:span text:style-name="T1">(IRR)</text:span></text:p>
          <text:p text:style-name="P4"><text:span text:style-name="T1">decoder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51" draw:text-style-name="P6" draw:layer="layout" svg:width="27cm" svg:height="0.4cm" svg:x="2cm" svg:y="2.8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6" draw:layer="layout" svg:width="0.4cm" svg:height="1.8cm" svg:x="13.8cm" svg:y="11cm">
          <text:p/>
          <draw:enhanced-geometry svg:viewBox="0 0 21600 21600" draw:mirror-vertic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3" draw:text-style-name="P4" draw:layer="layout" svg:width="25.7cm" svg:height="0.4cm" svg:x="2cm" svg:y="3.8cm">
          <text:p/>
          <draw:enhanced-geometry svg:viewBox="0 0 21600 21600" draw:type="rectangle" draw:enhanced-path="M 0 0 L 21600 0 21600 21600 0 21600 0 0 Z N"/>
        </draw:custom-shape>
        <draw:polygon draw:style-name="gr13" draw:text-style-name="P9" xml:id="id24" draw:id="id24" draw:layer="layout" svg:width="1.999cm" svg:height="3.999cm" draw:transform="rotate (-1.5707963267949) translate (19.5cm 8cm)" svg:viewBox="0 0 2000 4000" draw:points="0,3200 0,4000 0,4000 2000,3200 2000,3200 2000,800 2000,800 0,0 0,0 0,800 1100,1200 1100,2720 1100,2720">
          <draw:glue-point draw:id="4" svg:x="-4cm" svg:y="-5cm"/>
          <draw:glue-point draw:id="5" svg:x="4cm" svg:y="-5cm"/>
          <text:p/>
        </draw:polygon>
        <draw:custom-shape draw:style-name="gr54" draw:text-style-name="P8" xml:id="id23" draw:id="id23" draw:layer="layout" svg:width="2cm" svg:height="1cm" svg:x="15.001cm" svg:y="5.001cm">
          <text:p text:style-name="P4"><text:span text:style-name="T1">DR0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49" draw:text-style-name="P2" draw:layer="layout" svg:x1="16.001cm" svg:y1="6.001cm" svg:x2="15.9cm" svg:y2="8cm" draw:start-shape="id23" draw:start-glue-point="2" draw:end-shape="id24" draw:end-glue-point="4" svg:d="M16001 6001v975h-101v1024" svg:viewBox="0 0 102 2000">
          <text:p/>
        </draw:connector>
        <draw:custom-shape draw:style-name="gr54" draw:text-style-name="P8" xml:id="id25" draw:id="id25" draw:layer="layout" svg:width="2cm" svg:height="1cm" svg:x="18.001cm" svg:y="5.001cm">
          <text:p text:style-name="P4"><text:span text:style-name="T1">DR1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49" draw:text-style-name="P2" draw:layer="layout" svg:x1="19.001cm" svg:y1="6.001cm" svg:x2="19.1cm" svg:y2="8cm" draw:start-shape="id25" draw:start-glue-point="2" draw:end-shape="id24" draw:end-glue-point="5" svg:d="M19001 6001v975h99v1024" svg:viewBox="0 0 100 2000">
          <text:p/>
        </draw:connector>
        <draw:custom-shape draw:style-name="gr55" draw:text-style-name="P8" draw:layer="layout" svg:width="1.999cm" svg:height="1cm" svg:x="27.001cm" svg:y="5.001cm">
          <text:p text:style-name="P4"><text:span text:style-name="T1">DR2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56" draw:text-style-name="P4" draw:layer="layout" svg:width="0.4cm" svg:height="0.6cm" svg:x="15.801cm" svg:y="4.301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56" draw:text-style-name="P4" draw:layer="layout" svg:width="0.4cm" svg:height="0.6cm" svg:x="18.801cm" svg:y="4.301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57" draw:text-style-name="P8" xml:id="id26" draw:id="id26" draw:layer="layout" svg:width="1cm" svg:height="0.6cm" svg:x="13.501cm" svg:y="5.701cm">
          <text:p text:style-name="P4"><text:span text:style-name="T1">+1</text:span></text:p>
          <draw:enhanced-geometry svg:viewBox="0 0 21600 21600" draw:type="rectangle" draw:enhanced-path="M 0 0 L 21600 0 21600 21600 0 21600 0 0 Z N"/>
        </draw:custom-shape>
        <draw:connector draw:style-name="gr49" draw:text-style-name="P2" draw:layer="layout" draw:line-skew="0.199cm" svg:x1="16.001cm" svg:y1="6.001cm" svg:x2="14.001cm" svg:y2="6.301cm" draw:start-shape="id23" draw:start-glue-point="2" draw:end-shape="id26" draw:end-glue-point="2" svg:d="M16001 6001v1000h-2000v-700" svg:viewBox="0 0 2001 1001">
          <text:p/>
        </draw:connector>
        <draw:connector draw:style-name="gr49" draw:text-style-name="P2" draw:layer="layout" svg:x1="14.001cm" svg:y1="5.701cm" svg:x2="15.001cm" svg:y2="5.501cm" draw:start-shape="id26" draw:start-glue-point="0" draw:end-shape="id23" draw:end-glue-point="3" svg:d="M14001 5701v-200h1000" svg:viewBox="0 0 1001 201">
          <text:p/>
        </draw:connector>
        <draw:custom-shape draw:style-name="gr55" draw:text-style-name="P8" xml:id="id27" draw:id="id27" draw:layer="layout" svg:width="1.999cm" svg:height="1cm" svg:x="21.001cm" svg:y="5cm">
          <text:p text:style-name="P4"><text:span text:style-name="T1">CR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49" draw:text-style-name="P2" draw:layer="layout" svg:x1="22cm" svg:y1="6cm" svg:x2="19.5cm" svg:y2="9cm" draw:start-shape="id27" draw:start-glue-point="2" draw:end-shape="id24" draw:end-glue-point="1" svg:d="M22000 6000v3000h-2500" svg:viewBox="0 0 2501 3001">
          <text:p/>
        </draw:connector>
        <draw:custom-shape draw:style-name="gr56" draw:text-style-name="P4" draw:layer="layout" svg:width="0.4cm" svg:height="0.6cm" svg:x="21.501cm" svg:y="4.301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58" draw:text-style-name="P8" draw:layer="layout" svg:width="1cm" svg:height="1cm" svg:x="16.001cm" svg:y="10.001cm">
          <text:p text:style-name="P4"><text:span text:style-name="T1">AD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58" draw:text-style-name="P8" draw:layer="layout" svg:width="1cm" svg:height="1cm" svg:x="18.001cm" svg:y="10.001cm">
          <text:p text:style-name="P4"><text:span text:style-name="T1">RE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56" draw:text-style-name="P4" draw:layer="layout" svg:width="0.4cm" svg:height="0.6cm" svg:x="27.301cm" svg:y="4.301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56" draw:text-style-name="P4" draw:layer="layout" svg:width="0.4cm" svg:height="0.6cm" svg:x="16.201cm" svg:y="11.101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56" draw:text-style-name="P4" draw:layer="layout" svg:width="0.4cm" svg:height="0.6cm" svg:x="18.201cm" svg:y="11.101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55" draw:text-style-name="P8" draw:layer="layout" svg:width="1.999cm" svg:height="1cm" svg:x="27.001cm" svg:y="6.001cm">
          <text:p text:style-name="P4"><text:span text:style-name="T1">DR3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59" draw:text-style-name="P8" xml:id="id32" draw:id="id32" draw:layer="layout" svg:width="3cm" svg:height="2cm" svg:x="8cm" svg:y="9cm">
          <text:p text:style-name="P4"><text:span text:style-name="T1">Interrupt</text:span></text:p>
          <text:p text:style-name="P4"><text:span text:style-name="T1">Map</text:span></text:p>
          <text:p text:style-name="P4"><text:span text:style-name="T1">(1: function)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60" draw:text-style-name="P14" draw:layer="layout" svg:width="0.4cm" svg:height="1.8cm" svg:x="16.4cm" svg:y="3.2cm">
          <text:p text:style-name="P4"><text:span text:style-name="T1">6</text:span>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0" draw:text-style-name="P14" draw:layer="layout" svg:width="0.4cm" svg:height="1.8cm" svg:x="19.4cm" svg:y="3.2cm">
          <text:p text:style-name="P4"><text:span text:style-name="T1">7</text:span>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0" draw:text-style-name="P14" draw:layer="layout" svg:width="0.4cm" svg:height="1.8cm" svg:x="22.2cm" svg:y="3.2cm">
          <text:p text:style-name="P4"><text:span text:style-name="T1">8</text:span>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0" draw:text-style-name="P14" draw:layer="layout" svg:width="0.8cm" svg:height="1.8cm" svg:x="28.2cm" svg:y="3.2cm">
          <text:p text:style-name="P4"><text:span text:style-name="T1">9</text:span></text:p>
          <text:p text:style-name="P4"><text:span text:style-name="T1">10</text:span>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1" draw:text-style-name="P8" xml:id="id28" draw:id="id28" draw:layer="layout" svg:width="3cm" svg:height="1cm" svg:x="4cm" svg:y="5cm">
          <text:p text:style-name="P4"><text:span text:style-name="T1">AR(16b)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54" draw:text-style-name="P8" draw:layer="layout" svg:width="2cm" svg:height="1cm" svg:x="24cm" svg:y="5cm">
          <text:p text:style-name="P4"><text:span text:style-name="T1">NULL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21" draw:text-style-name="P8" xml:id="id30" draw:id="id30" draw:layer="layout" svg:width="3cm" svg:height="1cm" svg:x="6cm" svg:y="6cm">
          <text:p text:style-name="P4"><text:span text:style-name="T1">PC+counter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61" draw:text-style-name="P4" draw:layer="layout" svg:width="0.4cm" svg:height="2.8cm" svg:x="9.9cm" svg:y="4.2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2" draw:text-style-name="P8" xml:id="id29" draw:id="id29" draw:layer="layout" svg:width="2cm" svg:height="2cm" svg:x="2cm" svg:y="7cm">
          <text:p text:style-name="P4"><text:span text:style-name="T1">RAM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62" draw:text-style-name="P14" draw:layer="layout" svg:width="0.4cm" svg:height="3.8cm" svg:x="3.5cm" svg:y="3.2cm">
          <text:p text:style-name="P4"><text:span text:style-name="T1">2</text:span>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3" draw:text-style-name="P4" draw:layer="layout" svg:width="0.4cm" svg:height="2.8cm" svg:x="2.4cm" svg:y="4.2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onnector draw:style-name="gr49" draw:text-style-name="P2" draw:layer="layout" svg:x1="5.5cm" svg:y1="6cm" svg:x2="4cm" svg:y2="8cm" draw:start-shape="id28" draw:start-glue-point="2" draw:end-shape="id29" draw:end-glue-point="1" svg:d="M5500 6000v2000h-1500" svg:viewBox="0 0 1501 2001">
          <text:p/>
        </draw:connector>
        <draw:connector draw:style-name="gr49" draw:text-style-name="P2" draw:layer="layout" svg:x1="7.5cm" svg:y1="7cm" svg:x2="9.5cm" svg:y2="8cm" draw:start-shape="id30" draw:start-glue-point="2" draw:end-shape="id21" draw:end-glue-point="3" svg:d="M7500 7000v1000h2000" svg:viewBox="0 0 2001 1001">
          <text:p/>
        </draw:connector>
        <draw:custom-shape draw:style-name="gr64" draw:text-style-name="P14" draw:layer="layout" svg:width="0.4cm" svg:height="2.7cm" svg:x="8.4cm" svg:y="3.2cm">
          <text:p text:style-name="P4"><text:span text:style-name="T1">5</text:span>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0" draw:text-style-name="P14" draw:layer="layout" svg:width="0.9cm" svg:height="1.8cm" svg:x="5.8cm" svg:y="3.2cm">
          <text:p text:style-name="P4"><text:span text:style-name="T1">34</text:span>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6" draw:text-style-name="P4" draw:layer="layout" svg:width="0.4cm" svg:height="0.6cm" svg:x="5.3cm" svg:y="4.3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65" draw:text-style-name="P4" draw:layer="layout" svg:width="0.4cm" svg:height="1.6cm" svg:x="7.6cm" svg:y="4.3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53" draw:text-style-name="P4" draw:layer="layout" svg:width="25.7cm" svg:height="0.4cm" svg:x="2cm" svg:y="11.8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6" draw:layer="layout" svg:width="27cm" svg:height="0.4cm" svg:x="2cm" svg:y="12.8cm">
          <text:p/>
          <draw:enhanced-geometry svg:viewBox="0 0 21600 21600" draw:type="rectangle" draw:enhanced-path="M 0 0 L 21600 0 21600 21600 0 21600 0 0 Z N"/>
        </draw:custom-shape>
        <draw:g>
          <draw:custom-shape draw:style-name="gr66" draw:text-style-name="P4" draw:layer="layout" svg:width="3cm" svg:height="2cm" svg:x="23cm" svg:y="14.9cm">
            <text:p/>
            <draw:enhanced-geometry svg:viewBox="0 0 21600 21600" draw:mirror-horizontal="false" draw:mirror-vertical="false" draw:glue-points="10800 0 0 10800 10800 21600 21600 10800" draw:text-areas="0 0 21600 17150" draw:type="flowchart-off-page-connector" draw:enhanced-path="M 0 0 L 21600 0 21600 17150 10800 21600 0 17150 0 0 Z N"/>
          </draw:custom-shape>
          <draw:frame draw:style-name="gr67" draw:text-style-name="P5" draw:layer="layout" svg:width="2.3cm" svg:height="1.361cm" svg:x="23cm" svg:y="15cm">
            <draw:text-box>
              <text:p>Port</text:p>
              <text:p>driver</text:p>
            </draw:text-box>
          </draw:frame>
        </draw:g>
        <draw:custom-shape draw:style-name="gr68" draw:text-style-name="P14" draw:layer="layout" svg:width="0.4cm" svg:height="1.7cm" svg:x="24.8cm" svg:y="13.2cm">
          <text:p text:style-name="P4"><text:span text:style-name="T1">15</text:span>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9" draw:text-style-name="P4" draw:layer="layout" svg:width="0.4cm" svg:height="2.7cm" svg:x="23.8cm" svg:y="12.2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70" draw:text-style-name="P15" draw:layer="layout" svg:width="0.3cm" svg:height="9cm" svg:x="27.9cm" svg:y="7cm">
          <text:p/>
          <draw:enhanced-geometry svg:viewBox="0 0 21600 21600" draw:type="rectangle" draw:enhanced-path="M 0 0 L 21600 0 21600 21600 0 21600 0 0 Z N"/>
        </draw:custom-shape>
        <draw:custom-shape draw:style-name="gr71" draw:text-style-name="P15" draw:layer="layout" svg:width="2.2cm" svg:height="0.6cm" svg:x="26cm" svg:y="15.6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72" draw:text-style-name="P16" draw:layer="layout" svg:width="2.322cm" svg:height="0.806cm" svg:x="1.778cm" svg:y="2.2cm">
          <draw:text-box>
            <text:p><text:span text:style-name="T4">Address</text:span></text:p>
          </draw:text-box>
        </draw:frame>
        <draw:frame draw:style-name="gr73" draw:text-style-name="P17" draw:layer="layout" svg:width="1.552cm" svg:height="0.806cm" svg:x="1.778cm" svg:y="3.094cm">
          <draw:text-box>
            <text:p><text:span text:style-name="T5">Data</text:span></text:p>
          </draw:text-box>
        </draw:frame>
        <draw:frame draw:style-name="gr74" draw:text-style-name="P18" draw:layer="layout" svg:width="2.267cm" svg:height="1.361cm" svg:x="26.433cm" svg:y="16.1cm">
          <draw:text-box>
            <text:p><text:span text:style-name="T6">Off-chip</text:span></text:p>
            <text:p><text:span text:style-name="T6">address</text:span></text:p>
          </draw:text-box>
        </draw:frame>
        <draw:custom-shape draw:style-name="gr62" draw:text-style-name="P14" draw:layer="layout" svg:width="0.4cm" svg:height="3.8cm" svg:x="10.8cm" svg:y="3.2cm">
          <text:p text:style-name="P4"><text:span text:style-name="T1">1</text:span>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0" draw:text-style-name="P14" draw:layer="layout" svg:width="0.4cm" svg:height="1.8cm" svg:x="25.2cm" svg:y="3.2cm">
          <text:p text:style-name="P4"><text:span text:style-name="T1">0</text:span>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5" draw:text-style-name="P4" draw:layer="layout" svg:width="0.4cm" svg:height="1.6cm" svg:x="24.6cm" svg:y="3.3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6" draw:text-style-name="P8" draw:layer="layout" svg:width="3cm" svg:height="1cm" svg:x="4cm" svg:y="10cm">
          <text:p text:style-name="P4"><text:span text:style-name="T1">Counter</text:span></text:p>
          <draw:enhanced-geometry svg:viewBox="0 0 21600 21600" draw:type="rectangle" draw:enhanced-path="M 0 0 L 21600 0 21600 21600 0 21600 0 0 Z N"/>
        </draw:custom-shape>
        <draw:custom-shape draw:style-name="gr56" draw:text-style-name="P4" draw:layer="layout" svg:width="0.4cm" svg:height="0.6cm" svg:x="4.8cm" svg:y="11.1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60" draw:text-style-name="P14" draw:layer="layout" svg:width="0.4cm" svg:height="1.8cm" svg:x="5.8cm" svg:y="11cm">
          <text:p text:style-name="P4"><text:span text:style-name="T1">11</text:span></text:p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6" draw:text-style-name="P4" draw:layer="layout" svg:width="0.4cm" svg:height="0.6cm" svg:x="8.8cm" svg:y="11.1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60" draw:text-style-name="P14" draw:layer="layout" svg:width="0.4cm" svg:height="1.8cm" svg:x="9.8cm" svg:y="11cm">
          <text:p text:style-name="P4"><text:span text:style-name="T1">12</text:span></text:p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 xml:id="id31" draw:id="id31">
          <draw:custom-shape draw:style-name="gr66" draw:text-style-name="P4" draw:layer="layout" svg:width="3cm" svg:height="2cm" svg:x="8cm" svg:y="14cm">
            <text:p/>
            <draw:enhanced-geometry svg:viewBox="0 0 21600 21600" draw:mirror-horizontal="false" draw:mirror-vertical="false" draw:glue-points="10800 0 0 10800 10800 21600 21600 10800" draw:text-areas="0 0 21600 17150" draw:type="flowchart-off-page-connector" draw:enhanced-path="M 0 0 L 21600 0 21600 17150 10800 21600 0 17150 0 0 Z N"/>
          </draw:custom-shape>
          <draw:frame draw:style-name="gr67" draw:text-style-name="P5" draw:layer="layout" svg:width="2.3cm" svg:height="1.361cm" svg:x="8cm" svg:y="14.1cm">
            <draw:text-box>
              <text:p>Port</text:p>
              <text:p>driver</text:p>
            </draw:text-box>
          </draw:frame>
        </draw:g>
        <draw:connector draw:style-name="gr49" draw:text-style-name="P2" draw:layer="layout" svg:x1="9.5cm" svg:y1="14cm" svg:x2="9.5cm" svg:y2="11cm" draw:start-shape="id31" draw:start-glue-point="0" draw:end-shape="id32" draw:end-glue-point="2" svg:d="M9500 14000v-3000" svg:viewBox="0 0 1 3001">
          <text:p/>
        </draw:connector>
        <draw:custom-shape draw:style-name="gr60" draw:text-style-name="P14" draw:layer="layout" svg:width="0.4cm" svg:height="1.8cm" svg:x="16.6cm" svg:y="11.1cm">
          <text:p text:style-name="P4"><text:span text:style-name="T1">13</text:span></text:p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0" draw:text-style-name="P14" draw:layer="layout" svg:width="0.4cm" svg:height="1.8cm" svg:x="18.6cm" svg:y="11.1cm">
          <text:p text:style-name="P4"><text:span text:style-name="T1">14</text:span></text:p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77" draw:text-style-name="P19" draw:layer="layout" svg:width="3.042cm" svg:height="0.806cm" svg:x="1.8cm" svg:y="1.7cm">
          <draw:text-box>
            <text:p><text:span text:style-name="T1">DATA_BUS</text:span></text:p>
          </draw:text-box>
        </draw:frame>
        <draw:connector draw:style-name="gr49" draw:text-style-name="P2" draw:layer="layout" svg:x1="11cm" svg:y1="10cm" svg:x2="13cm" svg:y2="10.5cm" draw:start-shape="id32" draw:end-shape="id22" draw:end-glue-point="3" svg:d="M11000 10000h1001v500h999" svg:viewBox="0 0 2001 501">
          <text:p/>
        </draw:connector>
      </draw:page>
      <draw:page draw:name="page6" draw:style-name="dp1" draw:master-page-name="默认">
        <draw:custom-shape draw:style-name="gr6" draw:text-style-name="P20" draw:layer="layout" svg:width="3cm" svg:height="1cm" svg:x="18.2cm" svg:y="25cm">
          <text:p text:style-name="P20">PA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g>
          <draw:custom-shape draw:style-name="gr7" draw:text-style-name="P4" draw:layer="layout" svg:width="2.999cm" svg:height="1.999cm" svg:x="16.401cm" svg:y="26.701cm">
            <text:p/>
            <draw:enhanced-geometry svg:viewBox="0 0 21600 21600" draw:mirror-horizontal="false" draw:mirror-vertical="false" draw:glue-points="10800 0 0 10800 10800 21600 21600 10800" draw:text-areas="0 0 21600 17150" draw:type="flowchart-off-page-connector" draw:enhanced-path="M 0 0 L 21600 0 21600 17150 10800 21600 0 17150 0 0 Z N"/>
          </draw:custom-shape>
          <draw:frame draw:style-name="gr8" draw:text-style-name="P5" draw:layer="layout" svg:width="2.299cm" svg:height="1.36cm" svg:x="16.401cm" svg:y="26.801cm">
            <draw:text-box>
              <text:p>p1</text:p>
            </draw:text-box>
          </draw:frame>
        </draw:g>
        <draw:custom-shape draw:style-name="gr6" draw:text-style-name="P20" draw:layer="layout" svg:width="3cm" svg:height="1cm" svg:x="14cm" svg:y="25cm">
          <text:p text:style-name="P20">PD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g xml:id="id33" draw:id="id33">
          <draw:custom-shape draw:style-name="gr7" draw:text-style-name="P4" draw:layer="layout" svg:width="2.999cm" svg:height="1.999cm" svg:x="12cm" svg:y="26.701cm">
            <text:p/>
            <draw:enhanced-geometry svg:viewBox="0 0 21600 21600" draw:mirror-horizontal="false" draw:mirror-vertical="false" draw:glue-points="10800 0 0 10800 10800 21600 21600 10800" draw:text-areas="0 0 21600 17150" draw:type="flowchart-off-page-connector" draw:enhanced-path="M 0 0 L 21600 0 21600 17150 10800 21600 0 17150 0 0 Z N"/>
          </draw:custom-shape>
          <draw:frame draw:style-name="gr78" draw:text-style-name="P5" draw:layer="layout" svg:width="2.7cm" svg:height="1.916cm" svg:x="12cm" svg:y="26.801cm">
            <draw:text-box>
              <text:p>P0</text:p>
              <text:p>(interrupt)</text:p>
            </draw:text-box>
          </draw:frame>
        </draw:g>
        <draw:custom-shape draw:style-name="gr79" draw:text-style-name="P4" draw:layer="layout" svg:width="15.2cm" svg:height="0.4cm" draw:transform="rotate (1.5707963267949) translate (7cm 24.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0" draw:text-style-name="P6" draw:layer="layout" svg:width="14.4cm" svg:height="0.4cm" draw:transform="rotate (1.5707963267949) translate (24.8cm 23.4cm)">
          <text:p/>
          <draw:enhanced-geometry svg:viewBox="0 0 21600 21600" draw:type="rectangle" draw:enhanced-path="M 0 0 L 21600 0 21600 21600 0 21600 0 0 Z N"/>
        </draw:custom-shape>
        <draw:custom-shape draw:style-name="gr11" draw:text-style-name="P7" xml:id="id34" draw:id="id34" draw:layer="layout" svg:width="3cm" svg:height="1cm" svg:x="12cm" svg:y="21cm">
          <text:p text:style-name="P8"><text:span text:style-name="T1">decoder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12" draw:text-style-name="P8" xml:id="id35" draw:id="id35" draw:layer="layout" svg:width="2cm" svg:height="2cm" svg:x="18.5cm" svg:y="19.4cm">
          <text:p text:style-name="P8"><text:span text:style-name="T1">ROM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g>
          <draw:polygon draw:style-name="gr13" draw:text-style-name="P9" draw:layer="layout" svg:width="1.999cm" svg:height="3.999cm" draw:transform="rotate (-1.5707963267949) translate (14.6cm 13.7cm)" svg:viewBox="0 0 2000 4000" draw:points="0,3200 0,4000 0,4000 2000,3200 2000,3200 2000,800 2000,800 0,0 0,0 0,800 1100,1200 1100,2720 1100,2720">
            <draw:glue-point draw:id="4" svg:x="-4cm" svg:y="-5cm"/>
            <draw:glue-point draw:id="5" svg:x="4cm" svg:y="-5cm"/>
            <text:p/>
          </draw:polygon>
          <draw:line draw:style-name="gr14" draw:text-style-name="P2" draw:layer="layout" svg:x1="11cm" svg:y1="12.6cm" svg:x2="11cm" svg:y2="13.7cm">
            <text:p/>
          </draw:line>
          <draw:line draw:style-name="gr14" draw:text-style-name="P2" draw:layer="layout" svg:x1="14.2cm" svg:y1="12.6cm" svg:x2="14.2cm" svg:y2="13.7cm">
            <text:p/>
          </draw:line>
          <draw:line draw:style-name="gr14" draw:text-style-name="P2" draw:layer="layout" svg:x1="12.6cm" svg:y1="13.7cm" svg:x2="12.6cm" svg:y2="14.8cm">
            <text:p/>
          </draw:line>
          <draw:line draw:style-name="gr14" draw:text-style-name="P2" draw:layer="layout" svg:x1="12cm" svg:y1="15.7cm" svg:x2="12cm" svg:y2="16.8cm">
            <text:p/>
          </draw:line>
          <draw:line draw:style-name="gr14" draw:text-style-name="P2" draw:layer="layout" svg:x1="13.2cm" svg:y1="15.7cm" svg:x2="13.2cm" svg:y2="16.8cm">
            <text:p/>
          </draw:line>
        </draw:g>
        <draw:custom-shape draw:style-name="gr12" draw:text-style-name="P8" draw:layer="layout" svg:width="2cm" svg:height="2cm" svg:x="15cm" svg:y="10cm">
          <text:p text:style-name="P8"><text:span text:style-name="T1">RAM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12" draw:text-style-name="P8" draw:layer="layout" svg:width="2cm" svg:height="2cm" svg:x="11cm" svg:y="10cm">
          <text:p text:style-name="P8"><text:span text:style-name="T1">Common</text:span></text:p>
          <text:p text:style-name="P8"><text:span text:style-name="T1">Registers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14" draw:text-style-name="P2" draw:layer="layout" svg:x1="13.499cm" svg:y1="26.701cm" svg:x2="13.5cm" svg:y2="22cm" draw:start-shape="id33" draw:start-glue-point="0" draw:end-shape="id34" svg:d="M13499 26701v-2350h1v-2351" svg:viewBox="0 0 2 4702">
          <text:p/>
        </draw:connector>
        <draw:connector draw:style-name="gr14" draw:text-style-name="P2" draw:layer="layout" svg:x1="18.5cm" svg:y1="20.4cm" svg:x2="15cm" svg:y2="21.5cm" draw:start-shape="id35" draw:end-shape="id34" draw:end-glue-point="1" svg:d="M18500 20400h-1749v1100h-1751" svg:viewBox="0 0 3501 1101">
          <text:p/>
        </draw:connector>
        <draw:custom-shape draw:style-name="gr22" draw:text-style-name="P4" draw:layer="layout" svg:width="2.6cm" svg:height="0.4cm" svg:x="7.4cm" svg:y="12.3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81" draw:text-style-name="P6" draw:layer="layout" svg:width="1.5cm" svg:height="0.3cm" svg:x="10.5cm" svg:y="21.6cm">
          <text:p/>
          <draw:enhanced-geometry svg:viewBox="0 0 21600 21600" draw:text-areas="0 ?f0 ?f5 ?f2" draw:mirror-horizontal="tru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19" draw:text-style-name="P2" draw:layer="layout" svg:x1="4cm" svg:y1="17cm" svg:x2="28cm" svg:y2="17cm">
          <text:p/>
        </draw:line>
        <draw:line draw:style-name="gr19" draw:text-style-name="P2" draw:layer="layout" svg:x1="4cm" svg:y1="22.7cm" svg:x2="28cm" svg:y2="22.7cm">
          <text:p/>
        </draw:line>
        <draw:custom-shape draw:style-name="gr20" draw:text-style-name="P20" draw:layer="layout" svg:width="2.5cm" svg:height="1.3cm" svg:x="24.4cm" svg:y="3.1cm">
          <text:p text:style-name="P20">ADDR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21" draw:text-style-name="P8" xml:id="id36" draw:id="id36" draw:layer="layout" svg:width="3cm" svg:height="1cm" svg:x="13.8cm" svg:y="18cm">
          <text:p text:style-name="P8"><text:span text:style-name="T1">PC+counter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22" draw:text-style-name="P4" draw:layer="layout" svg:width="2.6cm" svg:height="0.4cm" svg:x="7.4cm" svg:y="19.8cm">
          <text:p/>
          <draw:enhanced-geometry svg:viewBox="0 0 21600 21600" draw:mirror-vertical="false" draw:mirror-horizontal="false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23" draw:text-style-name="P22" draw:layer="layout" svg:width="1.734cm" svg:height="0.962cm" svg:x="4cm" svg:y="10.2cm">
          <draw:text-box>
            <text:p text:style-name="P21">core</text:p>
          </draw:text-box>
        </draw:frame>
        <draw:frame draw:style-name="gr24" draw:text-style-name="P22" draw:layer="layout" svg:width="3.106cm" svg:height="0.962cm" svg:x="3.966cm" svg:y="19.7cm">
          <draw:text-box>
            <text:p text:style-name="P21">controller</text:p>
          </draw:text-box>
        </draw:frame>
        <draw:frame draw:style-name="gr25" draw:text-style-name="P22" draw:layer="layout" svg:width="2.932cm" svg:height="0.962cm" svg:x="3.8cm" svg:y="26cm">
          <draw:text-box>
            <text:p text:style-name="P21">interface</text:p>
          </draw:text-box>
        </draw:frame>
        <draw:custom-shape draw:style-name="gr26" draw:text-style-name="P20" draw:layer="layout" svg:width="3cm" svg:height="1cm" svg:x="5cm" svg:y="3.4cm">
          <text:p text:style-name="P20">Data bus</text:p>
          <draw:enhanced-geometry svg:viewBox="0 0 21600 21600" draw:type="rectangle" draw:enhanced-path="M 0 0 L 21600 0 21600 21600 0 21600 0 0 Z N"/>
        </draw:custom-shape>
        <draw:custom-shape draw:style-name="gr82" draw:text-style-name="P4" draw:layer="layout" svg:width="18.2cm" svg:height="0.3cm" svg:x="7cm" svg:y="23.9cm">
          <text:p/>
          <draw:enhanced-geometry svg:viewBox="0 0 21600 21600" draw:type="rectangle" draw:enhanced-path="M 0 0 L 21600 0 21600 21600 0 21600 0 0 Z N"/>
        </draw:custom-shape>
        <draw:custom-shape draw:style-name="gr83" draw:text-style-name="P4" draw:layer="layout" svg:width="0.4cm" svg:height="0.8cm" svg:x="14.2cm" svg:y="24.2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83" draw:text-style-name="P4" draw:layer="layout" svg:width="0.4cm" svg:height="0.8cm" svg:x="18.4cm" svg:y="24.2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84" draw:text-style-name="P6" draw:layer="layout" svg:width="0.4cm" svg:height="16.6cm" draw:transform="rotate (1.5707963267949) translate (8.6cm 23.4cm)">
          <text:p/>
          <draw:enhanced-geometry svg:viewBox="0 0 21600 21600" draw:type="rectangle" draw:enhanced-path="M 0 0 L 21600 0 21600 21600 0 21600 0 0 Z N"/>
        </draw:custom-shape>
        <draw:custom-shape draw:style-name="gr85" draw:text-style-name="P6" draw:layer="layout" svg:width="0.5cm" svg:height="1.6cm" svg:x="16.3cm" svg:y="23.4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85" draw:text-style-name="P6" draw:layer="layout" svg:width="0.5cm" svg:height="1.6cm" svg:x="20.3cm" svg:y="23.4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onnector draw:style-name="gr14" draw:text-style-name="P2" draw:layer="layout" svg:x1="16.8cm" svg:y1="18.5cm" svg:x2="19.5cm" svg:y2="19.4cm" draw:start-shape="id36" draw:start-glue-point="1" draw:end-shape="id35" draw:end-glue-point="0" svg:d="M16800 18500h2700v900" svg:viewBox="0 0 2701 901">
          <text:p/>
        </draw:connector>
        <draw:custom-shape draw:style-name="gr80" draw:text-style-name="P6" draw:layer="layout" svg:width="14.4cm" svg:height="0.4cm" draw:transform="rotate (1.5707963267949) translate (8.6cm 23.4cm)">
          <text:p/>
          <draw:enhanced-geometry svg:viewBox="0 0 21600 21600" draw:type="rectangle" draw:enhanced-path="M 0 0 L 21600 0 21600 21600 0 21600 0 0 Z N"/>
        </draw:custom-shape>
        <draw:custom-shape draw:style-name="gr42" draw:text-style-name="P4" draw:layer="layout" svg:width="0.8cm" svg:height="0.3cm" svg:x="11.2cm" svg:y="21.2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6" draw:text-style-name="P2" draw:layer="layout" svg:width="9cm" svg:height="7.7cm" svg:x="10cm" svg:y="9.2cm">
          <text:p/>
          <draw:enhanced-geometry svg:viewBox="0 0 21600 21600" draw:type="rectangle" draw:enhanced-path="M 0 0 L 21600 0 21600 21600 0 21600 0 0 Z N"/>
        </draw:custom-shape>
        <draw:custom-shape draw:style-name="gr87" draw:text-style-name="P2" draw:layer="layout" svg:width="11cm" svg:height="5.1cm" svg:x="10cm" svg:y="17.4cm">
          <text:p/>
          <draw:enhanced-geometry svg:viewBox="0 0 21600 21600" draw:type="rectangle" draw:enhanced-path="M 0 0 L 21600 0 21600 21600 0 21600 0 0 Z N"/>
        </draw:custom-shape>
        <draw:custom-shape draw:style-name="gr88" draw:text-style-name="P6" draw:layer="layout" svg:width="1.1cm" svg:height="0.5cm" svg:x="9cm" svg:y="20.6cm">
          <text:p/>
          <draw:enhanced-geometry svg:viewBox="0 0 21600 21600" draw:text-areas="0 ?f0 ?f5 ?f2" draw:mirror-horizontal="false" draw:mirror-vertical="fals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8" draw:text-style-name="P6" draw:layer="layout" svg:width="1.1cm" svg:height="0.3cm" svg:x="12.7cm" svg:y="18.6cm">
          <text:p/>
          <draw:enhanced-geometry svg:viewBox="0 0 21600 21600" draw:text-areas="0 ?f0 ?f5 ?f2" draw:mirror-horizontal="false" draw:mirror-vertical="fals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9" draw:text-style-name="P4" draw:layer="layout" svg:width="1.9cm" svg:height="0.4cm" svg:x="16.6cm" svg:y="19.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8" draw:text-style-name="P6" draw:layer="layout" svg:width="1.1cm" svg:height="0.3cm" svg:x="17.4cm" svg:y="19.5cm">
          <text:p/>
          <draw:enhanced-geometry svg:viewBox="0 0 21600 21600" draw:text-areas="0 ?f0 ?f5 ?f2" draw:mirror-horizontal="false" draw:mirror-vertical="fals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0" draw:text-style-name="P4" draw:layer="layout" svg:width="2.9cm" svg:height="0.4cm" svg:x="10.9cm" svg:y="1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  <draw:page draw:name="page7" draw:style-name="dp1" draw:master-page-name="默认"/>
      <draw:page draw:name="page8" draw:style-name="dp1" draw:master-page-name="默认">
        <draw:frame draw:style-name="gr91" draw:text-style-name="P23" draw:layer="layout" svg:width="5.73cm" svg:height="1.673cm" svg:x="0.9cm" svg:y="1cm">
          <draw:text-box>
            <text:p><text:span text:style-name="T7">controller</text:span></text:p>
          </draw:text-box>
        </draw:frame>
        <draw:custom-shape draw:style-name="gr92" draw:text-style-name="P4" xml:id="id37" draw:id="id37" draw:layer="layout" svg:width="3cm" svg:height="1cm" svg:x="4.006cm" svg:y="4.981cm">
          <text:p text:style-name="P4">Load IR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93" draw:text-style-name="P25" xml:id="id38" draw:id="id38" draw:layer="layout" svg:width="5cm" svg:height="1cm" svg:x="3cm" svg:y="8cm">
          <text:p text:style-name="P24"><text:span text:style-name="T2">IR == NULL ROM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6" draw:text-style-name="P4" xml:id="id40" draw:id="id40" draw:layer="layout" svg:width="3cm" svg:height="1cm" svg:x="11cm" svg:y="11cm">
          <text:p text:style-name="P4">Load Data</text:p>
          <draw:enhanced-geometry svg:viewBox="0 0 21600 21600" draw:type="rectangle" draw:enhanced-path="M 0 0 L 21600 0 21600 21600 0 21600 0 0 Z N"/>
        </draw:custom-shape>
        <draw:custom-shape draw:style-name="gr94" draw:text-style-name="P1" xml:id="id42" draw:id="id42" draw:layer="layout" svg:width="1cm" svg:height="1cm" svg:x="19cm" svg:y="11cm">
          <text:p text:style-name="P4"/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4" draw:text-style-name="P2" draw:layer="layout" svg:x1="5.506cm" svg:y1="5.981cm" svg:x2="5.5cm" svg:y2="8cm" draw:start-shape="id37" draw:start-glue-point="6" draw:end-shape="id38" draw:end-glue-point="4" svg:d="M5506 5981v1010h-6v1009" svg:viewBox="0 0 7 2020">
          <text:p/>
        </draw:connector>
        <draw:connector draw:style-name="gr14" draw:text-style-name="P2" xml:id="id43" draw:id="id43" draw:layer="layout" svg:x1="5.5cm" svg:y1="9cm" svg:x2="4.006cm" svg:y2="5.481cm" draw:start-shape="id38" draw:start-glue-point="6" draw:end-shape="id37" draw:end-glue-point="5" svg:d="M5500 9000v502h-3001v-4021h1507" svg:viewBox="0 0 3002 4022">
          <text:p/>
        </draw:connector>
        <draw:connector draw:style-name="gr14" draw:text-style-name="P2" draw:layer="layout" svg:x1="8cm" svg:y1="8.5cm" svg:x2="10cm" svg:y2="8.5cm" draw:start-shape="id38" draw:start-glue-point="7" draw:end-shape="id39" draw:end-glue-point="5" svg:d="M8000 8500h2000" svg:viewBox="0 0 2001 1">
          <text:p/>
        </draw:connector>
        <draw:custom-shape draw:style-name="gr93" draw:text-style-name="P26" xml:id="id39" draw:id="id39" draw:layer="layout" svg:width="5cm" svg:height="1cm" svg:x="10cm" svg:y="8cm">
          <text:p text:style-name="P24"><text:span text:style-name="T1">IR == ROM *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4" draw:text-style-name="P2" draw:layer="layout" svg:x1="12.5cm" svg:y1="9cm" svg:x2="12.5cm" svg:y2="11cm" draw:start-shape="id39" draw:start-glue-point="6" draw:end-shape="id40" svg:d="M12500 9000v2000" svg:viewBox="0 0 1 2001">
          <text:p/>
        </draw:connector>
        <draw:connector draw:style-name="gr14" draw:text-style-name="P2" draw:layer="layout" svg:x1="15cm" svg:y1="8.5cm" svg:x2="17cm" svg:y2="8.5cm" draw:start-shape="id39" draw:start-glue-point="7" draw:end-shape="id41" draw:end-glue-point="5" svg:d="M15000 8500h2000" svg:viewBox="0 0 2001 1">
          <text:p/>
        </draw:connector>
        <draw:custom-shape draw:style-name="gr93" draw:text-style-name="P26" xml:id="id41" draw:id="id41" draw:layer="layout" svg:width="5cm" svg:height="1cm" svg:x="17cm" svg:y="8cm">
          <text:p text:style-name="P24"><text:span text:style-name="T1">IR == NULL NULL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4" draw:text-style-name="P2" draw:layer="layout" svg:x1="19.5cm" svg:y1="9cm" svg:x2="19.5cm" svg:y2="11cm" draw:start-shape="id41" draw:start-glue-point="6" draw:end-shape="id42" draw:end-glue-point="4" svg:d="M19500 9000v2000" svg:viewBox="0 0 1 2001">
          <text:p/>
        </draw:connector>
        <draw:connector draw:style-name="gr14" draw:text-style-name="P2" draw:layer="layout" svg:x1="22cm" svg:y1="8.5cm" svg:x2="7.006cm" svg:y2="5.481cm" draw:start-shape="id41" draw:start-glue-point="7" draw:end-shape="id37" draw:end-glue-point="7" svg:d="M22000 8500h502v-3019h-15496" svg:viewBox="0 0 15497 3020">
          <text:p/>
        </draw:connector>
        <draw:connector draw:style-name="gr14" draw:text-style-name="P2" draw:layer="layout" svg:x1="12.5cm" svg:y1="12cm" svg:x2="2.499cm" svg:y2="9.502cm" draw:start-shape="id40" draw:start-glue-point="2" draw:end-shape="id43" draw:end-glue-point="0" svg:d="M12500 12000v501h-10001v-2999" svg:viewBox="0 0 10002 3000">
          <text:p/>
        </draw:connector>
      </draw:page>
      <draw:page draw:name="page9" draw:style-name="dp1" draw:master-page-name="默认">
        <draw:custom-shape draw:style-name="gr95" draw:text-style-name="P4" xml:id="id45" draw:id="id45" draw:layer="layout" svg:width="2.6cm" svg:height="1.8cm" svg:x="7.6cm" svg:y="12cm">
          <text:p text:style-name="P4">Aut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6" draw:text-style-name="P4" xml:id="id47" draw:id="id47" draw:layer="layout" svg:width="3cm" svg:height="2cm" svg:x="7.4cm" svg:y="3cm">
          <text:p text:style-name="P4">count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97" draw:text-style-name="P4" xml:id="id44" draw:id="id44" draw:layer="layout" svg:width="2cm" svg:height="1.7cm" svg:x="5cm" svg:y="7cm">
          <text:p text:style-name="P4">Set auto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7" draw:text-style-name="P4" draw:layer="layout" svg:width="2cm" svg:height="1.7cm" svg:x="8cm" svg:y="7cm">
          <text:p text:style-name="P4">Set start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7" draw:text-style-name="P4" draw:layer="layout" svg:width="2cm" svg:height="1.7cm" svg:x="11cm" svg:y="7cm">
          <text:p text:style-name="P4">Set stop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7" draw:text-style-name="P4" draw:layer="layout" svg:width="2cm" svg:height="1.7cm" svg:x="14cm" svg:y="7cm">
          <text:p text:style-name="P4">trigger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5" draw:text-style-name="P4" xml:id="id49" draw:id="id49" draw:layer="layout" svg:width="2.6cm" svg:height="1.8cm" svg:x="13.7cm" svg:y="19cm">
          <text:p text:style-name="P4">Auto ru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7" draw:text-style-name="P4" draw:layer="layout" svg:width="2cm" svg:height="1.7cm" svg:x="2cm" svg:y="7cm">
          <text:p text:style-name="P4">Set count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7" draw:text-style-name="P4" draw:layer="layout" svg:width="2cm" svg:height="1.7cm" svg:x="5cm" svg:y="16cm">
          <text:p text:style-name="P4">Set auto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7" draw:text-style-name="P4" draw:layer="layout" svg:width="2cm" svg:height="1.7cm" svg:x="8cm" svg:y="16cm">
          <text:p text:style-name="P4">Set start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7" draw:text-style-name="P4" draw:layer="layout" svg:width="2cm" svg:height="1.7cm" svg:x="11cm" svg:y="16cm">
          <text:p text:style-name="P4">Set stop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7" draw:text-style-name="P4" xml:id="id48" draw:id="id48" draw:layer="layout" svg:width="2cm" svg:height="1.7cm" svg:x="14cm" svg:y="16cm">
          <text:p text:style-name="P4">trigger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7" draw:text-style-name="P4" xml:id="id46" draw:id="id46" draw:layer="layout" svg:width="2cm" svg:height="1.7cm" svg:x="2cm" svg:y="16cm">
          <text:p text:style-name="P4">Set count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4" draw:text-style-name="P2" draw:layer="layout" svg:x1="6cm" svg:y1="8.7cm" svg:x2="8.9cm" svg:y2="12cm" draw:start-shape="id44" draw:start-glue-point="6" draw:end-shape="id45" draw:end-glue-point="4" svg:d="M6000 8700v1651h2900v1649" svg:viewBox="0 0 2901 3301">
          <text:p/>
        </draw:connector>
        <draw:connector draw:style-name="gr14" draw:text-style-name="P2" draw:layer="layout" draw:line-skew="0cm -4.568cm" svg:x1="3cm" svg:y1="17.7cm" svg:x2="7.4cm" svg:y2="4cm" draw:start-shape="id46" draw:start-glue-point="6" draw:end-shape="id47" draw:end-glue-point="5" svg:d="M3000 17700v502h-1700v-14202h6100" svg:viewBox="0 0 6101 14203">
          <text:p/>
        </draw:connector>
        <draw:connector draw:style-name="gr14" draw:text-style-name="P2" draw:layer="layout" svg:x1="15cm" svg:y1="17.7cm" svg:x2="15cm" svg:y2="19cm" draw:start-shape="id48" draw:start-glue-point="6" draw:end-shape="id49" draw:end-glue-point="4" svg:d="M15000 17700v1300" svg:viewBox="0 0 1 1301">
          <text:p/>
        </draw:connector>
        <draw:custom-shape draw:style-name="gr98" draw:text-style-name="P2" xml:id="id50" draw:id="id50" draw:layer="layout" svg:width="2cm" svg:height="1.7cm" svg:x="18.4cm" svg:y="22cm">
          <text:p text:style-name="P4">Reach max number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4" draw:text-style-name="P2" draw:layer="layout" svg:x1="15cm" svg:y1="20.8cm" svg:x2="19.4cm" svg:y2="22cm" draw:start-shape="id49" draw:start-glue-point="8" draw:end-shape="id50" draw:end-glue-point="4" svg:d="M15000 20800v601h4400v599" svg:viewBox="0 0 4401 1201">
          <text:p/>
        </draw:connector>
        <draw:connector draw:style-name="gr14" draw:text-style-name="P2" draw:layer="layout" draw:line-skew="0cm 8.555cm" svg:x1="19.4cm" svg:y1="23.7cm" svg:x2="10.2cm" svg:y2="12.9cm" draw:start-shape="id50" draw:start-glue-point="6" draw:end-shape="id45" draw:end-glue-point="10" svg:d="M19400 23700v502h2600v-11302h-11800" svg:viewBox="0 0 11801 11303">
          <text:p/>
        </draw:connector>
        <draw:custom-shape draw:style-name="gr97" draw:text-style-name="P4" draw:layer="layout" svg:width="2cm" svg:height="1.7cm" svg:x="5cm" svg:y="22cm">
          <text:p text:style-name="P4">Set auto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7" draw:text-style-name="P4" draw:layer="layout" svg:width="2cm" svg:height="1.7cm" svg:x="8cm" svg:y="22cm">
          <text:p text:style-name="P4">Set start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7" draw:text-style-name="P4" draw:layer="layout" svg:width="2cm" svg:height="1.7cm" svg:x="11cm" svg:y="22cm">
          <text:p text:style-name="P4">Set stop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7" draw:text-style-name="P4" xml:id="id51" draw:id="id51" draw:layer="layout" svg:width="2cm" svg:height="1.7cm" svg:x="14cm" svg:y="22cm">
          <text:p text:style-name="P4">trigger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7" draw:text-style-name="P4" draw:layer="layout" svg:width="2cm" svg:height="1.7cm" svg:x="2cm" svg:y="22cm">
          <text:p text:style-name="P4">Set count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4" draw:text-style-name="P2" draw:layer="layout" svg:x1="15cm" svg:y1="23.7cm" svg:x2="15cm" svg:y2="26.6cm" draw:start-shape="id51" draw:start-glue-point="6" draw:end-shape="id52" draw:end-glue-point="0" svg:d="M15000 23700v2900" svg:viewBox="0 0 1 2901">
          <text:p/>
        </draw:connector>
        <draw:custom-shape draw:style-name="gr99" draw:text-style-name="P4" xml:id="id52" draw:id="id52" draw:layer="layout" svg:width="4cm" svg:height="1.1cm" svg:x="13cm" svg:y="26.6cm">
          <text:p text:style-name="P4">Reset value</text:p>
          <draw:enhanced-geometry svg:viewBox="0 0 21600 21600" draw:type="rectangle" draw:enhanced-path="M 0 0 L 21600 0 21600 21600 0 21600 0 0 Z N"/>
        </draw:custom-shape>
        <draw:custom-shape draw:style-name="gr97" draw:text-style-name="P4" draw:layer="layout" svg:width="2cm" svg:height="1.7cm" svg:x="17cm" svg:y="7cm">
          <text:p text:style-name="P4">reset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7" draw:text-style-name="P4" draw:layer="layout" svg:width="2cm" svg:height="1.7cm" svg:x="17cm" svg:y="15.979cm">
          <text:p text:style-name="P4">reset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7" draw:text-style-name="P4" draw:layer="layout" svg:width="2cm" svg:height="1.7cm" svg:x="23cm" svg:y="22cm">
          <text:p text:style-name="P4">reset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00" draw:text-style-name="P23" draw:layer="layout" svg:width="9.333cm" svg:height="1.673cm" svg:x="0.9cm" svg:y="1.001cm">
          <draw:text-box>
            <text:p><text:span text:style-name="T7">Counter Trigger</text:span></text:p>
          </draw:text-box>
        </draw:frame>
        <draw:connector draw:style-name="gr14" draw:text-style-name="P2" draw:layer="layout" svg:x1="13cm" svg:y1="27.15cm" svg:x2="13.7cm" svg:y2="19.9cm" draw:start-shape="id52" draw:start-glue-point="3" draw:end-shape="id49" svg:d="M13000 27150h-501v-7250h1201" svg:viewBox="0 0 1202 7251">
          <text:p/>
        </draw:connector>
      </draw:page>
      <draw:page draw:name="page10" draw:style-name="dp1" draw:master-page-name="默认">
        <draw:frame draw:style-name="gr101" draw:text-style-name="P27" draw:layer="layout" svg:width="12.076cm" svg:height="1.906cm" svg:x="0.056cm" svg:y="0.041cm">
          <draw:text-box>
            <text:p><text:span text:style-name="T8">Compiler</text:span></text:p>
          </draw:text-box>
        </draw:frame>
        <draw:custom-shape draw:style-name="gr102" draw:text-style-name="P28" xml:id="id53" draw:id="id53" draw:layer="layout" svg:width="2cm" svg:height="1cm" svg:x="3.5cm" svg:y="2.002cm">
          <text:p text:style-name="P4"><text:span text:style-name="T9">IDLE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onnector draw:style-name="gr14" draw:text-style-name="P2" draw:layer="layout" svg:x1="4.5cm" svg:y1="3.002cm" svg:x2="4.5cm" svg:y2="4cm" draw:start-shape="id53" draw:start-glue-point="6" draw:end-shape="id54" draw:end-glue-point="4" svg:d="M4500 3002v998" svg:viewBox="0 0 1 999">
          <text:p/>
        </draw:connector>
        <draw:custom-shape draw:style-name="gr103" draw:text-style-name="P29" xml:id="id58" draw:id="id58" draw:layer="layout" svg:width="5.001cm" svg:height="1.002cm" svg:x="2cm" svg:y="15.998cm">
          <text:p text:style-name="P4"><text:span text:style-name="T10">StopIteration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04" draw:text-style-name="P20" xml:id="id54" draw:id="id54" draw:layer="layout" svg:width="4cm" svg:height="1cm" svg:x="2.5cm" svg:y="4cm">
          <text:p text:style-name="P4"><text:span text:style-name="T11">Tokeniz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05" draw:text-style-name="P2" draw:layer="layout" svg:x1="4.5cm" svg:y1="5cm" svg:x2="4.5cm" svg:y2="6cm" draw:start-shape="id54" draw:start-glue-point="6" draw:end-shape="id55" draw:end-glue-point="5" svg:d="M4500 5000v1000" svg:viewBox="0 0 1 1001">
          <text:p/>
        </draw:connector>
        <draw:custom-shape draw:style-name="gr106" draw:text-style-name="P20" xml:id="id56" draw:id="id56" draw:layer="layout" svg:width="5cm" svg:height="1cm" svg:x="2cm" svg:y="9cm">
          <text:p text:style-name="P4"><text:span text:style-name="T11">Identify stmt typ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4" draw:text-style-name="P2" draw:layer="layout" svg:x1="4.5cm" svg:y1="10cm" svg:x2="4.5cm" svg:y2="12cm" draw:start-shape="id56" draw:start-glue-point="6" draw:end-shape="id57" draw:end-glue-point="4" svg:d="M4500 10000v2000" svg:viewBox="0 0 1 2001">
          <text:p/>
        </draw:connector>
        <draw:custom-shape draw:style-name="gr107" draw:text-style-name="P20" xml:id="id57" draw:id="id57" draw:layer="layout" svg:width="5cm" svg:height="2cm" svg:x="2cm" svg:y="12cm">
          <text:p text:style-name="P4"><text:span text:style-name="T11">Collect token</text:span></text:p>
          <text:p text:style-name="P4"><text:span text:style-name="T11">of the stm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4" draw:text-style-name="P2" draw:layer="layout" svg:x1="7.001cm" svg:y1="16.499cm" svg:x2="8cm" svg:y2="8.2cm" draw:start-shape="id58" draw:start-glue-point="7" draw:end-shape="id59" draw:end-glue-point="8" svg:d="M7001 16499h999v-8299" svg:viewBox="0 0 1000 8300">
          <text:p/>
        </draw:connector>
        <draw:connector draw:style-name="gr14" draw:text-style-name="P2" draw:layer="layout" svg:x1="4.5cm" svg:y1="14cm" svg:x2="4.501cm" svg:y2="15.998cm" draw:start-shape="id57" draw:start-glue-point="6" draw:end-shape="id58" draw:end-glue-point="4" svg:d="M4500 14000v1000h1v998" svg:viewBox="0 0 2 1999">
          <text:p/>
        </draw:connector>
        <draw:custom-shape draw:style-name="gr33" draw:text-style-name="P4" xml:id="id60" draw:id="id60" draw:layer="layout" svg:width="0.4cm" svg:height="0.4cm" svg:x="4.3cm" svg:y="7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2" draw:layer="layout" svg:x1="4.5cm" svg:y1="8.2cm" svg:x2="4.5cm" svg:y2="9cm" draw:start-shape="id60" draw:start-glue-point="8" draw:end-shape="id56" draw:end-glue-point="4" svg:d="M4500 8200v800" svg:viewBox="0 0 1 801">
          <text:p/>
        </draw:connector>
        <draw:custom-shape draw:style-name="gr108" draw:text-style-name="P20" xml:id="id62" draw:id="id62" draw:layer="layout" svg:width="3cm" svg:height="1cm" svg:x="3cm" svg:y="22cm">
          <text:p text:style-name="P4"><text:span text:style-name="T11">Stop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4" draw:text-style-name="P2" draw:layer="layout" svg:x1="4.501cm" svg:y1="20cm" svg:x2="4.5cm" svg:y2="22cm" draw:start-shape="id61" draw:start-glue-point="6" draw:end-shape="id62" draw:end-glue-point="4" svg:d="M4501 20000v1001h-1v999" svg:viewBox="0 0 2 2001">
          <text:p/>
        </draw:connector>
        <draw:custom-shape draw:style-name="gr103" draw:text-style-name="P29" xml:id="id61" draw:id="id61" draw:layer="layout" svg:width="5.001cm" svg:height="1.002cm" svg:x="2cm" svg:y="18.998cm">
          <text:p text:style-name="P4"><text:span text:style-name="T10">There are not sub blocks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4" draw:text-style-name="P2" draw:layer="layout" svg:x1="10cm" svg:y1="16cm" svg:x2="8.2cm" svg:y2="8cm" draw:start-shape="id63" draw:start-glue-point="5" draw:end-shape="id59" draw:end-glue-point="10" svg:d="M10000 16000v-8000h-1800" svg:viewBox="0 0 1801 8001">
          <text:p/>
        </draw:connector>
        <draw:connector draw:style-name="gr14" draw:text-style-name="P2" draw:layer="layout" svg:x1="4.501cm" svg:y1="17cm" svg:x2="4.501cm" svg:y2="18.998cm" draw:start-shape="id58" draw:start-glue-point="6" draw:end-shape="id61" draw:end-glue-point="4" svg:d="M4501 17000v1998" svg:viewBox="0 0 1 1999">
          <text:p/>
        </draw:connector>
        <draw:custom-shape draw:style-name="gr109" draw:text-style-name="P20" xml:id="id63" draw:id="id63" draw:layer="layout" svg:width="4cm" svg:height="2cm" svg:x="8cm" svg:y="16cm">
          <text:p text:style-name="P4"><text:span text:style-name="T11">Token list of</text:span></text:p>
          <text:p text:style-name="P4"><text:span text:style-name="T11">Sub block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34" draw:text-style-name="P4" draw:layer="layout" svg:x1="7.001cm" svg:y1="19.499cm" svg:x2="10cm" svg:y2="18cm" draw:start-shape="id61" draw:start-glue-point="7" draw:end-shape="id63" draw:end-glue-point="8" svg:d="M7001 19499h2999v-1499" svg:viewBox="0 0 3000 1500">
          <text:p/>
        </draw:connector>
        <draw:custom-shape draw:style-name="gr33" draw:text-style-name="P4" xml:id="id59" draw:id="id59" draw:layer="layout" svg:width="0.4cm" svg:height="0.4cm" svg:x="7.8cm" svg:y="7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2" draw:layer="layout" svg:x1="4.5cm" svg:y1="7cm" svg:x2="4.5cm" svg:y2="7.8cm" draw:start-shape="id55" draw:start-glue-point="8" draw:end-shape="id60" draw:end-glue-point="4" svg:d="M4500 7000v800" svg:viewBox="0 0 1 801">
          <text:p/>
        </draw:connector>
        <draw:custom-shape draw:style-name="gr110" draw:text-style-name="P20" xml:id="id55" draw:id="id55" draw:layer="layout" svg:width="3cm" svg:height="1cm" svg:x="3cm" svg:y="6cm">
          <text:p text:style-name="P4"><text:span text:style-name="T11">Token list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14" draw:text-style-name="P2" draw:layer="layout" svg:x1="7.8cm" svg:y1="8cm" svg:x2="4.7cm" svg:y2="8cm" draw:start-shape="id59" draw:start-glue-point="6" draw:end-shape="id60" draw:end-glue-point="10" svg:d="M7800 8000h-3100" svg:viewBox="0 0 3101 1">
          <text:p/>
        </draw:connector>
      </draw:page>
      <draw:page draw:name="page11" draw:style-name="dp1" draw:master-page-name="默认">
        <draw:custom-shape draw:style-name="gr102" draw:text-style-name="P28" xml:id="id110" draw:id="id110" draw:layer="layout" svg:width="2cm" svg:height="1cm" svg:x="4.004cm" svg:y="3.001cm">
          <text:p text:style-name="P4"><text:span text:style-name="T9">St = nl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111" draw:text-style-name="P29" xml:id="id64" draw:id="id64" draw:layer="layout" svg:width="4.001cm" svg:height="1.001cm" svg:x="2.999cm" svg:y="5cm">
          <text:p text:style-name="P4"><text:span text:style-name="T10">Ch == #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2" draw:text-style-name="P20" xml:id="id65" draw:id="id65" draw:layer="layout" svg:width="4cm" svg:height="1cm" svg:x="3cm" svg:y="7cm">
          <text:p text:style-name="P4"><text:span text:style-name="T11">St = commen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11" draw:text-style-name="P29" xml:id="id68" draw:id="id68" draw:layer="layout" svg:width="4.001cm" svg:height="1.001cm" svg:x="8cm" svg:y="5cm">
          <text:p text:style-name="P4"><text:span text:style-name="T10">Ch == ' '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3" draw:text-style-name="P4" xml:id="id69" draw:id="id69" draw:layer="layout" svg:width="2cm" svg:height="1cm" svg:x="9cm" svg:y="7cm">
          <text:p text:style-name="P4">cache</text:p>
          <draw:enhanced-geometry svg:viewBox="0 0 21600 21600" draw:type="rectangle" draw:enhanced-path="M 0 0 L 21600 0 21600 21600 0 21600 0 0 Z N"/>
        </draw:custom-shape>
        <draw:custom-shape draw:style-name="gr111" draw:text-style-name="P29" xml:id="id70" draw:id="id70" draw:layer="layout" svg:width="4.001cm" svg:height="1.001cm" svg:x="12.999cm" svg:y="4.999cm">
          <text:p text:style-name="P4"><text:span text:style-name="T10">Ch == \n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04" draw:text-style-name="P20" xml:id="id111" draw:id="id111" draw:layer="layout" svg:width="4cm" svg:height="1cm" svg:x="18cm" svg:y="5cm">
          <text:p text:style-name="P4"><text:span text:style-name="T11">TK(indent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2" draw:text-style-name="P20" xml:id="id107" draw:id="id107" draw:layer="layout" svg:width="4cm" svg:height="1cm" svg:x="18cm" svg:y="8cm">
          <text:p text:style-name="P4"><text:span text:style-name="T11">St = nex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04" draw:text-style-name="P20" xml:id="id106" draw:id="id106" draw:layer="layout" svg:width="4cm" svg:height="1cm" svg:x="18cm" svg:y="6cm">
          <text:p text:style-name="P4"><text:span text:style-name="T11">call(next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4" draw:text-style-name="P20" xml:id="id75" draw:id="id75" draw:layer="layout" svg:width="4cm" svg:height="1cm" svg:x="3cm" svg:y="9cm">
          <text:p text:style-name="P4"><text:span text:style-name="T11">commen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1" draw:text-style-name="P29" xml:id="id72" draw:id="id72" draw:layer="layout" svg:width="4.001cm" svg:height="1.001cm" svg:x="3cm" svg:y="11cm">
          <text:p text:style-name="P4"><text:span text:style-name="T10">Ch == \n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04" draw:text-style-name="P20" xml:id="id71" draw:id="id71" draw:layer="layout" svg:width="4cm" svg:height="1cm" svg:x="13cm" svg:y="7cm">
          <text:p text:style-name="P4"><text:span text:style-name="T11">Add li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4" draw:text-style-name="P20" xml:id="id73" draw:id="id73" draw:layer="layout" svg:width="4cm" svg:height="1cm" svg:x="3cm" svg:y="13cm">
          <text:p text:style-name="P4"><text:span text:style-name="T11">Add li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2" draw:text-style-name="P20" xml:id="id74" draw:id="id74" draw:layer="layout" svg:width="4cm" svg:height="1cm" svg:x="3cm" svg:y="15cm">
          <text:p text:style-name="P4"><text:span text:style-name="T11">St = nl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14" draw:text-style-name="P20" xml:id="id108" draw:id="id108" draw:layer="layout" svg:width="4cm" svg:height="1cm" svg:x="20cm" svg:y="10cm">
          <text:p text:style-name="P4"><text:span text:style-name="T11">variab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5" draw:text-style-name="P6" draw:layer="layout" svg:width="1cm" svg:height="1cm" svg:x="7cm" svg:y="11cm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16" draw:text-style-name="P29" xml:id="id102" draw:id="id102" draw:layer="layout" svg:width="5.001cm" svg:height="1.001cm" svg:x="19.5cm" svg:y="11.999cm">
          <text:p text:style-name="P4"><text:span text:style-name="T10">Ch == char item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3" draw:text-style-name="P4" xml:id="id103" draw:id="id103" draw:layer="layout" svg:width="2cm" svg:height="1cm" svg:x="21cm" svg:y="14cm">
          <text:p text:style-name="P4">cache</text:p>
          <draw:enhanced-geometry svg:viewBox="0 0 21600 21600" draw:type="rectangle" draw:enhanced-path="M 0 0 L 21600 0 21600 21600 0 21600 0 0 Z N"/>
        </draw:custom-shape>
        <draw:custom-shape draw:style-name="gr26" draw:text-style-name="P20" xml:id="id114" draw:id="id114" draw:layer="layout" svg:width="3cm" svg:height="1cm" svg:x="26cm" svg:y="12cm">
          <text:p text:style-name="P4"><text:span text:style-name="T11">TK(var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4" draw:text-style-name="P20" xml:id="id76" draw:id="id76" draw:layer="layout" svg:width="4cm" svg:height="1cm" svg:x="10cm" svg:y="10cm">
          <text:p text:style-name="P4"><text:span text:style-name="T11">dat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6" draw:text-style-name="P29" xml:id="id77" draw:id="id77" draw:layer="layout" svg:width="5.001cm" svg:height="1.001cm" svg:x="9.5cm" svg:y="11.999cm">
          <text:p text:style-name="P4"><text:span text:style-name="T10">Ch == data item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3" draw:text-style-name="P4" xml:id="id78" draw:id="id78" draw:layer="layout" svg:width="2cm" svg:height="1cm" svg:x="11cm" svg:y="14cm">
          <text:p text:style-name="P4">cache</text:p>
          <draw:enhanced-geometry svg:viewBox="0 0 21600 21600" draw:type="rectangle" draw:enhanced-path="M 0 0 L 21600 0 21600 21600 0 21600 0 0 Z N"/>
        </draw:custom-shape>
        <draw:custom-shape draw:style-name="gr26" draw:text-style-name="P20" xml:id="id113" draw:id="id113" draw:layer="layout" svg:width="3cm" svg:height="1cm" svg:x="16cm" svg:y="12cm">
          <text:p text:style-name="P4"><text:span text:style-name="T11">TK(data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4" draw:text-style-name="P20" xml:id="id109" draw:id="id109" draw:layer="layout" svg:width="4cm" svg:height="1cm" svg:x="30cm" svg:y="10cm">
          <text:p text:style-name="P4"><text:span text:style-name="T11">operato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6" draw:text-style-name="P29" xml:id="id98" draw:id="id98" draw:layer="layout" svg:width="5.001cm" svg:height="1.001cm" svg:x="29.5cm" svg:y="11.999cm">
          <text:p text:style-name="P4"><text:span text:style-name="T10">Ch == op item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3" draw:text-style-name="P4" xml:id="id99" draw:id="id99" draw:layer="layout" svg:width="2cm" svg:height="1cm" svg:x="31cm" svg:y="14cm">
          <text:p text:style-name="P4">cache</text:p>
          <draw:enhanced-geometry svg:viewBox="0 0 21600 21600" draw:type="rectangle" draw:enhanced-path="M 0 0 L 21600 0 21600 21600 0 21600 0 0 Z N"/>
        </draw:custom-shape>
        <draw:custom-shape draw:style-name="gr26" draw:text-style-name="P20" xml:id="id115" draw:id="id115" draw:layer="layout" svg:width="3cm" svg:height="1cm" svg:x="36cm" svg:y="12cm">
          <text:p text:style-name="P4"><text:span text:style-name="T11">TK(op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4" draw:text-style-name="P20" xml:id="id79" draw:id="id79" draw:layer="layout" svg:width="4cm" svg:height="1cm" svg:x="3cm" svg:y="18cm">
          <text:p text:style-name="P4"><text:span text:style-name="T11">nex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1" draw:text-style-name="P29" xml:id="id80" draw:id="id80" draw:layer="layout" svg:width="4.001cm" svg:height="1.001cm" svg:x="2.999cm" svg:y="19.999cm">
          <text:p text:style-name="P4"><text:span text:style-name="T10">Ch == ' '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5" draw:text-style-name="P6" draw:layer="layout" svg:width="1cm" svg:height="1cm" svg:x="4.5cm" svg:y="21cm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11" draw:text-style-name="P29" xml:id="id81" draw:id="id81" draw:layer="layout" svg:width="4.001cm" svg:height="1.001cm" svg:x="7.999cm" svg:y="19.999cm">
          <text:p text:style-name="P4"><text:span text:style-name="T10">Ch == \n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6" draw:text-style-name="P20" xml:id="id104" draw:id="id104" draw:layer="layout" svg:width="3cm" svg:height="1cm" svg:x="16cm" svg:y="13cm">
          <text:p text:style-name="P4"><text:span text:style-name="T11">call(next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2" draw:text-style-name="P20" xml:id="id105" draw:id="id105" draw:layer="layout" svg:width="4cm" svg:height="1cm" svg:x="15.5cm" svg:y="15cm">
          <text:p text:style-name="P4"><text:span text:style-name="T11">St = nex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6" draw:text-style-name="P20" xml:id="id100" draw:id="id100" draw:layer="layout" svg:width="3cm" svg:height="1cm" svg:x="26cm" svg:y="13cm">
          <text:p text:style-name="P4"><text:span text:style-name="T11">call(next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2" draw:text-style-name="P20" xml:id="id101" draw:id="id101" draw:layer="layout" svg:width="4cm" svg:height="1cm" svg:x="25.5cm" svg:y="15cm">
          <text:p text:style-name="P4"><text:span text:style-name="T11">St = nex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6" draw:text-style-name="P20" xml:id="id96" draw:id="id96" draw:layer="layout" svg:width="3cm" svg:height="1cm" svg:x="36cm" svg:y="13cm">
          <text:p text:style-name="P4"><text:span text:style-name="T11">call(next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2" draw:text-style-name="P20" xml:id="id97" draw:id="id97" draw:layer="layout" svg:width="4cm" svg:height="1cm" svg:x="35.5cm" svg:y="15cm">
          <text:p text:style-name="P4"><text:span text:style-name="T11">St = nex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04" draw:text-style-name="P20" xml:id="id83" draw:id="id83" draw:layer="layout" svg:width="4cm" svg:height="1cm" svg:x="8cm" svg:y="23cm">
          <text:p text:style-name="P4"><text:span text:style-name="T11">Add li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4" draw:text-style-name="P20" xml:id="id82" draw:id="id82" draw:layer="layout" svg:width="4cm" svg:height="1cm" svg:x="8cm" svg:y="22cm">
          <text:p text:style-name="P4"><text:span text:style-name="T11">TK(nl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2" draw:text-style-name="P20" xml:id="id84" draw:id="id84" draw:layer="layout" svg:width="4cm" svg:height="1cm" svg:x="8cm" svg:y="25cm">
          <text:p text:style-name="P4"><text:span text:style-name="T11">St = nl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4" draw:text-style-name="P2" draw:layer="layout" svg:x1="5cm" svg:y1="6.001cm" svg:x2="5cm" svg:y2="7cm" draw:start-shape="id64" draw:start-glue-point="6" draw:end-shape="id65" draw:end-glue-point="4" svg:d="M5000 6001v999" svg:viewBox="0 0 1 1000">
          <text:p/>
        </draw:connector>
        <draw:custom-shape draw:style-name="gr111" draw:text-style-name="P29" xml:id="id66" draw:id="id66" draw:layer="layout" svg:width="4.001cm" svg:height="1.001cm" svg:x="12.999cm" svg:y="20cm">
          <text:p text:style-name="P4"><text:span text:style-name="T10">Ch == #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2" draw:text-style-name="P20" xml:id="id67" draw:id="id67" draw:layer="layout" svg:width="4cm" svg:height="1cm" svg:x="13cm" svg:y="22cm">
          <text:p text:style-name="P4"><text:span text:style-name="T11">St = commen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4" draw:text-style-name="P2" draw:layer="layout" svg:x1="15cm" svg:y1="21.001cm" svg:x2="15cm" svg:y2="22cm" draw:start-shape="id66" draw:start-glue-point="6" draw:end-shape="id67" draw:end-glue-point="4" svg:d="M15000 21001v999" svg:viewBox="0 0 1 1000">
          <text:p/>
        </draw:connector>
        <draw:custom-shape draw:style-name="gr111" draw:text-style-name="P29" xml:id="id85" draw:id="id85" draw:layer="layout" svg:width="4.001cm" svg:height="1.001cm" svg:x="18cm" svg:y="19.999cm">
          <text:p text:style-name="P4"><text:span text:style-name="T10">Ch == char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2" draw:text-style-name="P20" xml:id="id86" draw:id="id86" draw:layer="layout" svg:width="4cm" svg:height="1cm" svg:x="18cm" svg:y="22cm">
          <text:p text:style-name="P4"><text:span text:style-name="T11">St = var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04" draw:text-style-name="P20" xml:id="id87" draw:id="id87" draw:layer="layout" svg:width="4cm" svg:height="1cm" svg:x="18cm" svg:y="24cm">
          <text:p text:style-name="P4"><text:span text:style-name="T11">call(var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1" draw:text-style-name="P29" xml:id="id88" draw:id="id88" draw:layer="layout" svg:width="4.001cm" svg:height="1.001cm" svg:x="23cm" svg:y="19.999cm">
          <text:p text:style-name="P4"><text:span text:style-name="T10">Ch == data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2" draw:text-style-name="P20" xml:id="id89" draw:id="id89" draw:layer="layout" svg:width="4cm" svg:height="1cm" svg:x="23cm" svg:y="22cm">
          <text:p text:style-name="P4"><text:span text:style-name="T11">St = data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04" draw:text-style-name="P20" xml:id="id90" draw:id="id90" draw:layer="layout" svg:width="4cm" svg:height="1cm" svg:x="23cm" svg:y="24cm">
          <text:p text:style-name="P4"><text:span text:style-name="T11">call(data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1" draw:text-style-name="P29" xml:id="id91" draw:id="id91" draw:layer="layout" svg:width="4.001cm" svg:height="1.001cm" svg:x="28cm" svg:y="20cm">
          <text:p text:style-name="P4"><text:span text:style-name="T10">Ch == op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2" draw:text-style-name="P20" xml:id="id92" draw:id="id92" draw:layer="layout" svg:width="4cm" svg:height="1cm" svg:x="28cm" svg:y="22.001cm">
          <text:p text:style-name="P4"><text:span text:style-name="T11">St = op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04" draw:text-style-name="P20" xml:id="id93" draw:id="id93" draw:layer="layout" svg:width="4cm" svg:height="1cm" svg:x="28cm" svg:y="24.001cm">
          <text:p text:style-name="P4"><text:span text:style-name="T11">call(op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1" draw:text-style-name="P29" xml:id="id94" draw:id="id94" draw:layer="layout" svg:width="4.001cm" svg:height="1.001cm" svg:x="33cm" svg:y="20cm">
          <text:p text:style-name="P4"><text:span text:style-name="T10">Ch == '.()'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04" draw:text-style-name="P20" xml:id="id95" draw:id="id95" draw:layer="layout" svg:width="4cm" svg:height="1cm" svg:x="33cm" svg:y="22cm">
          <text:p text:style-name="P4"><text:span text:style-name="T11">TK(el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1cm" svg:height="1cm" svg:x="37cm" svg:y="20cm">
          <text:p/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connector draw:style-name="gr14" draw:text-style-name="P2" draw:layer="layout" svg:x1="10.001cm" svg:y1="6.001cm" svg:x2="10cm" svg:y2="7cm" draw:start-shape="id68" draw:start-glue-point="6" draw:end-shape="id69" draw:end-glue-point="0" svg:d="M10001 6001v500h-1v499" svg:viewBox="0 0 2 1000">
          <text:p/>
        </draw:connector>
        <draw:connector draw:style-name="gr14" draw:text-style-name="P2" draw:layer="layout" svg:x1="15cm" svg:y1="6cm" svg:x2="15cm" svg:y2="7cm" draw:start-shape="id70" draw:start-glue-point="6" draw:end-shape="id71" draw:end-glue-point="0" svg:d="M15000 6000v1000" svg:viewBox="0 0 1 1001">
          <text:p/>
        </draw:connector>
        <draw:connector draw:style-name="gr14" draw:text-style-name="P2" draw:layer="layout" svg:x1="5.001cm" svg:y1="12.001cm" svg:x2="5cm" svg:y2="13cm" draw:start-shape="id72" draw:start-glue-point="6" draw:end-shape="id73" draw:end-glue-point="0" svg:d="M5001 12001v500h-1v499" svg:viewBox="0 0 2 1000">
          <text:p/>
        </draw:connector>
        <draw:connector draw:style-name="gr14" draw:text-style-name="P2" draw:layer="layout" svg:x1="5cm" svg:y1="14cm" svg:x2="5cm" svg:y2="15cm" draw:start-shape="id73" draw:start-glue-point="2" draw:end-shape="id74" draw:end-glue-point="4" svg:d="M5000 14000v1000" svg:viewBox="0 0 1 1001">
          <text:p/>
        </draw:connector>
        <draw:connector draw:style-name="gr14" draw:text-style-name="P2" draw:layer="layout" svg:x1="5cm" svg:y1="10cm" svg:x2="5.001cm" svg:y2="11cm" draw:start-shape="id75" draw:start-glue-point="8" draw:end-shape="id72" draw:end-glue-point="4" svg:d="M5000 10000v500h1v500" svg:viewBox="0 0 2 1001">
          <text:p/>
        </draw:connector>
        <draw:connector draw:style-name="gr14" draw:text-style-name="P2" draw:layer="layout" svg:x1="12cm" svg:y1="11cm" svg:x2="12cm" svg:y2="11.999cm" draw:start-shape="id76" draw:start-glue-point="8" draw:end-shape="id77" draw:end-glue-point="0" svg:d="M12000 11000v999" svg:viewBox="0 0 1 1000">
          <text:p/>
        </draw:connector>
        <draw:connector draw:style-name="gr14" draw:text-style-name="P2" draw:layer="layout" svg:x1="12.001cm" svg:y1="13cm" svg:x2="12cm" svg:y2="14cm" draw:start-shape="id77" draw:start-glue-point="6" draw:end-shape="id78" draw:end-glue-point="0" svg:d="M12001 13000v500h-1v500" svg:viewBox="0 0 2 1001">
          <text:p/>
        </draw:connector>
        <draw:connector draw:style-name="gr14" draw:text-style-name="P2" draw:layer="layout" svg:x1="5cm" svg:y1="19cm" svg:x2="5cm" svg:y2="19.999cm" draw:start-shape="id79" draw:start-glue-point="8" draw:end-shape="id80" draw:end-glue-point="4" svg:d="M5000 19000v999" svg:viewBox="0 0 1 1000">
          <text:p/>
        </draw:connector>
        <draw:connector draw:style-name="gr14" draw:text-style-name="P2" draw:layer="layout" svg:x1="10cm" svg:y1="21cm" svg:x2="10cm" svg:y2="22cm" draw:start-shape="id81" draw:start-glue-point="6" draw:end-shape="id82" draw:end-glue-point="0" svg:d="M10000 21000v1000" svg:viewBox="0 0 1 1001">
          <text:p/>
        </draw:connector>
        <draw:connector draw:style-name="gr14" draw:text-style-name="P2" draw:layer="layout" svg:x1="10cm" svg:y1="24cm" svg:x2="10cm" svg:y2="25cm" draw:start-shape="id83" draw:start-glue-point="2" draw:end-shape="id84" draw:end-glue-point="4" svg:d="M10000 24000v1000" svg:viewBox="0 0 1 1001">
          <text:p/>
        </draw:connector>
        <draw:connector draw:style-name="gr14" draw:text-style-name="P2" draw:layer="layout" svg:x1="20.001cm" svg:y1="21cm" svg:x2="20cm" svg:y2="22cm" draw:start-shape="id85" draw:start-glue-point="6" draw:end-shape="id86" draw:end-glue-point="4" svg:d="M20001 21000v500h-1v500" svg:viewBox="0 0 2 1001">
          <text:p/>
        </draw:connector>
        <draw:connector draw:style-name="gr14" draw:text-style-name="P2" draw:layer="layout" svg:x1="20cm" svg:y1="23cm" svg:x2="20cm" svg:y2="24cm" draw:start-shape="id86" draw:start-glue-point="6" draw:end-shape="id87" draw:end-glue-point="0" svg:d="M20000 23000v1000" svg:viewBox="0 0 1 1001">
          <text:p/>
        </draw:connector>
        <draw:connector draw:style-name="gr14" draw:text-style-name="P2" draw:layer="layout" svg:x1="25.001cm" svg:y1="21cm" svg:x2="25cm" svg:y2="22cm" draw:start-shape="id88" draw:start-glue-point="6" draw:end-shape="id89" draw:end-glue-point="4" svg:d="M25001 21000v500h-1v500" svg:viewBox="0 0 2 1001">
          <text:p/>
        </draw:connector>
        <draw:connector draw:style-name="gr14" draw:text-style-name="P2" draw:layer="layout" svg:x1="25cm" svg:y1="23cm" svg:x2="25cm" svg:y2="24cm" draw:start-shape="id89" draw:start-glue-point="6" draw:end-shape="id90" draw:end-glue-point="0" svg:d="M25000 23000v1000" svg:viewBox="0 0 1 1001">
          <text:p/>
        </draw:connector>
        <draw:connector draw:style-name="gr14" draw:text-style-name="P2" draw:layer="layout" svg:x1="30.001cm" svg:y1="21.001cm" svg:x2="30cm" svg:y2="22.001cm" draw:start-shape="id91" draw:start-glue-point="6" draw:end-shape="id92" draw:end-glue-point="4" svg:d="M30001 21001v500h-1v500" svg:viewBox="0 0 2 1001">
          <text:p/>
        </draw:connector>
        <draw:connector draw:style-name="gr14" draw:text-style-name="P2" draw:layer="layout" svg:x1="30cm" svg:y1="23.001cm" svg:x2="30cm" svg:y2="24.001cm" draw:start-shape="id92" draw:start-glue-point="6" draw:end-shape="id93" draw:end-glue-point="0" svg:d="M30000 23001v1000" svg:viewBox="0 0 1 1001">
          <text:p/>
        </draw:connector>
        <draw:connector draw:style-name="gr14" draw:text-style-name="P2" draw:layer="layout" svg:x1="35.001cm" svg:y1="21.001cm" svg:x2="35cm" svg:y2="22cm" draw:start-shape="id94" draw:start-glue-point="6" draw:end-shape="id95" draw:end-glue-point="0" svg:d="M35001 21001v500h-1v499" svg:viewBox="0 0 2 1000">
          <text:p/>
        </draw:connector>
        <draw:connector draw:style-name="gr14" draw:text-style-name="P2" draw:layer="layout" svg:x1="37.5cm" svg:y1="14cm" svg:x2="37.5cm" svg:y2="15cm" draw:start-shape="id96" draw:start-glue-point="2" draw:end-shape="id97" draw:end-glue-point="4" svg:d="M37500 14000v1000" svg:viewBox="0 0 1 1001">
          <text:p/>
        </draw:connector>
        <draw:connector draw:style-name="gr14" draw:text-style-name="P2" draw:layer="layout" svg:x1="32.001cm" svg:y1="13cm" svg:x2="32cm" svg:y2="14cm" draw:start-shape="id98" draw:start-glue-point="6" draw:end-shape="id99" draw:end-glue-point="0" svg:d="M32001 13000v500h-1v500" svg:viewBox="0 0 2 1001">
          <text:p/>
        </draw:connector>
        <draw:connector draw:style-name="gr14" draw:text-style-name="P2" draw:layer="layout" svg:x1="27.5cm" svg:y1="14cm" svg:x2="27.5cm" svg:y2="15cm" draw:start-shape="id100" draw:start-glue-point="2" draw:end-shape="id101" draw:end-glue-point="4" svg:d="M27500 14000v1000" svg:viewBox="0 0 1 1001">
          <text:p/>
        </draw:connector>
        <draw:connector draw:style-name="gr14" draw:text-style-name="P2" draw:layer="layout" svg:x1="22.001cm" svg:y1="13cm" svg:x2="22cm" svg:y2="14cm" draw:start-shape="id102" draw:start-glue-point="6" draw:end-shape="id103" draw:end-glue-point="0" svg:d="M22001 13000v500h-1v500" svg:viewBox="0 0 2 1001">
          <text:p/>
        </draw:connector>
        <draw:connector draw:style-name="gr14" draw:text-style-name="P2" draw:layer="layout" svg:x1="17.5cm" svg:y1="14cm" svg:x2="17.5cm" svg:y2="15cm" draw:start-shape="id104" draw:start-glue-point="2" draw:end-shape="id105" draw:end-glue-point="4" svg:d="M17500 14000v1000" svg:viewBox="0 0 1 1001">
          <text:p/>
        </draw:connector>
        <draw:connector draw:style-name="gr14" draw:text-style-name="P2" draw:layer="layout" svg:x1="20cm" svg:y1="7cm" svg:x2="20cm" svg:y2="8cm" draw:start-shape="id106" draw:start-glue-point="2" draw:end-shape="id107" svg:d="M20000 7000v1000" svg:viewBox="0 0 1 1001">
          <text:p/>
        </draw:connector>
        <draw:connector draw:style-name="gr14" draw:text-style-name="P2" draw:layer="layout" svg:x1="22cm" svg:y1="11cm" svg:x2="22.001cm" svg:y2="11.999cm" draw:start-shape="id108" draw:start-glue-point="8" draw:end-shape="id102" draw:end-glue-point="4" svg:d="M22000 11000v500h1v499" svg:viewBox="0 0 2 1000">
          <text:p/>
        </draw:connector>
        <draw:connector draw:style-name="gr14" draw:text-style-name="P2" draw:layer="layout" svg:x1="32cm" svg:y1="11cm" svg:x2="32.001cm" svg:y2="11.999cm" draw:start-shape="id109" draw:start-glue-point="8" draw:end-shape="id98" draw:end-glue-point="4" svg:d="M32000 11000v500h1v499" svg:viewBox="0 0 2 1000">
          <text:p/>
        </draw:connector>
        <draw:connector draw:style-name="gr14" draw:text-style-name="P2" draw:layer="layout" svg:x1="5.004cm" svg:y1="4.001cm" svg:x2="5cm" svg:y2="5cm" draw:start-shape="id110" draw:start-glue-point="6" draw:end-shape="id64" draw:end-glue-point="4" svg:d="M5004 4001v500h-4v499" svg:viewBox="0 0 5 1000">
          <text:p/>
        </draw:connector>
        <draw:connector draw:style-name="gr2" draw:text-style-name="P2" draw:layer="layout" draw:line-skew="-0.588cm" svg:x1="2.363cm" svg:y1="23.53cm" svg:x2="2.54cm" svg:y2="26.246cm" svg:d="M2363 23530v770h177v1946" svg:viewBox="0 0 178 2717">
          <text:p/>
        </draw:connector>
        <draw:connector draw:style-name="gr2" draw:text-style-name="P2" draw:layer="layout" svg:x1="7cm" svg:y1="5.501cm" svg:x2="8cm" svg:y2="5.501cm" draw:start-shape="id64" draw:start-glue-point="7" draw:end-shape="id68" draw:end-glue-point="5" svg:d="M7000 5501h1000" svg:viewBox="0 0 1001 1">
          <text:p/>
        </draw:connector>
        <draw:connector draw:style-name="gr2" draw:text-style-name="P2" draw:layer="layout" svg:x1="12.001cm" svg:y1="5.501cm" svg:x2="12.999cm" svg:y2="5.5cm" draw:start-shape="id68" draw:start-glue-point="7" draw:end-shape="id70" draw:end-glue-point="5" svg:d="M12001 5501h499v-1h499" svg:viewBox="0 0 999 2">
          <text:p/>
        </draw:connector>
        <draw:connector draw:style-name="gr2" draw:text-style-name="P2" draw:layer="layout" svg:x1="17cm" svg:y1="5.5cm" svg:x2="18cm" svg:y2="5.5cm" draw:start-shape="id70" draw:start-glue-point="7" draw:end-shape="id111" svg:d="M17000 5500h1000" svg:viewBox="0 0 1001 1">
          <text:p/>
        </draw:connector>
        <draw:connector draw:style-name="gr2" draw:text-style-name="P2" draw:layer="layout" svg:x1="7cm" svg:y1="20.5cm" svg:x2="7.999cm" svg:y2="20.5cm" draw:start-shape="id80" draw:start-glue-point="7" draw:end-shape="id81" draw:end-glue-point="5" svg:d="M7000 20500h999" svg:viewBox="0 0 1000 1">
          <text:p/>
        </draw:connector>
        <draw:connector draw:style-name="gr2" draw:text-style-name="P2" draw:layer="layout" svg:x1="12cm" svg:y1="20.5cm" svg:x2="12.999cm" svg:y2="20.5cm" draw:start-shape="id81" draw:start-glue-point="7" draw:end-shape="id66" svg:d="M12000 20500h999" svg:viewBox="0 0 1000 1">
          <text:p/>
        </draw:connector>
        <draw:connector draw:style-name="gr2" draw:text-style-name="P2" draw:layer="layout" svg:x1="17cm" svg:y1="20.501cm" svg:x2="18cm" svg:y2="20.5cm" draw:start-shape="id66" draw:start-glue-point="7" draw:end-shape="id85" draw:end-glue-point="5" svg:d="M17000 20501h500v-1h500" svg:viewBox="0 0 1001 2">
          <text:p/>
        </draw:connector>
        <draw:connector draw:style-name="gr2" draw:text-style-name="P2" draw:layer="layout" svg:x1="22.001cm" svg:y1="20.5cm" svg:x2="23cm" svg:y2="20.5cm" draw:start-shape="id85" draw:start-glue-point="7" draw:end-shape="id112" draw:end-glue-point="0" svg:d="M22001 20500h999" svg:viewBox="0 0 1000 1">
          <text:p/>
        </draw:connector>
        <draw:connector draw:style-name="gr2" draw:text-style-name="P2" draw:layer="layout" svg:x1="14.501cm" svg:y1="12.5cm" svg:x2="16cm" svg:y2="12.5cm" draw:start-shape="id77" draw:start-glue-point="7" draw:end-shape="id113" svg:d="M14501 12500h1499" svg:viewBox="0 0 1500 1">
          <text:p/>
        </draw:connector>
        <draw:connector draw:style-name="gr2" draw:text-style-name="P2" draw:layer="layout" svg:x1="24.501cm" svg:y1="12.5cm" svg:x2="26cm" svg:y2="12.5cm" draw:start-shape="id102" draw:start-glue-point="7" draw:end-shape="id114" draw:end-glue-point="3" svg:d="M24501 12500h1499" svg:viewBox="0 0 1500 1">
          <text:p/>
        </draw:connector>
        <draw:connector draw:style-name="gr2" draw:text-style-name="P2" draw:layer="layout" svg:x1="34.501cm" svg:y1="12.5cm" svg:x2="36cm" svg:y2="12.5cm" draw:start-shape="id98" draw:start-glue-point="7" draw:end-shape="id115" draw:end-glue-point="3" svg:d="M34501 12500h1499" svg:viewBox="0 0 1500 1">
          <text:p/>
        </draw:connector>
        <draw:connector draw:style-name="gr2" draw:text-style-name="P2" draw:layer="layout" svg:x1="27.001cm" svg:y1="20.5cm" svg:x2="28cm" svg:y2="20.501cm" draw:start-shape="id88" draw:start-glue-point="7" draw:end-shape="id91" draw:end-glue-point="5" svg:d="M27001 20500h499v1h500" svg:viewBox="0 0 1000 2">
          <text:p/>
        </draw:connector>
        <draw:connector draw:style-name="gr2" draw:text-style-name="P2" xml:id="id112" draw:id="id112" draw:layer="layout" svg:x1="23cm" svg:y1="20.5cm" svg:x2="23cm" svg:y2="20.5cm" draw:start-shape="id88" draw:start-glue-point="5" draw:end-shape="id88" draw:end-glue-point="5" svg:d="M23000 20500z" svg:viewBox="0 0 1 1">
          <text:p/>
        </draw:connector>
        <draw:connector draw:style-name="gr2" draw:text-style-name="P2" draw:layer="layout" svg:x1="32.001cm" svg:y1="20.501cm" svg:x2="33cm" svg:y2="20.501cm" draw:start-shape="id91" draw:start-glue-point="7" draw:end-shape="id94" draw:end-glue-point="5" svg:d="M32001 20501h999" svg:viewBox="0 0 1000 1">
          <text:p/>
        </draw:connector>
        <draw:frame draw:style-name="gr117" draw:text-style-name="P30" draw:layer="layout" svg:width="12.043cm" svg:height="1.673cm" svg:x="0.058cm" svg:y="0.043cm">
          <draw:text-box>
            <text:p><text:span text:style-name="T12">Lexer</text:span></text:p>
          </draw:text-box>
        </draw:frame>
      </draw:page>
      <draw:page draw:name="page12" draw:style-name="dp1" draw:master-page-name="默认">
        <draw:frame draw:style-name="gr117" draw:text-style-name="P30" draw:layer="layout" svg:width="12.043cm" svg:height="1.673cm" svg:x="0.057cm" svg:y="0.042cm">
          <draw:text-box>
            <text:p><text:span text:style-name="T12">Parser</text:span></text:p>
          </draw:text-box>
        </draw:frame>
        <draw:custom-shape draw:style-name="gr102" draw:text-style-name="P28" xml:id="id116" draw:id="id116" draw:layer="layout" svg:width="2cm" svg:height="1cm" svg:x="2.004cm" svg:y="3.002cm">
          <text:p text:style-name="P4"><text:span text:style-name="T9">nl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118" draw:text-style-name="P29" xml:id="id117" draw:id="id117" draw:layer="layout" svg:width="4cm" svg:height="1cm" svg:x="1cm" svg:y="6.001cm">
          <text:p text:style-name="P4"><text:span text:style-name="T10">Tk == indent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14" draw:text-style-name="P2" draw:layer="layout" svg:x1="3.004cm" svg:y1="4.002cm" svg:x2="3cm" svg:y2="6.001cm" draw:start-shape="id116" draw:start-glue-point="6" draw:end-shape="id117" draw:end-glue-point="4" svg:d="M3004 4002v1000h-4v999" svg:viewBox="0 0 5 2000">
          <text:p/>
        </draw:connector>
        <draw:custom-shape draw:style-name="gr118" draw:text-style-name="P29" xml:id="id118" draw:id="id118" draw:layer="layout" svg:width="4cm" svg:height="1cm" svg:x="1cm" svg:y="8cm">
          <text:p text:style-name="P4"><text:span text:style-name="T10">Level &gt;= cur_l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14" draw:text-style-name="P2" draw:layer="layout" svg:x1="3cm" svg:y1="7.001cm" svg:x2="3cm" svg:y2="8cm" draw:start-shape="id117" draw:start-glue-point="6" draw:end-shape="id118" draw:end-glue-point="4" svg:d="M3000 7001v999" svg:viewBox="0 0 1 1000">
          <text:p/>
        </draw:connector>
        <draw:custom-shape draw:style-name="gr3" draw:text-style-name="P3" draw:layer="layout" svg:width="1cm" svg:height="1cm" svg:x="5cm" svg:y="6cm">
          <text:p/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custom-shape draw:style-name="gr112" draw:text-style-name="P20" xml:id="id122" draw:id="id122" draw:layer="layout" svg:width="4cm" svg:height="1cm" svg:x="1cm" svg:y="10cm">
          <text:p text:style-name="P4"><text:span text:style-name="T11">St = variable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14" draw:text-style-name="P20" xml:id="id119" draw:id="id119" draw:layer="layout" svg:width="4cm" svg:height="1cm" svg:x="11cm" svg:y="3cm">
          <text:p text:style-name="P4"><text:span text:style-name="T11">variab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8" draw:text-style-name="P29" xml:id="id120" draw:id="id120" draw:layer="layout" svg:width="4cm" svg:height="1cm" svg:x="11cm" svg:y="6cm">
          <text:p text:style-name="P4"><text:span text:style-name="T10">Tk == var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14" draw:text-style-name="P2" draw:layer="layout" svg:x1="13cm" svg:y1="4cm" svg:x2="13cm" svg:y2="6cm" draw:start-shape="id119" draw:end-shape="id120" draw:end-glue-point="4" svg:d="M13000 4000v2000" svg:viewBox="0 0 1 2001">
          <text:p/>
        </draw:connector>
        <draw:connector draw:style-name="gr2" draw:text-style-name="P2" draw:layer="layout" svg:x1="15cm" svg:y1="6.5cm" svg:x2="16cm" svg:y2="6.5cm" draw:start-shape="id120" draw:start-glue-point="7" draw:end-shape="id121" svg:d="M15000 6500h1000" svg:viewBox="0 0 1001 1">
          <text:p/>
        </draw:connector>
        <draw:connector draw:style-name="gr14" draw:text-style-name="P2" draw:layer="layout" svg:x1="3cm" svg:y1="9cm" svg:x2="3cm" svg:y2="10cm" draw:start-shape="id118" draw:start-glue-point="6" draw:end-shape="id122" svg:d="M3000 9000v1000" svg:viewBox="0 0 1 1001">
          <text:p/>
        </draw:connector>
        <draw:custom-shape draw:style-name="gr112" draw:text-style-name="P20" xml:id="id135" draw:id="id135" draw:layer="layout" svg:width="4cm" svg:height="1cm" svg:x="11cm" svg:y="8cm">
          <text:p text:style-name="P4"><text:span text:style-name="T11">St = stm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12" draw:text-style-name="P20" xml:id="id121" draw:id="id121" draw:layer="layout" svg:width="4cm" svg:height="1cm" svg:x="16cm" svg:y="6cm">
          <text:p text:style-name="P4"><text:span text:style-name="T11">St = identify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19" draw:text-style-name="P20" xml:id="id128" draw:id="id128" draw:layer="layout" svg:width="3cm" svg:height="1cm" svg:x="2.5cm" svg:y="18cm">
          <text:p text:style-name="P4"><text:span text:style-name="T11">\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4" draw:text-style-name="P20" xml:id="id125" draw:id="id125" draw:layer="layout" svg:width="4cm" svg:height="1cm" svg:x="33cm" svg:y="18cm">
          <text:p text:style-name="P4"><text:span text:style-name="T11">Devic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8" draw:text-style-name="P29" xml:id="id123" draw:id="id123" draw:layer="layout" svg:width="4cm" svg:height="1cm" svg:x="33cm" svg:y="20cm">
          <text:p text:style-name="P4"><text:span text:style-name="T10">tk == data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2" draw:layer="layout" svg:x1="37cm" svg:y1="20.5cm" svg:x2="40cm" svg:y2="21cm" draw:start-shape="id123" draw:start-glue-point="7" draw:end-shape="id124" draw:end-glue-point="4" svg:d="M37000 20500h3000v500" svg:viewBox="0 0 3001 501">
          <text:p/>
        </draw:connector>
        <draw:custom-shape draw:style-name="gr118" draw:text-style-name="P29" xml:id="id124" draw:id="id124" draw:layer="layout" svg:width="4cm" svg:height="1cm" svg:x="38cm" svg:y="21cm">
          <text:p text:style-name="P4"><text:span text:style-name="T10">Var == device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14" draw:text-style-name="P2" draw:layer="layout" svg:x1="35cm" svg:y1="19cm" svg:x2="35cm" svg:y2="20cm" draw:start-shape="id125" draw:start-glue-point="8" draw:end-shape="id123" draw:end-glue-point="4" svg:d="M35000 19000v1000" svg:viewBox="0 0 1 1001">
          <text:p/>
        </draw:connector>
        <draw:custom-shape draw:style-name="gr106" draw:text-style-name="P20" xml:id="id126" draw:id="id126" draw:layer="layout" svg:width="5cm" svg:height="1cm" svg:x="32.5cm" svg:y="22cm">
          <text:p text:style-name="P4"><text:span text:style-name="T11">Set device data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14" draw:text-style-name="P2" draw:layer="layout" svg:x1="35cm" svg:y1="21cm" svg:x2="35cm" svg:y2="22cm" draw:start-shape="id123" draw:start-glue-point="6" draw:end-shape="id126" draw:end-glue-point="0" svg:d="M35000 21000v1000" svg:viewBox="0 0 1 1001">
          <text:p/>
        </draw:connector>
        <draw:custom-shape draw:style-name="gr108" draw:text-style-name="P20" xml:id="id127" draw:id="id127" draw:layer="layout" svg:width="3cm" svg:height="1cm" svg:x="33.5cm" svg:y="25cm">
          <text:p text:style-name="P4"><text:span text:style-name="T11">St = \n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4" draw:text-style-name="P2" draw:layer="layout" svg:x1="35cm" svg:y1="23cm" svg:x2="35cm" svg:y2="25cm" draw:start-shape="id126" draw:start-glue-point="2" draw:end-shape="id127" draw:end-glue-point="4" svg:d="M35000 23000v2000" svg:viewBox="0 0 1 2001">
          <text:p/>
        </draw:connector>
        <draw:custom-shape draw:style-name="gr118" draw:text-style-name="P29" xml:id="id129" draw:id="id129" draw:layer="layout" svg:width="4cm" svg:height="1cm" svg:x="2cm" svg:y="20cm">
          <text:p text:style-name="P4"><text:span text:style-name="T10">tk == \n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12" draw:text-style-name="P20" xml:id="id130" draw:id="id130" draw:layer="layout" svg:width="4cm" svg:height="1cm" svg:x="2cm" svg:y="22cm">
          <text:p text:style-name="P4"><text:span text:style-name="T11">St = nl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4" draw:text-style-name="P2" draw:layer="layout" svg:x1="4cm" svg:y1="19cm" svg:x2="4cm" svg:y2="20cm" draw:start-shape="id128" draw:start-glue-point="8" draw:end-shape="id129" draw:end-glue-point="4" svg:d="M4000 19000v1000" svg:viewBox="0 0 1 1001">
          <text:p/>
        </draw:connector>
        <draw:connector draw:style-name="gr14" draw:text-style-name="P2" draw:layer="layout" svg:x1="4cm" svg:y1="21cm" svg:x2="4cm" svg:y2="22cm" draw:start-shape="id129" draw:start-glue-point="6" draw:end-shape="id130" svg:d="M4000 21000v1000" svg:viewBox="0 0 1 1001">
          <text:p/>
        </draw:connector>
        <draw:custom-shape draw:style-name="gr3" draw:text-style-name="P3" draw:layer="layout" svg:width="1cm" svg:height="1cm" svg:x="6cm" svg:y="20cm">
          <text:p/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custom-shape draw:style-name="gr106" draw:text-style-name="P20" xml:id="id131" draw:id="id131" draw:layer="layout" svg:width="5cm" svg:height="1cm" svg:x="37.5cm" svg:y="23.4cm">
          <text:p text:style-name="P4"><text:span text:style-name="T11">Set device dev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14" draw:text-style-name="P2" draw:layer="layout" svg:x1="40cm" svg:y1="22cm" svg:x2="40cm" svg:y2="23.4cm" draw:start-shape="id124" draw:end-shape="id131" svg:d="M40000 22000v1400" svg:viewBox="0 0 1 1401">
          <text:p/>
        </draw:connector>
        <draw:connector draw:style-name="gr14" draw:text-style-name="P2" draw:layer="layout" svg:x1="40cm" svg:y1="24.4cm" svg:x2="36.5cm" svg:y2="25.5cm" draw:start-shape="id131" draw:start-glue-point="2" draw:end-shape="id127" draw:end-glue-point="7" svg:d="M40000 24400v1100h-3500" svg:viewBox="0 0 3501 1101">
          <text:p/>
        </draw:connector>
        <draw:custom-shape draw:style-name="gr3" draw:text-style-name="P3" draw:layer="layout" svg:width="1cm" svg:height="1cm" svg:x="42cm" svg:y="21cm">
          <text:p/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connector draw:style-name="gr2" draw:text-style-name="P2" draw:layer="layout" svg:x1="5cm" svg:y1="8.5cm" svg:x2="8cm" svg:y2="10cm" draw:start-shape="id118" draw:start-glue-point="7" draw:end-shape="id132" draw:end-glue-point="4" svg:d="M5000 8500h3000v1500" svg:viewBox="0 0 3001 1501">
          <text:p/>
        </draw:connector>
        <draw:custom-shape draw:style-name="gr118" draw:text-style-name="P29" xml:id="id132" draw:id="id132" draw:layer="layout" svg:width="4cm" svg:height="1cm" svg:x="6cm" svg:y="10cm">
          <text:p text:style-name="P4"><text:span text:style-name="T10">len(End) &gt; 0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04" draw:text-style-name="P20" xml:id="id133" draw:id="id133" draw:layer="layout" svg:width="4cm" svg:height="1cm" svg:x="6cm" svg:y="12cm">
          <text:p text:style-name="P4"><text:span text:style-name="T11">Add end code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14" draw:text-style-name="P2" draw:layer="layout" svg:x1="8cm" svg:y1="11cm" svg:x2="8cm" svg:y2="12cm" draw:start-shape="id132" draw:start-glue-point="6" draw:end-shape="id133" draw:end-glue-point="0" svg:d="M8000 11000v1000" svg:viewBox="0 0 1 1001">
          <text:p/>
        </draw:connector>
        <draw:custom-shape draw:style-name="gr104" draw:text-style-name="P20" xml:id="id134" draw:id="id134" draw:layer="layout" svg:width="4cm" svg:height="1cm" svg:x="6cm" svg:y="14cm">
          <text:p text:style-name="P4"><text:span text:style-name="T11">Cur_l-1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14" draw:text-style-name="P2" draw:layer="layout" svg:x1="8cm" svg:y1="13cm" svg:x2="8cm" svg:y2="14cm" draw:start-shape="id133" draw:start-glue-point="2" draw:end-shape="id134" svg:d="M8000 13000v1000" svg:viewBox="0 0 1 1001">
          <text:p/>
        </draw:connector>
        <draw:connector draw:style-name="gr2" draw:text-style-name="P2" draw:layer="layout" svg:x1="10cm" svg:y1="10.5cm" svg:x2="10cm" svg:y2="14.5cm" draw:start-shape="id132" draw:start-glue-point="7" draw:end-shape="id134" draw:end-glue-point="1" svg:d="M10000 10500h502v4000h-502" svg:viewBox="0 0 503 4001">
          <text:p/>
        </draw:connector>
        <draw:custom-shape draw:style-name="gr3" draw:text-style-name="P3" draw:layer="layout" svg:width="1cm" svg:height="1cm" svg:x="17.5cm" svg:y="6cm">
          <text:p/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connector draw:style-name="gr14" draw:text-style-name="P2" draw:layer="layout" svg:x1="13cm" svg:y1="7cm" svg:x2="13cm" svg:y2="8cm" draw:start-shape="id120" draw:start-glue-point="6" draw:end-shape="id135" draw:end-glue-point="4" svg:d="M13000 7000v1000" svg:viewBox="0 0 1 1001">
          <text:p/>
        </draw:connector>
        <draw:custom-shape draw:style-name="gr112" draw:text-style-name="P20" xml:id="id136" draw:id="id136" draw:layer="layout" svg:width="4cm" svg:height="1cm" svg:x="6cm" svg:y="16cm">
          <text:p text:style-name="P4"><text:span text:style-name="T11">St = new block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4" draw:text-style-name="P2" draw:layer="layout" svg:x1="8cm" svg:y1="15cm" svg:x2="8cm" svg:y2="16cm" draw:start-shape="id134" draw:start-glue-point="2" draw:end-shape="id136" svg:d="M8000 15000v1000" svg:viewBox="0 0 1 1001">
          <text:p/>
        </draw:connector>
        <draw:custom-shape draw:style-name="gr114" draw:text-style-name="P20" draw:layer="layout" svg:width="4cm" svg:height="1cm" svg:x="20.998cm" svg:y="3cm">
          <text:p text:style-name="P4"><text:span text:style-name="T11">end bloc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2" draw:text-style-name="P20" xml:id="id138" draw:id="id138" draw:layer="layout" svg:width="4cm" svg:height="1cm" svg:x="21cm" svg:y="16cm">
          <text:p text:style-name="P4"><text:span text:style-name="T11">St = else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18" draw:text-style-name="P29" xml:id="id137" draw:id="id137" draw:layer="layout" svg:width="4cm" svg:height="1cm" svg:x="21cm" svg:y="12cm">
          <text:p text:style-name="P4"><text:span text:style-name="T10">Var == else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14" draw:text-style-name="P2" draw:layer="layout" svg:x1="23cm" svg:y1="13cm" svg:x2="23cm" svg:y2="16cm" draw:start-shape="id137" draw:start-glue-point="6" draw:end-shape="id138" draw:end-glue-point="4" svg:d="M23000 13000v3000" svg:viewBox="0 0 1 3001">
          <text:p/>
        </draw:connector>
        <draw:custom-shape draw:style-name="gr104" draw:text-style-name="P20" xml:id="id141" draw:id="id141" draw:layer="layout" svg:width="4cm" svg:height="1cm" svg:x="25cm" svg:y="14cm">
          <text:p text:style-name="P4"><text:span text:style-name="T11">End if()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14" draw:text-style-name="P2" xml:id="id147" draw:id="id147" draw:layer="layout" svg:x1="22.998cm" svg:y1="4cm" svg:x2="23cm" svg:y2="6cm" draw:end-shape="id139" draw:end-glue-point="4" svg:d="M22998 4000v750h2v1250" svg:viewBox="0 0 3 2001">
          <text:p/>
        </draw:connector>
        <draw:custom-shape draw:style-name="gr118" draw:text-style-name="P29" xml:id="id139" draw:id="id139" draw:layer="layout" svg:width="4cm" svg:height="1cm" svg:x="21cm" svg:y="6cm">
          <text:p text:style-name="P4"><text:span text:style-name="T10">Block &gt; 0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14" draw:text-style-name="P2" draw:layer="layout" svg:x1="23cm" svg:y1="7cm" svg:x2="23cm" svg:y2="8cm" draw:start-shape="id139" draw:end-shape="id140" draw:end-glue-point="4" svg:d="M23000 7000v1000" svg:viewBox="0 0 1 1001">
          <text:p/>
        </draw:connector>
        <draw:custom-shape draw:style-name="gr118" draw:text-style-name="P29" xml:id="id140" draw:id="id140" draw:layer="layout" svg:width="4cm" svg:height="1cm" svg:x="21cm" svg:y="8cm">
          <text:p text:style-name="P4"><text:span text:style-name="T10">Block indent &gt;</text:span></text:p>
          <text:p text:style-name="P4"><text:span text:style-name="T10">Cur indent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2" draw:layer="layout" svg:x1="25cm" svg:y1="12.5cm" svg:x2="27cm" svg:y2="14cm" draw:start-shape="id137" draw:start-glue-point="7" draw:end-shape="id141" svg:d="M25000 12500h2000v1500" svg:viewBox="0 0 2001 1501">
          <text:p/>
        </draw:connector>
        <draw:connector draw:style-name="gr14" draw:text-style-name="P2" draw:layer="layout" svg:x1="23cm" svg:y1="9cm" svg:x2="23cm" svg:y2="10cm" draw:start-shape="id140" draw:start-glue-point="6" draw:end-shape="id142" draw:end-glue-point="4" svg:d="M23000 9000v1000" svg:viewBox="0 0 1 1001">
          <text:p/>
        </draw:connector>
        <draw:custom-shape draw:style-name="gr118" draw:text-style-name="P29" xml:id="id142" draw:id="id142" draw:layer="layout" svg:width="4cm" svg:height="1cm" svg:x="21cm" svg:y="10cm">
          <text:p text:style-name="P4"><text:span text:style-name="T10">Block == if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18" draw:text-style-name="P29" xml:id="id144" draw:id="id144" draw:layer="layout" svg:width="4cm" svg:height="1cm" svg:x="28cm" svg:y="10cm">
          <text:p text:style-name="P4"><text:span text:style-name="T10">Block == while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12" draw:text-style-name="P20" xml:id="id148" draw:id="id148" draw:layer="layout" svg:width="4cm" svg:height="1cm" svg:x="26cm" svg:y="7cm">
          <text:p text:style-name="P4"><text:span text:style-name="T11">St = stm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4" draw:text-style-name="P2" draw:layer="layout" svg:x1="27cm" svg:y1="15cm" svg:x2="34cm" svg:y2="15.2cm" draw:start-shape="id141" draw:end-shape="id143" draw:end-glue-point="8" svg:d="M27000 15000v702h7000v-502" svg:viewBox="0 0 7001 703">
          <text:p/>
        </draw:connector>
        <draw:connector draw:style-name="gr14" draw:text-style-name="P2" draw:layer="layout" svg:x1="23cm" svg:y1="11cm" svg:x2="23cm" svg:y2="12cm" draw:start-shape="id142" draw:start-glue-point="6" draw:end-shape="id137" draw:end-glue-point="4" svg:d="M23000 11000v1000" svg:viewBox="0 0 1 1001">
          <text:p/>
        </draw:connector>
        <draw:connector draw:style-name="gr2" draw:text-style-name="P2" draw:layer="layout" svg:x1="25cm" svg:y1="10.5cm" svg:x2="28cm" svg:y2="10.5cm" draw:start-shape="id142" draw:start-glue-point="7" draw:end-shape="id144" svg:d="M25000 10500h3000" svg:viewBox="0 0 3001 1">
          <text:p/>
        </draw:connector>
        <draw:custom-shape draw:style-name="gr94" draw:text-style-name="P1" xml:id="id145" draw:id="id145" draw:layer="layout" svg:width="1cm" svg:height="1cm" svg:x="22.5cm" svg:y="18cm">
          <text:p/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4" draw:text-style-name="P2" draw:layer="layout" svg:x1="23cm" svg:y1="17cm" svg:x2="23cm" svg:y2="18cm" draw:start-shape="id138" draw:start-glue-point="6" draw:end-shape="id145" draw:end-glue-point="4" svg:d="M23000 17000v1000" svg:viewBox="0 0 1 1001">
          <text:p/>
        </draw:connector>
        <draw:custom-shape draw:style-name="gr104" draw:text-style-name="P20" xml:id="id146" draw:id="id146" draw:layer="layout" svg:width="4cm" svg:height="1cm" svg:x="28cm" svg:y="12cm">
          <text:p text:style-name="P4"><text:span text:style-name="T11">End while()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14" draw:text-style-name="P2" draw:layer="layout" svg:x1="30cm" svg:y1="11cm" svg:x2="30cm" svg:y2="12cm" draw:start-shape="id144" draw:start-glue-point="6" draw:end-shape="id146" svg:d="M30000 11000v1000" svg:viewBox="0 0 1 1001">
          <text:p/>
        </draw:connector>
        <draw:custom-shape draw:style-name="gr120" draw:text-style-name="P4" xml:id="id143" draw:id="id143" draw:layer="layout" svg:width="0.4cm" svg:height="0.4cm" svg:x="33.8cm" svg:y="14.8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14" draw:text-style-name="P2" draw:layer="layout" svg:x1="32cm" svg:y1="12.5cm" svg:x2="33.8cm" svg:y2="15cm" draw:start-shape="id146" draw:end-shape="id143" draw:end-glue-point="6" svg:d="M32000 12500h900v2500h900" svg:viewBox="0 0 1801 2501">
          <text:p/>
        </draw:connector>
        <draw:connector draw:style-name="gr14" draw:text-style-name="P2" draw:layer="layout" svg:x1="34cm" svg:y1="14.8cm" svg:x2="22.999cm" svg:y2="4.75cm" draw:start-shape="id143" draw:start-glue-point="4" draw:end-shape="id147" draw:end-glue-point="0" svg:d="M34000 14800v-10050h-11001" svg:viewBox="0 0 11002 10051">
          <text:p/>
        </draw:connector>
        <draw:custom-shape draw:style-name="gr3" draw:text-style-name="P3" draw:layer="layout" svg:width="1cm" svg:height="1cm" svg:x="32cm" svg:y="10cm">
          <text:p/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connector draw:style-name="gr2" draw:text-style-name="P2" draw:layer="layout" svg:x1="25cm" svg:y1="6.5cm" svg:x2="28cm" svg:y2="7cm" draw:start-shape="id139" draw:start-glue-point="7" draw:end-shape="id148" svg:d="M25000 6500h3000v500" svg:viewBox="0 0 3001 501">
          <text:p/>
        </draw:connector>
        <draw:connector draw:style-name="gr2" draw:text-style-name="P2" draw:layer="layout" svg:x1="25cm" svg:y1="8.5cm" svg:x2="28cm" svg:y2="8cm" draw:start-shape="id140" draw:start-glue-point="7" draw:end-shape="id148" draw:end-glue-point="6" svg:d="M25000 8500h3000v-500" svg:viewBox="0 0 3001 501">
          <text:p/>
        </draw:connector>
      </draw:page>
      <draw:page draw:name="page13" draw:style-name="dp1" draw:master-page-name="默认">
        <draw:frame draw:style-name="gr121" draw:text-style-name="P31" draw:layer="layout" svg:width="3.571cm" svg:height="0.962cm" svg:x="1cm" svg:y="1.1cm">
          <draw:text-box>
            <text:p><text:span text:style-name="T11">Stmt:While</text:span></text:p>
          </draw:text-box>
        </draw:frame>
        <draw:custom-shape draw:style-name="gr102" draw:text-style-name="P28" xml:id="id152" draw:id="id152" draw:layer="layout" svg:width="2cm" svg:height="1cm" svg:x="2.005cm" svg:y="3.003cm">
          <text:p text:style-name="P4"><text:span text:style-name="T9">while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118" draw:text-style-name="P29" xml:id="id149" draw:id="id149" draw:layer="layout" svg:width="4cm" svg:height="1cm" svg:x="1.001cm" svg:y="9.002cm">
          <text:p text:style-name="P4"><text:span text:style-name="T10">Tk == var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18" draw:text-style-name="P29" xml:id="id150" draw:id="id150" draw:layer="layout" svg:width="4cm" svg:height="1cm" svg:x="1cm" svg:y="11cm">
          <text:p text:style-name="P4"><text:span text:style-name="T10">Tk == true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14" draw:text-style-name="P2" draw:layer="layout" svg:x1="3.001cm" svg:y1="10.002cm" svg:x2="3cm" svg:y2="11cm" draw:start-shape="id149" draw:start-glue-point="6" draw:end-shape="id150" draw:end-glue-point="4" svg:d="M3001 10002v500h-1v498" svg:viewBox="0 0 2 999">
          <text:p/>
        </draw:connector>
        <draw:custom-shape draw:style-name="gr3" draw:text-style-name="P3" draw:layer="layout" svg:width="1cm" svg:height="1cm" svg:x="5cm" svg:y="9cm">
          <text:p/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custom-shape draw:style-name="gr112" draw:text-style-name="P20" xml:id="id154" draw:id="id154" draw:layer="layout" svg:width="4cm" svg:height="1cm" svg:x="1cm" svg:y="15cm">
          <text:p text:style-name="P4"><text:span text:style-name="T11">St = \n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4" draw:text-style-name="P2" draw:layer="layout" svg:x1="3cm" svg:y1="12cm" svg:x2="3cm" svg:y2="13cm" draw:start-shape="id150" draw:start-glue-point="6" draw:end-shape="id151" svg:d="M3000 12000v1000" svg:viewBox="0 0 1 1001">
          <text:p/>
        </draw:connector>
        <draw:custom-shape draw:style-name="gr3" draw:text-style-name="P3" draw:layer="layout" svg:width="1cm" svg:height="1cm" svg:x="5cm" svg:y="11cm">
          <text:p/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connector draw:style-name="gr14" draw:text-style-name="P2" draw:layer="layout" svg:x1="3.005cm" svg:y1="4.003cm" svg:x2="3cm" svg:y2="5cm" draw:start-shape="id152" draw:start-glue-point="6" draw:end-shape="id153" draw:end-glue-point="0" svg:d="M3005 4003v499h-5v498" svg:viewBox="0 0 6 998">
          <text:p/>
        </draw:connector>
        <draw:custom-shape draw:style-name="gr104" draw:text-style-name="P20" xml:id="id151" draw:id="id151" draw:layer="layout" svg:width="4cm" svg:height="1cm" svg:x="1cm" svg:y="13cm">
          <text:p text:style-name="P4"><text:span text:style-name="T11">While true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14" draw:text-style-name="P2" draw:layer="layout" svg:x1="3cm" svg:y1="14cm" svg:x2="3cm" svg:y2="15cm" draw:start-shape="id151" draw:start-glue-point="2" draw:end-shape="id154" svg:d="M3000 14000v1000" svg:viewBox="0 0 1 1001">
          <text:p/>
        </draw:connector>
        <draw:custom-shape draw:style-name="gr102" draw:text-style-name="P28" xml:id="id176" draw:id="id176" draw:layer="layout" svg:width="2cm" svg:height="1cm" svg:x="16.005cm" svg:y="3cm">
          <text:p text:style-name="P4"><text:span text:style-name="T9">if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118" draw:text-style-name="P29" xml:id="id155" draw:id="id155" draw:layer="layout" svg:width="4cm" svg:height="1cm" svg:x="15.001cm" svg:y="8.999cm">
          <text:p text:style-name="P4"><text:span text:style-name="T10">Tk == var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14" draw:text-style-name="P2" draw:layer="layout" svg:x1="17.001cm" svg:y1="9.999cm" svg:x2="17cm" svg:y2="11cm" draw:start-shape="id155" draw:start-glue-point="6" draw:end-shape="id156" draw:end-glue-point="4" svg:d="M17001 9999v501h-1v500" svg:viewBox="0 0 2 1002">
          <text:p/>
        </draw:connector>
        <draw:custom-shape draw:style-name="gr3" draw:text-style-name="P3" draw:layer="layout" svg:width="1cm" svg:height="1cm" svg:x="19cm" svg:y="9cm">
          <text:p/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custom-shape draw:style-name="gr112" draw:text-style-name="P20" xml:id="id169" draw:id="id169" draw:layer="layout" svg:width="4cm" svg:height="1cm" svg:x="31cm" svg:y="11cm">
          <text:p text:style-name="P4"><text:span text:style-name="T11">St = \n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3" draw:text-style-name="P3" draw:layer="layout" svg:width="1cm" svg:height="1cm" svg:x="19cm" svg:y="11cm">
          <text:p/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connector draw:style-name="gr14" draw:text-style-name="P2" draw:layer="layout" svg:x1="17cm" svg:y1="7cm" svg:x2="17.001cm" svg:y2="8.999cm" draw:start-shape="id157" draw:start-glue-point="2" draw:end-shape="id155" draw:end-glue-point="4" svg:d="M17000 7000v1000h1v999" svg:viewBox="0 0 2 2000">
          <text:p/>
        </draw:connector>
        <draw:custom-shape draw:style-name="gr112" draw:text-style-name="P20" draw:layer="layout" svg:width="4cm" svg:height="1cm" svg:x="1.2cm" svg:y="20.2cm">
          <text:p text:style-name="P4"><text:span text:style-name="T11">St = stm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04" draw:text-style-name="P20" xml:id="id178" draw:id="id178" draw:layer="layout" svg:width="4cm" svg:height="1cm" svg:x="1cm" svg:y="6cm">
          <text:p text:style-name="P4"><text:span text:style-name="T11">indent+1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18" draw:text-style-name="P29" xml:id="id156" draw:id="id156" draw:layer="layout" svg:width="4cm" svg:height="1cm" svg:x="15cm" svg:y="11cm">
          <text:p text:style-name="P4"><text:span text:style-name="T10">tk == device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19" draw:text-style-name="P20" xml:id="id163" draw:id="id163" draw:layer="layout" svg:width="3cm" svg:height="1cm" svg:x="25.5cm" svg:y="3cm">
          <text:p text:style-name="P4"><text:span text:style-name="T11">cd rel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svg:x1="3.002cm" svg:y1="22.7cm" svg:x2="3.002cm" svg:y2="23.7cm" svg:d="M3002 22700v1000" svg:viewBox="0 0 1 1001">
          <text:p/>
        </draw:connector>
        <draw:custom-shape draw:style-name="gr118" draw:text-style-name="P29" xml:id="id158" draw:id="id158" draw:layer="layout" svg:width="4cm" svg:height="1cm" svg:x="15cm" svg:y="13cm">
          <text:p text:style-name="P4"><text:span text:style-name="T10">tk == dr0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14" draw:text-style-name="P2" draw:layer="layout" svg:x1="17cm" svg:y1="12cm" svg:x2="17cm" svg:y2="13cm" draw:start-shape="id156" draw:start-glue-point="6" draw:end-shape="id158" draw:end-glue-point="0" svg:d="M17000 12000v1000" svg:viewBox="0 0 1 1001">
          <text:p/>
        </draw:connector>
        <draw:custom-shape draw:style-name="gr104" draw:text-style-name="P20" xml:id="id159" draw:id="id159" draw:layer="layout" svg:width="4cm" svg:height="1cm" svg:x="15cm" svg:y="15cm">
          <text:p text:style-name="P4"><text:span text:style-name="T11">fix if dr0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14" draw:text-style-name="P2" draw:layer="layout" svg:x1="17cm" svg:y1="14cm" svg:x2="17cm" svg:y2="15cm" draw:start-shape="id158" draw:start-glue-point="6" draw:end-shape="id159" draw:end-glue-point="0" svg:d="M17000 14000v1000" svg:viewBox="0 0 1 1001">
          <text:p/>
        </draw:connector>
        <draw:custom-shape draw:style-name="gr112" draw:text-style-name="P20" xml:id="id160" draw:id="id160" draw:layer="layout" svg:width="4cm" svg:height="1cm" svg:x="15cm" svg:y="17cm">
          <text:p text:style-name="P4"><text:span text:style-name="T11">St = cd rel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4" draw:text-style-name="P2" draw:layer="layout" svg:x1="17cm" svg:y1="16cm" svg:x2="17cm" svg:y2="17cm" draw:start-shape="id159" draw:start-glue-point="2" draw:end-shape="id160" draw:end-glue-point="4" svg:d="M17000 16000v1000" svg:viewBox="0 0 1 1001">
          <text:p/>
        </draw:connector>
        <draw:custom-shape draw:style-name="gr118" draw:text-style-name="P29" xml:id="id161" draw:id="id161" draw:layer="layout" svg:width="4cm" svg:height="1cm" svg:x="25cm" svg:y="5cm">
          <text:p text:style-name="P4"><text:span text:style-name="T10">Tk == rel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14" draw:text-style-name="P2" draw:layer="layout" svg:x1="27cm" svg:y1="6cm" svg:x2="27cm" svg:y2="7cm" draw:start-shape="id161" draw:start-glue-point="6" draw:end-shape="id162" draw:end-glue-point="0" svg:d="M27000 6000v1000" svg:viewBox="0 0 1 1001">
          <text:p/>
        </draw:connector>
        <draw:connector draw:style-name="gr14" draw:text-style-name="P2" draw:layer="layout" svg:x1="27cm" svg:y1="4cm" svg:x2="27cm" svg:y2="5cm" draw:start-shape="id163" draw:end-shape="id161" draw:end-glue-point="4" svg:d="M27000 4000v1000" svg:viewBox="0 0 1 1001">
          <text:p/>
        </draw:connector>
        <draw:custom-shape draw:style-name="gr104" draw:text-style-name="P20" xml:id="id162" draw:id="id162" draw:layer="layout" svg:width="4cm" svg:height="1cm" svg:x="25cm" svg:y="7cm">
          <text:p text:style-name="P4"><text:span text:style-name="T11">Set cr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12" draw:text-style-name="P20" xml:id="id164" draw:id="id164" draw:layer="layout" svg:width="4cm" svg:height="1cm" svg:x="25cm" svg:y="9cm">
          <text:p text:style-name="P4"><text:span text:style-name="T11">St = if righ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4" draw:text-style-name="P2" draw:layer="layout" svg:x1="27cm" svg:y1="8cm" svg:x2="27cm" svg:y2="9cm" draw:start-shape="id162" draw:start-glue-point="2" draw:end-shape="id164" draw:end-glue-point="4" svg:d="M27000 8000v1000" svg:viewBox="0 0 1 1001">
          <text:p/>
        </draw:connector>
        <draw:custom-shape draw:style-name="gr119" draw:text-style-name="P20" xml:id="id167" draw:id="id167" draw:layer="layout" svg:width="3cm" svg:height="1cm" svg:x="31.5cm" svg:y="3cm">
          <text:p text:style-name="P4"><text:span text:style-name="T11">cd righ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8" draw:text-style-name="P29" xml:id="id165" draw:id="id165" draw:layer="layout" svg:width="4cm" svg:height="1cm" svg:x="31cm" svg:y="5cm">
          <text:p text:style-name="P4"><text:span text:style-name="T10">Tk == data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14" draw:text-style-name="P2" draw:layer="layout" svg:x1="33cm" svg:y1="6cm" svg:x2="33cm" svg:y2="7cm" draw:start-shape="id165" draw:start-glue-point="6" draw:end-shape="id166" draw:end-glue-point="0" svg:d="M33000 6000v1000" svg:viewBox="0 0 1 1001">
          <text:p/>
        </draw:connector>
        <draw:connector draw:style-name="gr14" draw:text-style-name="P2" draw:layer="layout" svg:x1="33cm" svg:y1="4cm" svg:x2="33cm" svg:y2="5cm" draw:start-shape="id167" draw:end-shape="id165" draw:end-glue-point="4" svg:d="M33000 4000v1000" svg:viewBox="0 0 1 1001">
          <text:p/>
        </draw:connector>
        <draw:custom-shape draw:style-name="gr104" draw:text-style-name="P20" xml:id="id166" draw:id="id166" draw:layer="layout" svg:width="4cm" svg:height="1cm" svg:x="31cm" svg:y="7cm">
          <text:p text:style-name="P4"><text:span text:style-name="T11">Set dr1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14" draw:text-style-name="P2" draw:layer="layout" svg:x1="33cm" svg:y1="10cm" svg:x2="33cm" svg:y2="11cm" draw:start-shape="id168" draw:start-glue-point="2" draw:end-shape="id169" draw:end-glue-point="4" svg:d="M33000 10000v1000" svg:viewBox="0 0 1 1001">
          <text:p/>
        </draw:connector>
        <draw:custom-shape draw:style-name="gr104" draw:text-style-name="P20" xml:id="id170" draw:id="id170" draw:layer="layout" svg:width="4cm" svg:height="1cm" svg:x="20cm" svg:y="15cm">
          <text:p text:style-name="P4"><text:span text:style-name="T11">Load to dr0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14" draw:text-style-name="P2" draw:layer="layout" svg:x1="19cm" svg:y1="13.5cm" svg:x2="22cm" svg:y2="15cm" draw:start-shape="id158" draw:start-glue-point="7" draw:end-shape="id170" svg:d="M19000 13500h3000v1500" svg:viewBox="0 0 3001 1501">
          <text:p/>
        </draw:connector>
        <draw:connector draw:style-name="gr14" draw:text-style-name="P2" draw:layer="layout" svg:x1="22cm" svg:y1="16cm" svg:x2="19cm" svg:y2="17.5cm" draw:start-shape="id170" draw:start-glue-point="2" draw:end-shape="id160" draw:end-glue-point="7" svg:d="M22000 16000v1500h-3000" svg:viewBox="0 0 3001 1501">
          <text:p/>
        </draw:connector>
        <draw:custom-shape draw:style-name="gr102" draw:text-style-name="P28" xml:id="id171" draw:id="id171" draw:layer="layout" svg:width="2cm" svg:height="1cm" svg:x="38.005cm" svg:y="3cm">
          <text:p text:style-name="P4"><text:span text:style-name="T9">else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onnector draw:style-name="gr14" draw:text-style-name="P2" draw:layer="layout" svg:x1="39.005cm" svg:y1="4cm" svg:x2="39cm" svg:y2="5cm" draw:start-shape="id171" draw:start-glue-point="6" draw:end-shape="id172" draw:end-glue-point="4" svg:d="M39005 4000v501h-5v499" svg:viewBox="0 0 6 1001">
          <text:p/>
        </draw:connector>
        <draw:custom-shape draw:style-name="gr104" draw:text-style-name="P20" xml:id="id173" draw:id="id173" draw:layer="layout" svg:width="4cm" svg:height="1cm" svg:x="37cm" svg:y="7cm">
          <text:p text:style-name="P4"><text:span text:style-name="T11">Jump code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14" draw:text-style-name="P2" draw:layer="layout" svg:x1="39cm" svg:y1="6cm" svg:x2="39cm" svg:y2="7cm" draw:start-shape="id172" draw:start-glue-point="6" draw:end-shape="id173" draw:end-glue-point="0" svg:d="M39000 6000v1000" svg:viewBox="0 0 1 1001">
          <text:p/>
        </draw:connector>
        <draw:custom-shape draw:style-name="gr112" draw:text-style-name="P20" xml:id="id175" draw:id="id175" draw:layer="layout" svg:width="4cm" svg:height="1cm" svg:x="37cm" svg:y="11cm">
          <text:p text:style-name="P4"><text:span text:style-name="T11">St = nl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4" draw:text-style-name="P2" draw:layer="layout" svg:x1="39cm" svg:y1="10cm" svg:x2="39cm" svg:y2="11cm" draw:start-shape="id174" draw:start-glue-point="2" draw:end-shape="id175" draw:end-glue-point="4" svg:d="M39000 10000v1000" svg:viewBox="0 0 1 1001">
          <text:p/>
        </draw:connector>
        <draw:custom-shape draw:style-name="gr118" draw:text-style-name="P29" xml:id="id172" draw:id="id172" draw:layer="layout" svg:width="4cm" svg:height="1cm" svg:x="37cm" svg:y="5cm">
          <text:p text:style-name="P4"><text:span text:style-name="T10">tk == \n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3" draw:layer="layout" svg:width="1cm" svg:height="1cm" svg:x="41cm" svg:y="5cm">
          <text:p/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custom-shape draw:style-name="gr104" draw:text-style-name="P20" xml:id="id153" draw:id="id153" draw:layer="layout" svg:width="4cm" svg:height="1cm" svg:x="1cm" svg:y="5cm">
          <text:p text:style-name="P4"><text:span text:style-name="T11">Block label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14" draw:text-style-name="P2" draw:layer="layout" svg:x1="17.005cm" svg:y1="4cm" svg:x2="17cm" svg:y2="5cm" draw:start-shape="id176" draw:start-glue-point="6" draw:end-shape="id177" draw:end-glue-point="0" svg:d="M17005 4000v501h-5v499" svg:viewBox="0 0 6 1001">
          <text:p/>
        </draw:connector>
        <draw:custom-shape draw:style-name="gr104" draw:text-style-name="P20" xml:id="id177" draw:id="id177" draw:layer="layout" svg:width="4cm" svg:height="1cm" svg:x="15cm" svg:y="5cm">
          <text:p text:style-name="P4"><text:span text:style-name="T11">block label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04" draw:text-style-name="P20" xml:id="id157" draw:id="id157" draw:layer="layout" svg:width="4cm" svg:height="1cm" svg:x="15cm" svg:y="6cm">
          <text:p text:style-name="P4"><text:span text:style-name="T11">indent+1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14" draw:text-style-name="P2" draw:layer="layout" svg:x1="3cm" svg:y1="7cm" svg:x2="3.001cm" svg:y2="9.002cm" draw:start-shape="id178" draw:start-glue-point="2" draw:end-shape="id149" draw:end-glue-point="4" svg:d="M3000 7000v1001h1v1001" svg:viewBox="0 0 2 2003">
          <text:p/>
        </draw:connector>
        <draw:custom-shape draw:style-name="gr104" draw:text-style-name="P20" xml:id="id174" draw:id="id174" draw:layer="layout" svg:width="4cm" svg:height="1cm" svg:x="37cm" svg:y="9cm">
          <text:p text:style-name="P4"><text:span text:style-name="T11">indent+1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04" draw:text-style-name="P20" draw:layer="layout" svg:width="4cm" svg:height="1cm" svg:x="1.2cm" svg:y="24.2cm">
          <text:p text:style-name="P4"><text:span text:style-name="T11">indent+1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04" draw:text-style-name="P20" draw:layer="layout" svg:width="4cm" svg:height="1cm" svg:x="31cm" svg:y="8cm">
          <text:p text:style-name="P4"><text:span text:style-name="T11">Label line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04" draw:text-style-name="P20" xml:id="id168" draw:id="id168" draw:layer="layout" svg:width="4cm" svg:height="1cm" svg:x="31cm" svg:y="9cm">
          <text:p text:style-name="P4"><text:span text:style-name="T11">Jump code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3" draw:text-style-name="P3" draw:layer="layout" svg:width="1cm" svg:height="1cm" svg:x="29cm" svg:y="5cm">
          <text:p/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custom-shape draw:style-name="gr122" draw:text-style-name="P4" draw:layer="layout" svg:width="4.9cm" svg:height="3.6cm" svg:x="28cm" svg:y="12.6cm">
          <text:p text:style-name="P4">If it is \n, </text:p>
          <text:p text:style-name="P4">Use the value to</text:p>
          <text:p text:style-name="P4">Reset CR</text:p>
          <draw:enhanced-geometry svg:viewBox="0 0 21600 21600" draw:text-areas="800 800 20800 20800" draw:type="round-rectangular-callout" draw:modifiers="7016.36400734544 -39445.04304359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4" draw:text-style-name="P20" draw:layer="layout" svg:width="4cm" svg:height="1cm" svg:x="37cm" svg:y="8cm">
          <text:p text:style-name="P4"><text:span text:style-name="T11">Reset line num</text:span></text:p>
          <draw:enhanced-geometry svg:viewBox="0 0 21600 21600" draw:mirror-vertical="false" draw:mirror-horizontal="false" draw:type="rectangle" draw:enhanced-path="M 0 0 L 21600 0 21600 21600 0 21600 0 0 Z N"/>
        </draw:custom-shape>
      </draw:page>
      <draw:page draw:name="page14" draw:style-name="dp1" draw:master-page-name="默认">
        <draw:custom-shape draw:style-name="gr123" draw:text-style-name="P20" xml:id="id186" draw:id="id186" draw:layer="layout" svg:width="2cm" svg:height="1cm" svg:x="3cm" svg:y="3cm">
          <text:p text:style-name="P4"><text:span text:style-name="T11">operand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18" draw:text-style-name="P29" xml:id="id181" draw:id="id181" draw:layer="layout" svg:width="4cm" svg:height="1cm" svg:x="2cm" svg:y="6cm">
          <text:p text:style-name="P4"><text:span text:style-name="T10">Tk == var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18" draw:text-style-name="P29" xml:id="id182" draw:id="id182" draw:layer="layout" svg:width="4cm" svg:height="1cm" svg:x="2cm" svg:y="8cm">
          <text:p text:style-name="P4"><text:span text:style-name="T10">Tk == data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18" draw:text-style-name="P29" xml:id="id183" draw:id="id183" draw:layer="layout" svg:width="4cm" svg:height="1cm" svg:x="2cm" svg:y="10cm">
          <text:p text:style-name="P4"><text:span text:style-name="T10">Tk == (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18" draw:text-style-name="P29" xml:id="id184" draw:id="id184" draw:layer="layout" svg:width="4cm" svg:height="1cm" svg:x="2cm" svg:y="12cm">
          <text:p text:style-name="P4"><text:span text:style-name="T10">Tk == -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26" draw:text-style-name="P20" xml:id="id187" draw:id="id187" draw:layer="layout" svg:width="3cm" svg:height="1cm" svg:x="8cm" svg:y="7cm">
          <text:p text:style-name="P4"><text:span text:style-name="T11">Add Od</text:span></text:p>
          <draw:enhanced-geometry svg:viewBox="0 0 21600 21600" draw:type="rectangle" draw:enhanced-path="M 0 0 L 21600 0 21600 21600 0 21600 0 0 Z N"/>
        </draw:custom-shape>
        <draw:custom-shape draw:style-name="gr112" draw:text-style-name="P20" xml:id="id190" draw:id="id190" draw:layer="layout" svg:width="4cm" svg:height="1cm" svg:x="8cm" svg:y="12cm">
          <text:p text:style-name="P4"><text:span text:style-name="T11">St = minus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12" draw:text-style-name="P20" xml:id="id200" draw:id="id200" draw:layer="layout" svg:width="4cm" svg:height="1cm" svg:x="29.7cm" svg:y="11.9cm">
          <text:p text:style-name="P4"><text:span text:style-name="T11">St = operand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04" draw:text-style-name="P20" xml:id="id189" draw:id="id189" draw:layer="layout" svg:width="4cm" svg:height="1cm" svg:x="8cm" svg:y="10cm">
          <text:p text:style-name="P4"><text:span text:style-name="T11">Cache TK list</text:span></text:p>
          <draw:enhanced-geometry svg:viewBox="0 0 21600 21600" draw:type="rectangle" draw:enhanced-path="M 0 0 L 21600 0 21600 21600 0 21600 0 0 Z N"/>
        </draw:custom-shape>
        <draw:custom-shape draw:style-name="gr118" draw:text-style-name="P29" xml:id="id185" draw:id="id185" draw:layer="layout" svg:width="4cm" svg:height="1cm" svg:x="2cm" svg:y="14cm">
          <text:p text:style-name="P4"><text:span text:style-name="T10">Tk == ~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26" draw:text-style-name="P20" xml:id="id191" draw:id="id191" draw:layer="layout" svg:width="3cm" svg:height="1cm" svg:x="8cm" svg:y="14cm">
          <text:p text:style-name="P4"><text:span text:style-name="T11">Add Op</text:span></text:p>
          <draw:enhanced-geometry svg:viewBox="0 0 21600 21600" draw:type="rectangle" draw:enhanced-path="M 0 0 L 21600 0 21600 21600 0 21600 0 0 Z N"/>
        </draw:custom-shape>
        <draw:custom-shape draw:style-name="gr114" draw:text-style-name="P20" xml:id="id198" draw:id="id198" draw:layer="layout" svg:width="4cm" svg:height="1cm" svg:x="14cm" svg:y="3cm">
          <text:p text:style-name="P4"><text:span text:style-name="T11">operato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8" draw:text-style-name="P29" xml:id="id195" draw:id="id195" draw:layer="layout" svg:width="4cm" svg:height="1cm" svg:x="14cm" svg:y="6cm">
          <text:p text:style-name="P4"><text:span text:style-name="T10">Tk == op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13" draw:text-style-name="P20" xml:id="id196" draw:id="id196" draw:layer="layout" svg:width="2cm" svg:height="1cm" svg:x="30cm" svg:y="6cm">
          <text:p text:style-name="P4"><text:span text:style-name="T11">atom</text:span></text:p>
          <draw:enhanced-geometry svg:viewBox="0 0 21600 21600" draw:type="rectangle" draw:enhanced-path="M 0 0 L 21600 0 21600 21600 0 21600 0 0 Z N"/>
        </draw:custom-shape>
        <draw:custom-shape draw:style-name="gr112" draw:text-style-name="P20" xml:id="id188" draw:id="id188" draw:layer="layout" svg:width="4cm" svg:height="1cm" svg:x="11cm" svg:y="16cm">
          <text:p text:style-name="P4"><text:span text:style-name="T11">St = operator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18" draw:text-style-name="P29" xml:id="id192" draw:id="id192" draw:layer="layout" svg:width="4cm" svg:height="1cm" svg:x="19cm" svg:y="6cm">
          <text:p text:style-name="P4"><text:span text:style-name="T10">List &gt; 2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26" draw:text-style-name="P20" xml:id="id193" draw:id="id193" draw:layer="layout" svg:width="3cm" svg:height="1cm" svg:x="30.2cm" svg:y="9.4cm">
          <text:p text:style-name="P4"><text:span text:style-name="T11">Add O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8" draw:text-style-name="P29" xml:id="id194" draw:id="id194" draw:layer="layout" svg:width="4cm" svg:height="1cm" svg:x="24cm" svg:y="6cm">
          <text:p text:style-name="P4"><text:span text:style-name="T10">P(op) &lt;= P(Lop)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14" draw:text-style-name="P20" xml:id="id197" draw:id="id197" draw:layer="layout" svg:width="4cm" svg:height="1cm" svg:x="2cm" svg:y="19cm">
          <text:p text:style-name="P4"><text:span text:style-name="T11">minu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8" draw:text-style-name="P29" xml:id="id179" draw:id="id179" draw:layer="layout" svg:width="4cm" svg:height="1cm" svg:x="2cm" svg:y="22cm">
          <text:p text:style-name="P4"><text:span text:style-name="T10">Tk == data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26" draw:text-style-name="P20" xml:id="id180" draw:id="id180" draw:layer="layout" svg:width="3cm" svg:height="1cm" svg:x="8cm" svg:y="22cm">
          <text:p text:style-name="P4"><text:span text:style-name="T11">Add Od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cm" svg:x="3.5cm" svg:y="23cm">
          <text:p/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custom-shape draw:style-name="gr3" draw:text-style-name="P3" draw:layer="layout" svg:width="1cm" svg:height="1cm" svg:x="3.5cm" svg:y="15cm">
          <text:p/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connector draw:style-name="gr2" draw:text-style-name="P2" draw:layer="layout" svg:x1="6cm" svg:y1="22.5cm" svg:x2="8cm" svg:y2="22.5cm" draw:start-shape="id179" draw:start-glue-point="7" draw:end-shape="id180" draw:end-glue-point="3" svg:d="M6000 22500h2000" svg:viewBox="0 0 2001 1">
          <text:p/>
        </draw:connector>
        <draw:connector draw:style-name="gr2" draw:text-style-name="P2" draw:layer="layout" svg:x1="4cm" svg:y1="7cm" svg:x2="4cm" svg:y2="8cm" draw:start-shape="id181" draw:start-glue-point="6" draw:end-shape="id182" svg:d="M4000 7000v1000" svg:viewBox="0 0 1 1001">
          <text:p/>
        </draw:connector>
        <draw:connector draw:style-name="gr2" draw:text-style-name="P2" draw:layer="layout" svg:x1="4cm" svg:y1="9cm" svg:x2="4cm" svg:y2="10cm" draw:start-shape="id182" draw:start-glue-point="6" draw:end-shape="id183" svg:d="M4000 9000v1000" svg:viewBox="0 0 1 1001">
          <text:p/>
        </draw:connector>
        <draw:connector draw:style-name="gr2" draw:text-style-name="P2" draw:layer="layout" svg:x1="4cm" svg:y1="11cm" svg:x2="4cm" svg:y2="12cm" draw:start-shape="id183" draw:start-glue-point="6" draw:end-shape="id184" svg:d="M4000 11000v1000" svg:viewBox="0 0 1 1001">
          <text:p/>
        </draw:connector>
        <draw:connector draw:style-name="gr2" draw:text-style-name="P2" draw:layer="layout" svg:x1="4cm" svg:y1="13cm" svg:x2="4cm" svg:y2="14cm" draw:start-shape="id184" draw:start-glue-point="6" draw:end-shape="id185" svg:d="M4000 13000v1000" svg:viewBox="0 0 1 1001">
          <text:p/>
        </draw:connector>
        <draw:connector draw:style-name="gr14" draw:text-style-name="P2" draw:layer="layout" svg:x1="4cm" svg:y1="4cm" svg:x2="4cm" svg:y2="6cm" draw:start-shape="id186" draw:start-glue-point="6" draw:end-shape="id181" draw:end-glue-point="4" svg:d="M4000 4000v2000" svg:viewBox="0 0 1 2001">
          <text:p/>
        </draw:connector>
        <draw:connector draw:style-name="gr14" draw:text-style-name="P2" draw:layer="layout" svg:x1="6cm" svg:y1="6.5cm" svg:x2="9.5cm" svg:y2="7cm" draw:start-shape="id181" draw:start-glue-point="7" draw:end-shape="id187" draw:end-glue-point="0" svg:d="M6000 6500h1001v-1h2499v501" svg:viewBox="0 0 3501 502">
          <text:p/>
        </draw:connector>
        <draw:connector draw:style-name="gr14" draw:text-style-name="P2" draw:layer="layout" svg:x1="6cm" svg:y1="8.5cm" svg:x2="9.5cm" svg:y2="8cm" draw:start-shape="id182" draw:start-glue-point="7" draw:end-shape="id187" draw:end-glue-point="2" svg:d="M6000 8500h1001v1h2499v-501" svg:viewBox="0 0 3501 502">
          <text:p/>
        </draw:connector>
        <draw:connector draw:style-name="gr14" draw:text-style-name="P2" draw:layer="layout" svg:x1="11cm" svg:y1="7.5cm" svg:x2="13cm" svg:y2="16cm" draw:start-shape="id187" draw:start-glue-point="1" draw:end-shape="id188" draw:end-glue-point="4" svg:d="M11000 7500h2000v8500" svg:viewBox="0 0 2001 8501">
          <text:p/>
        </draw:connector>
        <draw:connector draw:style-name="gr14" draw:text-style-name="P2" draw:layer="layout" svg:x1="6cm" svg:y1="10.5cm" svg:x2="8cm" svg:y2="10.5cm" draw:start-shape="id183" draw:start-glue-point="7" draw:end-shape="id189" draw:end-glue-point="3" svg:d="M6000 10500h2000" svg:viewBox="0 0 2001 1">
          <text:p/>
        </draw:connector>
        <draw:connector draw:style-name="gr14" draw:text-style-name="P2" draw:layer="layout" svg:x1="6cm" svg:y1="12.5cm" svg:x2="8cm" svg:y2="12.5cm" draw:start-shape="id184" draw:start-glue-point="7" draw:end-shape="id190" draw:end-glue-point="5" svg:d="M6000 12500h2000" svg:viewBox="0 0 2001 1">
          <text:p/>
        </draw:connector>
        <draw:connector draw:style-name="gr14" draw:text-style-name="P2" draw:layer="layout" svg:x1="6cm" svg:y1="14.5cm" svg:x2="8cm" svg:y2="14.5cm" draw:start-shape="id185" draw:end-shape="id191" draw:end-glue-point="3" svg:d="M6000 14500h2000" svg:viewBox="0 0 2001 1">
          <text:p/>
        </draw:connector>
        <draw:custom-shape draw:style-name="gr3" draw:text-style-name="P3" draw:layer="layout" svg:width="1cm" svg:height="1cm" svg:x="15.5cm" svg:y="12cm">
          <text:p/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connector draw:style-name="gr2" draw:text-style-name="P2" draw:layer="layout" svg:x1="21cm" svg:y1="7cm" svg:x2="31.7cm" svg:y2="9.4cm" draw:start-shape="id192" draw:start-glue-point="6" draw:end-shape="id193" svg:d="M21000 7000v1201h10700v1199" svg:viewBox="0 0 10701 2401">
          <text:p/>
        </draw:connector>
        <draw:connector draw:style-name="gr2" draw:text-style-name="P2" draw:layer="layout" svg:x1="26cm" svg:y1="7cm" svg:x2="31.7cm" svg:y2="9.4cm" draw:start-shape="id194" draw:start-glue-point="6" draw:end-shape="id193" svg:d="M26000 7000v1201h5700v1199" svg:viewBox="0 0 5701 2401">
          <text:p/>
        </draw:connector>
        <draw:connector draw:style-name="gr14" draw:text-style-name="P2" draw:layer="layout" svg:x1="18cm" svg:y1="6.5cm" svg:x2="19cm" svg:y2="6.5cm" draw:start-shape="id195" draw:start-glue-point="7" draw:end-shape="id192" draw:end-glue-point="5" svg:d="M18000 6500h1000" svg:viewBox="0 0 1001 1">
          <text:p/>
        </draw:connector>
        <draw:connector draw:style-name="gr14" draw:text-style-name="P2" draw:layer="layout" svg:x1="23cm" svg:y1="6.5cm" svg:x2="24cm" svg:y2="6.5cm" draw:start-shape="id192" draw:start-glue-point="7" draw:end-shape="id194" draw:end-glue-point="5" svg:d="M23000 6500h1000" svg:viewBox="0 0 1001 1">
          <text:p/>
        </draw:connector>
        <draw:connector draw:style-name="gr14" draw:text-style-name="P2" draw:layer="layout" svg:x1="28cm" svg:y1="6.5cm" svg:x2="30cm" svg:y2="6.5cm" draw:start-shape="id194" draw:start-glue-point="7" draw:end-shape="id196" draw:end-glue-point="3" svg:d="M28000 6500h2000" svg:viewBox="0 0 2001 1">
          <text:p/>
        </draw:connector>
        <draw:connector draw:style-name="gr14" draw:text-style-name="P2" draw:layer="layout" svg:x1="31cm" svg:y1="6cm" svg:x2="21cm" svg:y2="6cm" draw:start-shape="id196" draw:start-glue-point="0" draw:end-shape="id192" draw:end-glue-point="4" svg:d="M31000 6000v-501h-10000v501" svg:viewBox="0 0 10001 502">
          <text:p/>
        </draw:connector>
        <draw:connector draw:style-name="gr14" draw:text-style-name="P2" draw:layer="layout" svg:x1="4cm" svg:y1="20cm" svg:x2="4cm" svg:y2="22cm" draw:start-shape="id197" draw:start-glue-point="8" draw:end-shape="id179" svg:d="M4000 20000v2000" svg:viewBox="0 0 1 2001">
          <text:p/>
        </draw:connector>
        <draw:connector draw:style-name="gr14" draw:text-style-name="P2" draw:layer="layout" svg:x1="16cm" svg:y1="4cm" svg:x2="16cm" svg:y2="6cm" draw:start-shape="id198" draw:start-glue-point="8" draw:end-shape="id195" draw:end-glue-point="4" svg:d="M16000 4000v2000" svg:viewBox="0 0 1 2001">
          <text:p/>
        </draw:connector>
        <draw:connector draw:style-name="gr14" draw:text-style-name="P2" draw:layer="layout" svg:x1="11cm" svg:y1="22.5cm" svg:x2="13cm" svg:y2="17cm" draw:start-shape="id180" draw:start-glue-point="1" draw:end-shape="id188" svg:d="M11000 22500h2000v-5500" svg:viewBox="0 0 2001 5501">
          <text:p/>
        </draw:connector>
        <draw:custom-shape draw:style-name="gr118" draw:text-style-name="P29" xml:id="id199" draw:id="id199" draw:layer="layout" svg:width="4cm" svg:height="1cm" svg:x="14cm" svg:y="9cm">
          <text:p text:style-name="P4"><text:span text:style-name="T10">Tk == \n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2" draw:layer="layout" svg:x1="16cm" svg:y1="7cm" svg:x2="16cm" svg:y2="9cm" draw:start-shape="id195" draw:start-glue-point="6" draw:end-shape="id199" draw:end-glue-point="4" svg:d="M16000 7000v2000" svg:viewBox="0 0 1 2001">
          <text:p/>
        </draw:connector>
        <draw:connector draw:style-name="gr14" draw:text-style-name="P2" draw:layer="layout" svg:x1="31.7cm" svg:y1="10.4cm" svg:x2="31.7cm" svg:y2="11.9cm" draw:start-shape="id193" draw:end-shape="id200" draw:end-glue-point="4" svg:d="M31700 10400v1500" svg:viewBox="0 0 1 1501">
          <text:p/>
        </draw:connector>
        <draw:custom-shape draw:style-name="gr118" draw:text-style-name="P29" xml:id="id201" draw:id="id201" draw:layer="layout" svg:width="4cm" svg:height="1cm" svg:x="14cm" svg:y="11cm">
          <text:p text:style-name="P4"><text:span text:style-name="T10">Tk == )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14" draw:text-style-name="P2" draw:layer="layout" svg:x1="18cm" svg:y1="11.5cm" svg:x2="19.019cm" svg:y2="14cm" draw:start-shape="id201" draw:start-glue-point="7" draw:end-shape="id202" draw:end-glue-point="0" svg:d="M18000 11500h1019v2500" svg:viewBox="0 0 1020 2501">
          <text:p/>
        </draw:connector>
        <draw:connector draw:style-name="gr2" draw:text-style-name="P2" draw:layer="layout" svg:x1="16cm" svg:y1="10cm" svg:x2="16cm" svg:y2="11cm" draw:start-shape="id199" draw:start-glue-point="6" draw:end-shape="id201" draw:end-glue-point="4" svg:d="M16000 10000v1000" svg:viewBox="0 0 1 1001">
          <text:p/>
        </draw:connector>
        <draw:custom-shape draw:style-name="gr124" draw:text-style-name="P20" xml:id="id202" draw:id="id202" draw:layer="layout" svg:width="3.962cm" svg:height="2cm" svg:x="17.038cm" svg:y="14cm">
          <text:p text:style-name="P4"><text:span text:style-name="T11">Atom</text:span></text:p>
          <text:p text:style-name="P4"><text:span text:style-name="T11">pop(TK list)</text:span></text:p>
          <draw:enhanced-geometry svg:viewBox="0 0 21600 21600" draw:type="rectangle" draw:enhanced-path="M 0 0 L 21600 0 21600 21600 0 21600 0 0 Z N"/>
        </draw:custom-shape>
        <draw:custom-shape draw:style-name="gr118" draw:text-style-name="P29" xml:id="id203" draw:id="id203" draw:layer="layout" svg:width="4cm" svg:height="1cm" svg:x="19.5cm" svg:y="9cm">
          <text:p text:style-name="P4"><text:span text:style-name="T10">List &gt; 2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2" draw:layer="layout" svg:x1="21.5cm" svg:y1="10cm" svg:x2="21.5cm" svg:y2="11cm" draw:start-shape="id203" draw:start-glue-point="6" draw:end-shape="id204" svg:d="M21500 10000v1000" svg:viewBox="0 0 1 1001">
          <text:p/>
        </draw:connector>
        <draw:connector draw:style-name="gr14" draw:text-style-name="P2" draw:layer="layout" svg:x1="18cm" svg:y1="9.5cm" svg:x2="19.5cm" svg:y2="9.5cm" draw:start-shape="id199" draw:start-glue-point="7" draw:end-shape="id203" draw:end-glue-point="5" svg:d="M18000 9500h1500" svg:viewBox="0 0 1501 1">
          <text:p/>
        </draw:connector>
        <draw:connector draw:style-name="gr14" draw:text-style-name="P2" draw:layer="layout" svg:x1="23.5cm" svg:y1="9.5cm" svg:x2="24.5cm" svg:y2="9.5cm" draw:start-shape="id203" draw:start-glue-point="7" draw:end-shape="id205" draw:end-glue-point="3" svg:d="M23500 9500h1000" svg:viewBox="0 0 1001 1">
          <text:p/>
        </draw:connector>
        <draw:connector draw:style-name="gr14" draw:text-style-name="P2" draw:layer="layout" svg:x1="25.5cm" svg:y1="9cm" svg:x2="21.5cm" svg:y2="9cm" draw:start-shape="id205" draw:start-glue-point="0" draw:end-shape="id203" draw:end-glue-point="4" svg:d="M25500 9000v-501h-4000v501" svg:viewBox="0 0 4001 502">
          <text:p/>
        </draw:connector>
        <draw:custom-shape draw:style-name="gr113" draw:text-style-name="P20" xml:id="id205" draw:id="id205" draw:layer="layout" svg:width="2cm" svg:height="1cm" svg:x="24.5cm" svg:y="9cm">
          <text:p text:style-name="P4"><text:span text:style-name="T11">atom</text:span></text:p>
          <draw:enhanced-geometry svg:viewBox="0 0 21600 21600" draw:type="rectangle" draw:enhanced-path="M 0 0 L 21600 0 21600 21600 0 21600 0 0 Z N"/>
        </draw:custom-shape>
        <draw:custom-shape draw:style-name="gr118" draw:text-style-name="P29" xml:id="id204" draw:id="id204" draw:layer="layout" svg:width="4cm" svg:height="1cm" svg:x="19.5cm" svg:y="11cm">
          <text:p text:style-name="P4"><text:span text:style-name="T10">Last is TK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26" draw:text-style-name="P20" xml:id="id206" draw:id="id206" draw:layer="layout" svg:width="3cm" svg:height="1cm" svg:x="24.5cm" svg:y="11cm">
          <text:p text:style-name="P4"><text:span text:style-name="T11">Atom(1)</text:span></text:p>
          <draw:enhanced-geometry svg:viewBox="0 0 21600 21600" draw:type="rectangle" draw:enhanced-path="M 0 0 L 21600 0 21600 21600 0 21600 0 0 Z N"/>
        </draw:custom-shape>
        <draw:connector draw:style-name="gr14" draw:text-style-name="P2" draw:layer="layout" svg:x1="23.5cm" svg:y1="11.5cm" svg:x2="24.5cm" svg:y2="11.5cm" draw:start-shape="id204" draw:start-glue-point="7" draw:end-shape="id206" draw:end-glue-point="3" svg:d="M23500 11500h1000" svg:viewBox="0 0 1001 1">
          <text:p/>
        </draw:connector>
        <draw:frame draw:style-name="gr125" draw:text-style-name="P22" draw:layer="layout" svg:width="10.306cm" svg:height="1.673cm" svg:x="0.094cm" svg:y="0.13cm">
          <draw:text-box>
            <text:p><text:span text:style-name="T12">Lexer, expr</text:span></text:p>
          </draw:text-box>
        </draw:frame>
      </draw:page>
      <draw:page draw:name="page15" draw:style-name="dp1" draw:master-page-name="默认">
        <draw:custom-shape draw:style-name="gr102" draw:text-style-name="P28" xml:id="id207" draw:id="id207" draw:layer="layout" svg:width="2cm" svg:height="1cm" svg:x="4.004cm" svg:y="3.001cm">
          <text:p text:style-name="P4"><text:span text:style-name="T9">idle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118" draw:text-style-name="P29" xml:id="id208" draw:id="id208" draw:layer="layout" svg:width="4cm" svg:height="1cm" svg:x="3cm" svg:y="6cm">
          <text:p text:style-name="P4"><text:span text:style-name="T10">Tk == indent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14" draw:text-style-name="P2" draw:layer="layout" svg:x1="5.004cm" svg:y1="4.001cm" svg:x2="5cm" svg:y2="6cm" draw:start-shape="id207" draw:start-glue-point="6" draw:end-shape="id208" draw:end-glue-point="4" svg:d="M5004 4001v1000h-4v999" svg:viewBox="0 0 5 2000">
          <text:p/>
        </draw:connector>
        <draw:custom-shape draw:style-name="gr118" draw:text-style-name="P29" xml:id="id209" draw:id="id209" draw:layer="layout" svg:width="4cm" svg:height="1cm" svg:x="3cm" svg:y="9cm">
          <text:p text:style-name="P4"><text:span text:style-name="T10">Level &gt; cur_l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14" draw:text-style-name="P2" draw:layer="layout" svg:x1="5cm" svg:y1="7cm" svg:x2="5cm" svg:y2="9cm" draw:start-shape="id208" draw:start-glue-point="6" draw:end-shape="id209" draw:end-glue-point="4" svg:d="M5000 7000v2000" svg:viewBox="0 0 1 2001">
          <text:p/>
        </draw:connector>
        <draw:custom-shape draw:style-name="gr3" draw:text-style-name="P3" draw:layer="layout" svg:width="1cm" svg:height="1cm" svg:x="7cm" svg:y="6cm">
          <text:p/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custom-shape draw:style-name="gr112" draw:text-style-name="P20" xml:id="id219" draw:id="id219" draw:layer="layout" svg:width="4cm" svg:height="1cm" svg:x="3cm" svg:y="12cm">
          <text:p text:style-name="P4"><text:span text:style-name="T11">St = variable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14" draw:text-style-name="P20" xml:id="id210" draw:id="id210" draw:layer="layout" svg:width="4cm" svg:height="1cm" svg:x="10cm" svg:y="3cm">
          <text:p text:style-name="P4"><text:span text:style-name="T11">variab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8" draw:text-style-name="P29" xml:id="id211" draw:id="id211" draw:layer="layout" svg:width="4cm" svg:height="1cm" svg:x="10cm" svg:y="6cm">
          <text:p text:style-name="P4"><text:span text:style-name="T10">Tk == var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14" draw:text-style-name="P2" draw:layer="layout" svg:x1="12cm" svg:y1="4cm" svg:x2="12cm" svg:y2="6cm" draw:start-shape="id210" draw:end-shape="id211" draw:end-glue-point="4" svg:d="M12000 4000v2000" svg:viewBox="0 0 1 2001">
          <text:p/>
        </draw:connector>
        <draw:custom-shape draw:style-name="gr118" draw:text-style-name="P29" xml:id="id217" draw:id="id217" draw:layer="layout" svg:width="4cm" svg:height="1cm" svg:x="10cm" svg:y="8cm">
          <text:p text:style-name="P4"><text:span text:style-name="T10">Var == key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18" draw:text-style-name="P29" xml:id="id215" draw:id="id215" draw:layer="layout" svg:width="4cm" svg:height="1cm" svg:x="27cm" svg:y="9cm">
          <text:p text:style-name="P4"><text:span text:style-name="T10">stmt == end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18" draw:text-style-name="P29" xml:id="id212" draw:id="id212" draw:layer="layout" svg:width="4cm" svg:height="1cm" svg:x="16cm" svg:y="6cm">
          <text:p text:style-name="P4"><text:span text:style-name="T10">Tk == '='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04" draw:text-style-name="P20" xml:id="id220" draw:id="id220" draw:layer="layout" svg:width="4cm" svg:height="1cm" svg:x="16cm" svg:y="9cm">
          <text:p text:style-name="P4"><text:span text:style-name="T11">assignment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2" draw:text-style-name="P2" draw:layer="layout" svg:x1="20cm" svg:y1="6.5cm" svg:x2="21cm" svg:y2="6.5cm" draw:start-shape="id212" draw:start-glue-point="7" draw:end-shape="id213" draw:end-glue-point="5" svg:d="M20000 6500h1000" svg:viewBox="0 0 1001 1">
          <text:p/>
        </draw:connector>
        <draw:custom-shape draw:style-name="gr118" draw:text-style-name="P29" xml:id="id213" draw:id="id213" draw:layer="layout" svg:width="4cm" svg:height="1cm" svg:x="21cm" svg:y="6cm">
          <text:p text:style-name="P4"><text:span text:style-name="T10">Tk == .or(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04" draw:text-style-name="P20" xml:id="id221" draw:id="id221" draw:layer="layout" svg:width="4cm" svg:height="1cm" svg:x="21cm" svg:y="9cm">
          <text:p text:style-name="P4"><text:span text:style-name="T11">function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2" draw:text-style-name="P2" draw:layer="layout" svg:x1="14cm" svg:y1="6.5cm" svg:x2="15cm" svg:y2="13cm" draw:start-shape="id211" draw:start-glue-point="7" draw:end-shape="id214" draw:end-glue-point="4" svg:d="M14000 6500h1000v6500" svg:viewBox="0 0 1001 6501">
          <text:p/>
        </draw:connector>
        <draw:custom-shape draw:style-name="gr104" draw:text-style-name="P20" xml:id="id218" draw:id="id218" draw:layer="layout" svg:width="4cm" svg:height="1cm" svg:x="10cm" svg:y="10cm">
          <text:p text:style-name="P4"><text:span text:style-name="T11">statement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2" draw:text-style-name="P2" draw:layer="layout" svg:x1="31cm" svg:y1="9.5cm" svg:x2="31cm" svg:y2="3.5cm" draw:start-shape="id215" draw:start-glue-point="7" draw:end-shape="id216" draw:end-glue-point="10" svg:d="M31000 9500h502v-6000h-502" svg:viewBox="0 0 503 6001">
          <text:p/>
        </draw:connector>
        <draw:custom-shape draw:style-name="gr3" draw:text-style-name="P3" draw:layer="layout" svg:width="1cm" svg:height="1cm" svg:x="25cm" svg:y="6cm">
          <text:p/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connector draw:style-name="gr14" draw:text-style-name="P2" draw:layer="layout" svg:x1="12cm" svg:y1="7cm" svg:x2="12cm" svg:y2="8cm" draw:start-shape="id211" draw:start-glue-point="6" draw:end-shape="id217" draw:end-glue-point="4" svg:d="M12000 7000v1000" svg:viewBox="0 0 1 1001">
          <text:p/>
        </draw:connector>
        <draw:connector draw:style-name="gr14" draw:text-style-name="P2" draw:layer="layout" svg:x1="12cm" svg:y1="9cm" svg:x2="12cm" svg:y2="10cm" draw:start-shape="id217" draw:start-glue-point="6" draw:end-shape="id218" draw:end-glue-point="0" svg:d="M12000 9000v1000" svg:viewBox="0 0 1 1001">
          <text:p/>
        </draw:connector>
        <draw:connector draw:style-name="gr2" draw:text-style-name="P2" draw:layer="layout" svg:x1="10cm" svg:y1="8.5cm" svg:x2="10cm" svg:y2="3.5cm" draw:start-shape="id217" draw:start-glue-point="5" draw:end-shape="id210" draw:end-glue-point="6" svg:d="M10000 8500h-501v-5000h501" svg:viewBox="0 0 502 5001">
          <text:p/>
        </draw:connector>
        <draw:connector draw:style-name="gr14" draw:text-style-name="P2" draw:layer="layout" svg:x1="5cm" svg:y1="10cm" svg:x2="5cm" svg:y2="12cm" draw:start-shape="id209" draw:start-glue-point="6" draw:end-shape="id219" draw:end-glue-point="4" svg:d="M5000 10000v2000" svg:viewBox="0 0 1 2001">
          <text:p/>
        </draw:connector>
        <draw:connector draw:style-name="gr14" draw:text-style-name="P2" draw:layer="layout" svg:x1="18cm" svg:y1="7cm" svg:x2="18cm" svg:y2="9cm" draw:start-shape="id212" draw:start-glue-point="6" draw:end-shape="id220" draw:end-glue-point="0" svg:d="M18000 7000v2000" svg:viewBox="0 0 1 2001">
          <text:p/>
        </draw:connector>
        <draw:connector draw:style-name="gr14" draw:text-style-name="P2" draw:layer="layout" svg:x1="23cm" svg:y1="7cm" svg:x2="23cm" svg:y2="9cm" draw:start-shape="id213" draw:start-glue-point="6" draw:end-shape="id221" draw:end-glue-point="0" svg:d="M23000 7000v2000" svg:viewBox="0 0 1 2001">
          <text:p/>
        </draw:connector>
        <draw:custom-shape draw:style-name="gr112" draw:text-style-name="P20" xml:id="id222" draw:id="id222" draw:layer="layout" svg:width="4cm" svg:height="1cm" svg:x="19cm" svg:y="14cm">
          <text:p text:style-name="P4"><text:span text:style-name="T11">St = stm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4" draw:text-style-name="P2" draw:layer="layout" svg:x1="12cm" svg:y1="11cm" svg:x2="19cm" svg:y2="14.5cm" draw:start-shape="id218" draw:start-glue-point="2" draw:end-shape="id222" draw:end-glue-point="5" svg:d="M12000 11000v3500h7000" svg:viewBox="0 0 7001 3501">
          <text:p/>
        </draw:connector>
        <draw:connector draw:style-name="gr14" draw:text-style-name="P2" draw:layer="layout" svg:x1="18cm" svg:y1="10cm" svg:x2="21cm" svg:y2="14cm" draw:start-shape="id220" draw:start-glue-point="2" draw:end-shape="id222" draw:end-glue-point="4" svg:d="M18000 10000v2000h3000v2000" svg:viewBox="0 0 3001 4001">
          <text:p/>
        </draw:connector>
        <draw:connector draw:style-name="gr14" draw:text-style-name="P2" draw:layer="layout" svg:x1="23cm" svg:y1="10cm" svg:x2="21cm" svg:y2="14cm" draw:start-shape="id221" draw:start-glue-point="2" draw:end-shape="id222" draw:end-glue-point="4" svg:d="M23000 10000v2000h-2000v2000" svg:viewBox="0 0 2001 4001">
          <text:p/>
        </draw:connector>
        <draw:custom-shape draw:style-name="gr114" draw:text-style-name="P20" xml:id="id216" draw:id="id216" draw:layer="layout" svg:width="4cm" svg:height="1cm" svg:x="27cm" svg:y="3cm">
          <text:p text:style-name="P4"><text:span text:style-name="T11">stm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2" draw:layer="layout" svg:x1="29cm" svg:y1="4cm" svg:x2="29cm" svg:y2="6cm" draw:start-shape="id216" draw:start-glue-point="8" draw:end-shape="id223" svg:d="M29000 4000v2000" svg:viewBox="0 0 1 2001">
          <text:p/>
        </draw:connector>
        <draw:custom-shape draw:style-name="gr112" draw:text-style-name="P20" xml:id="id224" draw:id="id224" draw:layer="layout" svg:width="4cm" svg:height="1cm" svg:x="27cm" svg:y="12cm">
          <text:p text:style-name="P4"><text:span text:style-name="T11">St = idle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4" draw:text-style-name="P2" draw:layer="layout" svg:x1="29cm" svg:y1="10cm" svg:x2="29cm" svg:y2="12cm" draw:start-shape="id215" draw:start-glue-point="6" draw:end-shape="id224" draw:end-glue-point="4" svg:d="M29000 10000v2000" svg:viewBox="0 0 1 2001">
          <text:p/>
        </draw:connector>
        <draw:custom-shape draw:style-name="gr104" draw:text-style-name="P20" xml:id="id223" draw:id="id223" draw:layer="layout" svg:width="4cm" svg:height="1cm" svg:x="27cm" svg:y="6cm">
          <text:p text:style-name="P4"><text:span text:style-name="T11">Add token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14" draw:text-style-name="P2" draw:layer="layout" svg:x1="29cm" svg:y1="7cm" svg:x2="29cm" svg:y2="9cm" draw:start-shape="id223" draw:start-glue-point="2" draw:end-shape="id215" draw:end-glue-point="4" svg:d="M29000 7000v2000" svg:viewBox="0 0 1 2001">
          <text:p/>
        </draw:connector>
        <draw:frame draw:style-name="gr125" draw:text-style-name="P22" draw:layer="layout" svg:width="10.306cm" svg:height="1.673cm" svg:x="0.094cm" svg:y="0.129cm">
          <draw:text-box>
            <text:p><text:span text:style-name="T12">lexer</text:span></text:p>
          </draw:text-box>
        </draw:frame>
        <draw:custom-shape draw:style-name="gr3" draw:text-style-name="P3" draw:layer="layout" svg:width="1cm" svg:height="1cm" svg:x="7cm" svg:y="9cm">
          <text:p/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custom-shape draw:style-name="gr112" draw:text-style-name="P20" xml:id="id214" draw:id="id214" draw:layer="layout" svg:width="4cm" svg:height="1cm" svg:x="13cm" svg:y="13cm">
          <text:p text:style-name="P4"><text:span text:style-name="T11">St = identify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14" draw:text-style-name="P20" xml:id="id225" draw:id="id225" draw:layer="layout" svg:width="4cm" svg:height="1cm" svg:x="16cm" svg:y="3cm">
          <text:p text:style-name="P4"><text:span text:style-name="T11">identif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2" draw:layer="layout" svg:x1="18cm" svg:y1="4cm" svg:x2="18cm" svg:y2="6cm" draw:start-shape="id225" draw:start-glue-point="8" draw:end-shape="id212" draw:end-glue-point="4" svg:d="M18000 4000v2000" svg:viewBox="0 0 1 2001">
          <text:p/>
        </draw:connector>
      </draw:page>
      <draw:page draw:name="page16" draw:style-name="dp1" draw:master-page-name="默认">
        <draw:custom-shape draw:style-name="gr102" draw:text-style-name="P28" xml:id="id226" draw:id="id226" draw:layer="layout" svg:width="2cm" svg:height="1cm" svg:x="3cm" svg:y="2.5cm">
          <text:p text:style-name="P4"><text:span text:style-name="T9">idle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onnector draw:style-name="gr14" draw:text-style-name="P2" draw:layer="layout" svg:x1="4cm" svg:y1="3.5cm" svg:x2="4cm" svg:y2="5.5cm" draw:start-shape="id226" draw:start-glue-point="6" draw:end-shape="id227" draw:end-glue-point="4" svg:d="M4000 3500v2000" svg:viewBox="0 0 1 2001">
          <text:p/>
        </draw:connector>
        <draw:custom-shape draw:style-name="gr126" draw:text-style-name="P29" xml:id="id227" draw:id="id227" draw:layer="layout" svg:width="2cm" svg:height="1.101cm" svg:x="3cm" svg:y="5.5cm">
          <text:p text:style-name="P4"><text:span text:style-name="T10">\n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4" draw:text-style-name="P2" draw:layer="layout" svg:x1="4cm" svg:y1="6.601cm" svg:x2="4cm" svg:y2="8cm" draw:start-shape="id227" draw:start-glue-point="6" draw:end-shape="id228" draw:end-glue-point="4" svg:d="M4000 6601v1399" svg:viewBox="0 0 1 1400">
          <text:p/>
        </draw:connector>
        <draw:connector draw:style-name="gr2" draw:text-style-name="P2" draw:layer="layout" svg:x1="5cm" svg:y1="6.051cm" svg:x2="8.5cm" svg:y2="5cm" draw:start-shape="id227" draw:start-glue-point="7" draw:end-shape="id229" draw:end-glue-point="2" svg:d="M5000 6051h3500v-1051" svg:viewBox="0 0 3501 1052">
          <text:p/>
        </draw:connector>
        <draw:custom-shape draw:style-name="gr127" draw:text-style-name="P20" xml:id="id229" draw:id="id229" draw:layer="layout" svg:width="5cm" svg:height="1.1cm" svg:x="6cm" svg:y="3.9cm">
          <text:p text:style-name="P4"><text:span text:style-name="T11">tk_list.append</text:span></text:p>
          <draw:enhanced-geometry svg:viewBox="0 0 21600 21600" draw:type="rectangle" draw:enhanced-path="M 0 0 L 21600 0 21600 21600 0 21600 0 0 Z N"/>
        </draw:custom-shape>
        <draw:connector draw:style-name="gr14" draw:text-style-name="P2" draw:layer="layout" svg:x1="8.5cm" svg:y1="3.9cm" svg:x2="5cm" svg:y2="3cm" draw:start-shape="id229" draw:start-glue-point="0" draw:end-shape="id226" draw:end-glue-point="7" svg:d="M8500 3900v-900h-3500" svg:viewBox="0 0 3501 901">
          <text:p/>
        </draw:connector>
        <draw:frame draw:style-name="gr128" draw:text-style-name="P30" draw:layer="layout" svg:width="17.846cm" svg:height="1.673cm" svg:x="0.054cm" svg:y="0.039cm">
          <draw:text-box>
            <text:p><text:span text:style-name="T12">Lexer, If while, add token</text:span></text:p>
          </draw:text-box>
        </draw:frame>
        <draw:custom-shape draw:style-name="gr114" draw:text-style-name="P20" xml:id="id230" draw:id="id230" draw:layer="layout" svg:width="4cm" svg:height="1cm" svg:x="2cm" svg:y="10cm">
          <text:p text:style-name="P4"><text:span text:style-name="T11">bloc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2" draw:layer="layout" svg:x1="4cm" svg:y1="11cm" svg:x2="4cm" svg:y2="12.999cm" draw:start-shape="id230" draw:end-shape="id231" draw:end-glue-point="4" svg:d="M4000 11000v1999" svg:viewBox="0 0 1 2000">
          <text:p/>
        </draw:connector>
        <draw:custom-shape draw:style-name="gr126" draw:text-style-name="P29" xml:id="id231" draw:id="id231" draw:layer="layout" svg:width="2cm" svg:height="1.101cm" svg:x="3cm" svg:y="12.999cm">
          <text:p text:style-name="P4"><text:span text:style-name="T10">\n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4" draw:text-style-name="P2" draw:layer="layout" svg:x1="4cm" svg:y1="14.1cm" svg:x2="4cm" svg:y2="16cm" draw:start-shape="id231" draw:start-glue-point="6" draw:end-shape="id232" draw:end-glue-point="0" svg:d="M4000 14100v1900" svg:viewBox="0 0 1 1901">
          <text:p/>
        </draw:connector>
        <draw:connector draw:style-name="gr2" draw:text-style-name="P2" draw:layer="layout" svg:x1="5cm" svg:y1="13.55cm" svg:x2="8.5cm" svg:y2="12.6cm" draw:start-shape="id231" draw:start-glue-point="7" draw:end-shape="id233" draw:end-glue-point="2" svg:d="M5000 13550h3500v-950" svg:viewBox="0 0 3501 951">
          <text:p/>
        </draw:connector>
        <draw:custom-shape draw:style-name="gr127" draw:text-style-name="P20" xml:id="id233" draw:id="id233" draw:layer="layout" svg:width="5cm" svg:height="1.1cm" svg:x="6cm" svg:y="11.5cm">
          <text:p text:style-name="P4"><text:span text:style-name="T11">tk_list.append</text:span></text:p>
          <draw:enhanced-geometry svg:viewBox="0 0 21600 21600" draw:type="rectangle" draw:enhanced-path="M 0 0 L 21600 0 21600 21600 0 21600 0 0 Z N"/>
        </draw:custom-shape>
        <draw:connector draw:style-name="gr14" draw:text-style-name="P2" draw:layer="layout" svg:x1="8.5cm" svg:y1="11.5cm" svg:x2="6cm" svg:y2="10.5cm" draw:start-shape="id233" draw:start-glue-point="0" draw:end-shape="id230" draw:end-glue-point="10" svg:d="M8500 11500v-1000h-2500" svg:viewBox="0 0 2501 1001">
          <text:p/>
        </draw:connector>
        <draw:custom-shape draw:style-name="gr129" draw:text-style-name="P20" xml:id="id232" draw:id="id232" draw:layer="layout" svg:width="6cm" svg:height="1cm" svg:x="1cm" svg:y="16cm">
          <text:p text:style-name="P4"><text:span text:style-name="T11">Block.add_toke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2" draw:text-style-name="P20" xml:id="id228" draw:id="id228" draw:layer="layout" svg:width="4cm" svg:height="1cm" svg:x="2cm" svg:y="8cm">
          <text:p text:style-name="P4"><text:span text:style-name="T11">St = block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</draw:page>
      <draw:page draw:name="page17" draw:style-name="dp1" draw:master-page-name="默认">
        <draw:frame draw:style-name="gr130" draw:text-style-name="P30" draw:layer="layout" svg:width="20.615cm" svg:height="1.673cm" svg:x="0.056cm" svg:y="0.041cm">
          <draw:text-box>
            <text:p><text:span text:style-name="T12">Parser</text:span></text:p>
          </draw:text-box>
        </draw:frame>
        <draw:custom-shape draw:style-name="gr131" draw:text-style-name="P20" draw:layer="layout" svg:width="8cm" svg:height="2cm" svg:x="4cm" svg:y="7cm">
          <text:p text:style-name="P4"><text:span text:style-name="T11">parse all variable</text:span></text:p>
          <text:p text:style-name="P4"><text:span text:style-name="T11">to name space</text:span></text:p>
          <draw:enhanced-geometry svg:viewBox="0 0 21600 21600" draw:type="rectangle" draw:enhanced-path="M 0 0 L 21600 0 21600 21600 0 21600 0 0 Z N"/>
        </draw:custom-shape>
        <draw:custom-shape draw:style-name="gr131" draw:text-style-name="P20" draw:layer="layout" svg:width="8cm" svg:height="2cm" svg:x="4cm" svg:y="3cm">
          <text:p text:style-name="P4"><text:span text:style-name="T11">Analyze structure</text:span></text:p>
          <draw:enhanced-geometry svg:viewBox="0 0 21600 21600" draw:type="rectangle" draw:enhanced-path="M 0 0 L 21600 0 21600 21600 0 21600 0 0 Z N"/>
        </draw:custom-shape>
        <draw:custom-shape draw:style-name="gr131" draw:text-style-name="P20" draw:layer="layout" svg:width="8cm" svg:height="2cm" svg:x="4cm" svg:y="11cm">
          <text:p text:style-name="P4"><text:span text:style-name="T11">Generate assembly</text:span></text:p>
          <text:p text:style-name="P4"><text:span text:style-name="T11">Code with MemEle</text:span></text:p>
          <draw:enhanced-geometry svg:viewBox="0 0 21600 21600" draw:type="rectangle" draw:enhanced-path="M 0 0 L 21600 0 21600 21600 0 21600 0 0 Z N"/>
        </draw:custom-shape>
        <draw:custom-shape draw:style-name="gr131" draw:text-style-name="P20" draw:layer="layout" svg:width="8cm" svg:height="2cm" svg:x="4cm" svg:y="15cm">
          <text:p text:style-name="P4"><text:span text:style-name="T11">Generate assembly</text:span></text:p>
          <text:p text:style-name="P4"><text:span text:style-name="T11">Code with variable</text:span></text:p>
          <draw:enhanced-geometry svg:viewBox="0 0 21600 21600" draw:type="rectangle" draw:enhanced-path="M 0 0 L 21600 0 21600 21600 0 21600 0 0 Z N"/>
        </draw:custom-shape>
        <draw:custom-shape draw:style-name="gr131" draw:text-style-name="P20" draw:layer="layout" svg:width="8cm" svg:height="2cm" svg:x="4cm" svg:y="19cm">
          <text:p text:style-name="P4"><text:span text:style-name="T11">Allocate memory space</text:span></text:p>
          <text:p text:style-name="P4"><text:span text:style-name="T11">To variable</text:span></text:p>
          <draw:enhanced-geometry svg:viewBox="0 0 21600 21600" draw:type="rectangle" draw:enhanced-path="M 0 0 L 21600 0 21600 21600 0 21600 0 0 Z N"/>
        </draw:custom-shape>
        <draw:custom-shape draw:style-name="gr131" draw:text-style-name="P20" draw:layer="layout" svg:width="8cm" svg:height="2cm" svg:x="4cm" svg:y="23cm">
          <text:p text:style-name="P4"><text:span text:style-name="T11">Generate assembly code</text:span></text:p>
          <text:p text:style-name="P4"><text:span text:style-name="T11">With physical address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ed_20__28_var_29__20_10" draw:display-name="Dashed (var) 10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宋体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默认_5f_1" style:display-name="默认_1" style:family="graphic">
      <style:graphic-properties draw:stroke="solid" draw:stroke-dash="Dashed_20__28_var_29__20_10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默认_5f_1" style:display-name="默认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4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14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无填充的对象_5f_1" style:display-name="无填充的对象_1" style:family="graphic" style:parent-style-name="默认_5f_1">
      <style:graphic-properties draw:fill="none"/>
      <style:text-properties fo:font-size="14pt" style:font-size-asian="14pt" style:font-size-complex="18pt"/>
    </style:style>
  </office:styles>
  <office:automatic-styles>
    <style:page-layout style:name="PM0">
      <style:page-layout-properties fo:margin-top="1cm" fo:margin-bottom="1cm" fo:margin-left="1cm" fo:margin-right="1cm" fo:page-width="45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04T11:00:42.464000000</meta:creation-date>
    <dc:date>2018-02-12T11:09:11.465000000</dc:date>
    <meta:editing-duration>P5DT8H56M40S</meta:editing-duration>
    <meta:editing-cycles>59</meta:editing-cycles>
    <meta:generator>LibreOffice/5.0.5.2$Windows_x86 LibreOffice_project/55b006a02d247b5f7215fc6ea0fde844b30035b3</meta:generator>
    <meta:document-statistic meta:object-count="667"/>
  </office:meta>
</office:document-meta>
</file>